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78000000438B6937974ACD639E9.png" manifest:media-type="image/png"/>
  <manifest:file-entry manifest:full-path="Pictures/100002010000078000000438F72F91816B500932.png" manifest:media-type="image/png"/>
  <manifest:file-entry manifest:full-path="Pictures/100002010000078000000438EEC970A1A88F3AD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w Cen MT1" svg:font-family="'Tw Cen MT'"/>
    <style:font-face style:name="Cantarell Extra Bold" svg:font-family="'Cantarell Extra Bold'" style:font-pitch="variable"/>
    <style:font-face style:name="Droid Arabic Naskh" svg:font-family="'Droid Arabic Naskh'" style:font-pitch="variable"/>
    <style:font-face style:name="Droid Sans Devanagari1" svg:font-family="'Droid Sans Devanagari'" style:font-pitch="variable"/>
    <style:font-face style:name="Koodak" svg:font-family="Koodak" style:font-pitch="variable"/>
    <style:font-face style:name="Liberation Sans1" svg:font-family="'Liberation Sans'" style:font-pitch="variable"/>
    <style:font-face style:name="Liberation Serif1" svg:font-family="'Liberation Serif'" style:font-pitch="variable"/>
    <style:font-face style:name="Tw Cen MT" svg:font-family="'Tw Cen M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roid Sans Devanagari2" svg:font-family="'Droid Sans Devanagari'" style:font-family-generic="swiss" style:font-pitch="variable"/>
    <style:font-face style:name="Liberation Sans2" svg:font-family="'Liberation Sans'" style:font-family-generic="swiss" style:font-pitch="variable"/>
    <style:font-face style:name="Noto Sans Arabic" svg:font-family="'Noto Sans Arabic'" style:font-family-generic="swiss" style:font-pitch="variable"/>
    <style:font-face style:name="Noto Sans Arabic Med" svg:font-family="'Noto Sans Arabic Med'" style:font-family-generic="swiss" style:font-pitch="variable"/>
    <style:font-face style:name="Noto Sans Arabic UI" svg:font-family="'Noto Sans Arabic UI'" style:font-family-generic="swiss" style:font-pitch="variable"/>
    <style:font-face style:name="Noto Sans Arabic UI Bk" svg:font-family="'Noto Sans Arabic UI Bk'" style:font-family-generic="swiss" style:font-pitch="variable"/>
    <style:font-face style:name="Bitstream Vera Sans" svg:font-family="'Bitstream Vera Sans'" style:font-family-generic="system" style:font-pitch="variable"/>
    <style:font-face style:name="Droid Sans Arabic" svg:font-family="'Droid Sans Arabic'"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gradient" draw:fill-gradient-name="a59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gradient" draw:fill-gradient-name="a606"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draw:fill="gradient" draw:fill-gradient-name="a600"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gr3" style:family="graphic" style:parent-style-name="standard">
      <style:graphic-properties draw:stroke="none" svg:stroke-color="#000000" draw:fill="none" draw:fill-color="#ffffff" draw:auto-grow-height="true" draw:auto-grow-width="false" fo:max-height="0cm" fo:min-height="6.355cm"/>
    </style:style>
    <style:style style:name="pr1" style:family="presentation" style:parent-style-name="Master1-Layout1-title-Title-Slide-title">
      <style:graphic-properties draw:stroke="none" draw:fill="none" draw:textarea-horizontal-align="center" draw:textarea-vertical-align="bottom" draw:auto-grow-height="false" draw:auto-grow-width="false" draw:fit-to-size="shrink-to-fit" style:shrink-to-fit="true" fo:padding-top="0.127cm" fo:padding-bottom="0.127cm" fo:padding-left="0.254cm" fo:padding-right="0.254cm" fo:wrap-option="wrap"/>
    </style:style>
    <style:style style:name="pr2" style:family="presentation" style:parent-style-name="Master1-Layout1-title-Title-Slide-subtitle">
      <style:graphic-properties draw:stroke="none"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pr3" style:family="presentation" style:parent-style-name="Master1-Layout1-title-Title-Slide-notes">
      <style:graphic-properties draw:fill-color="#ffffff" fo:min-height="12.572cm"/>
    </style:style>
    <style:style style:name="pr4" style:family="presentation" style:parent-style-name="Master1-Layout13-cust-Name-Card-title">
      <style:graphic-properties draw:stroke="none" draw:fill="none" draw:textarea-horizontal-align="center" draw:textarea-vertical-align="bottom" draw:auto-grow-height="false" draw:auto-grow-width="false" draw:fit-to-size="shrink-to-fit" style:shrink-to-fit="true" fo:min-height="3.181cm" fo:padding-top="0.127cm" fo:padding-bottom="0.127cm" fo:padding-left="0.254cm" fo:padding-right="0.254cm" fo:wrap-option="wrap"/>
    </style:style>
    <style:style style:name="pr5" style:family="presentation" style:parent-style-name="Master1-Layout13-cust-Name-Card-outline1">
      <style:graphic-properties draw:stroke="none" draw:fill="none" draw:textarea-horizontal-align="center" draw:textarea-vertical-align="top" draw:auto-grow-height="false" draw:auto-grow-width="false" draw:fit-to-size="shrink-to-fit" style:shrink-to-fit="true" fo:min-height="10.798cm" fo:padding-top="0.127cm" fo:padding-bottom="0.127cm" fo:padding-left="0.254cm" fo:padding-right="0.254cm" fo:wrap-option="wrap"/>
    </style:style>
    <style:style style:name="pr6" style:family="presentation" style:parent-style-name="Master1-Layout13-cust-Name-Card-notes">
      <style:graphic-properties draw:fill-color="#ffffff" fo:min-height="12.572cm"/>
    </style:style>
    <style:style style:name="pr7" style:family="presentation" style:parent-style-name="Master1-Layout7-blank-Blank-notes">
      <style:graphic-properties draw:fill-color="#ffffff" fo:min-height="12.572cm"/>
    </style:style>
    <style:style style:name="P1"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loext:graphic-properties draw:fill="none"/>
      <style:paragraph-properties style:writing-mode="lr-tb" style:font-independent-line-spacing="true"/>
      <style:text-properties style:font-name="Cantarell Extra Bold"/>
    </style:style>
    <style:style style:name="P4" style:family="paragraph">
      <loext:graphic-properties draw:fill-color="#ffffff"/>
    </style:style>
    <style:style style:name="P5" style:family="paragraph">
      <style:paragraph-properties fo:text-align="center"/>
    </style:style>
    <style:style style:name="P6" style:family="paragraph">
      <loext:graphic-properties draw:fill="none"/>
      <style:paragraph-properties fo:text-align="center" style:writing-mode="lr-tb" style:font-independent-line-spacing="true"/>
    </style:style>
    <style:style style:name="P7" style:family="paragraph">
      <style:paragraph-properties fo:text-align="end" style:writing-mode="rl-tb"/>
    </style:style>
    <style:style style:name="P8" style:family="paragraph">
      <loext:graphic-properties draw:fill="none"/>
      <style:paragraph-properties fo:text-align="end" style:writing-mode="rl-tb" style:font-independent-line-spacing="true"/>
      <style:text-properties style:font-name="Noto Sans Arabic UI Bk"/>
    </style:style>
    <style:style style:name="P9" style:family="paragraph">
      <style:paragraph-properties fo:text-align="center" style:writing-mode="rl-tb"/>
    </style:style>
    <style:style style:name="P10" style:family="paragraph">
      <loext:graphic-properties draw:fill-color="#ffffff"/>
      <style:text-properties fo:font-size="20pt"/>
    </style:style>
    <style:style style:name="P11" style:family="paragraph">
      <style:paragraph-properties fo:text-align="end" style:writing-mode="rl-tb"/>
      <style:text-properties style:font-name="Noto Sans Arabic" style:font-name-complex="Noto Sans Arabic"/>
    </style:style>
    <style:style style:name="P12" style:family="paragraph">
      <style:paragraph-properties fo:text-align="end" style:writing-mode="rl-tb"/>
      <style:text-properties style:font-name="Droid Arabic Naskh" style:font-name-complex="Droid Arabic Naskh"/>
    </style:style>
    <style:style style:name="P13" style:family="paragraph">
      <loext:graphic-properties draw:fill="none"/>
      <style:paragraph-properties fo:text-align="end" style:writing-mode="rl-tb" style:font-independent-line-spacing="true"/>
      <style:text-properties style:font-name="Noto Sans Arabic" style:font-name-complex="Noto Sans Arabic"/>
    </style:style>
    <style:style style:name="P14" style:family="paragraph">
      <style:paragraph-properties fo:margin-left="0cm" fo:margin-right="0cm" fo:margin-top="0cm" fo:margin-bottom="0cm" fo:line-height="90%" fo:text-align="justify" fo:text-indent="0cm" style:punctuation-wrap="hanging" style:writing-mode="lr-tb">
        <style:tab-stops/>
      </style:paragraph-properties>
    </style:style>
    <style:style style:name="P15" style:family="paragraph">
      <loext:graphic-properties draw:fill="none"/>
      <style:paragraph-properties fo:margin-left="0cm" fo:margin-right="0cm" fo:margin-top="0cm" fo:margin-bottom="0cm" fo:line-height="90%" fo:text-align="justify" fo:text-indent="0cm" style:punctuation-wrap="hanging" style:writing-mode="lr-tb" style:font-independent-line-spacing="true">
        <style:tab-stops/>
      </style:paragraph-properties>
      <style:text-properties fo:color="#666666" fo:font-size="18pt"/>
    </style:style>
    <style:style style:name="P16" style:family="paragraph">
      <loext:graphic-properties draw:fill="none" draw:fill-color="#ffffff"/>
      <style:paragraph-properties fo:text-align="end" style:writing-mode="rl-tb"/>
      <style:text-properties style:font-name="Noto Sans Arabic UI Bk" style:font-name-complex="Noto Sans Arabic UI Bk" style:font-size-complex="18pt"/>
    </style:style>
    <style:style style:name="T1" style:family="text">
      <style:text-properties fo:text-transform="uppercase" fo:color="#000000" style:text-line-through-style="none" style:text-line-through-type="none" style:text-position="0% 100%" style:font-name="Tw Cen MT1" fo:font-size="80pt" fo:letter-spacing="normal" fo:font-style="normal" style:text-underline-style="none" fo:font-weight="normal" style:text-underline-mode="continuous" style:text-overline-mode="continuous" style:text-line-through-mode="continuous" style:letter-kerning="true" style:font-size-asian="80pt" style:font-style-asian="normal" style:font-weight-asian="normal" style:font-name-complex="Koodak" style:font-size-complex="80pt" style:language-complex="fa" style:country-complex="IR" style:font-style-complex="normal" style:font-weight-complex="normal"/>
    </style:style>
    <style:style style:name="T2" style:family="text">
      <style:text-properties style:font-name="Cantarell Extra Bold"/>
    </style:style>
    <style:style style:name="T3" style:family="text">
      <style:text-properties fo:font-size="54pt" style:font-size-asian="54pt" style:font-size-complex="54pt"/>
    </style:style>
    <style:style style:name="T4" style:family="text">
      <style:text-properties fo:font-size="44pt" style:font-size-asian="44pt" style:font-size-complex="44pt"/>
    </style:style>
    <style:style style:name="T5" style:family="text">
      <style:text-properties fo:font-size="28pt" style:font-size-asian="28pt" style:font-size-complex="28pt"/>
    </style:style>
    <style:style style:name="T6" style:family="text">
      <style:text-properties fo:font-size="66pt" style:font-size-asian="66pt" style:font-size-complex="66pt"/>
    </style:style>
    <style:style style:name="T7" style:family="text">
      <style:text-properties style:font-name="Droid Arabic Naskh" fo:font-size="36pt" style:font-size-asian="36pt" style:font-name-complex="Droid Arabic Naskh" style:font-size-complex="36pt"/>
    </style:style>
    <style:style style:name="T8" style:family="text">
      <style:text-properties fo:font-size="36pt" style:font-size-asian="36pt" style:font-size-complex="36pt"/>
    </style:style>
    <style:style style:name="T9" style:family="text">
      <style:text-properties fo:font-size="48pt" style:font-size-asian="48pt" style:font-size-complex="48pt"/>
    </style:style>
    <style:style style:name="T10" style:family="text">
      <style:text-properties fo:text-transform="uppercase" fo:color="#666666" style:text-line-through-style="none" style:text-line-through-type="none" style:text-position="0% 100%" style:font-name="Tw Cen MT1" fo:font-size="18pt" fo:letter-spacing="normal" fo:language="en" fo:country="US"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11" style:family="text">
      <style:text-properties style:font-name="Noto Sans Arabic UI Bk" fo:font-size="22pt" style:font-size-asian="22pt" style:font-name-complex="Noto Sans Arabic UI Bk" style:font-size-complex="22pt"/>
    </style:style>
    <style:style style:name="T12" style:family="text">
      <style:text-properties fo:font-size="80pt" style:font-size-asian="80pt" style:font-size-complex="8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title-Title-Slide" presentation:presentation-page-layout-name="AL1T33">
        <draw:frame draw:name="Title 1" presentation:style-name="pr1" draw:text-style-name="P2" draw:layer="layout" svg:width="24.139cm" svg:height="6.97cm" svg:x="4.864cm" svg:y="2.343cm" presentation:class="title">
          <draw:text-box>
            <text:p text:style-name="P1"><text:span text:style-name="T1">جنبش نرم افزار آزاد</text:span></text:p>
          </draw:text-box>
        </draw:frame>
        <draw:frame draw:name="Subtitle 2" presentation:style-name="pr2" draw:text-style-name="P3" draw:layer="layout" svg:width="24.139cm" svg:height="3.81cm" svg:x="4.864cm" svg:y="9.701cm" presentation:class="subtitle" presentation:user-transformed="true">
          <draw:text-box>
            <text:p><text:span text:style-name="T2">Free Software Movement</text:span></text:p>
          </draw:text-box>
        </draw:frame>
        <presentation:notes draw:style-name="dp2">
          <draw:page-thumbnail draw:style-name="gr1" draw:layer="layout" svg:width="18.624cm" svg:height="10.476cm" svg:x="1.482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Slide3" draw:style-name="dp3" draw:master-page-name="Master1-Layout13-cust-Name-Card" presentation:presentation-page-layout-name="AL1T33">
        <draw:frame draw:name="Title 1" presentation:style-name="pr4" draw:text-style-name="P2" draw:layer="layout" svg:width="28.196cm" svg:height="2.695cm" svg:x="2.538cm" svg:y="5.941cm" presentation:class="title" presentation:user-transformed="true">
          <draw:text-box>
            <text:p><text:span text:style-name="T3">تاریخچه</text:span></text:p>
          </draw:text-box>
        </draw:frame>
        <draw:frame draw:name="Text Placeholder 2" presentation:style-name="pr5" draw:text-style-name="P6" draw:layer="layout" svg:width="28.702cm" svg:height="4.184cm" svg:x="2.286cm" svg:y="9.532cm" presentation:class="outline" presentation:user-transformed="true">
          <draw:text-box>
            <text:list text:style-name="L2">
              <text:list-header>
                <text:p text:style-name="P5"><text:span text:style-name="T4">تحت تاثیر سایر جنبش ها</text:span></text:p>
                <text:p text:style-name="P5"><text:span text:style-name="T4">فرهنگ هکری</text:span></text:p>
                <text:p text:style-name="P5"><text:span text:style-name="T4">استالمن و بنیاد نرم افزار های آزاد</text:span></text:p>
              </text:list-header>
            </text:list>
          </draw:text-box>
        </draw:frame>
        <presentation:notes draw:style-name="dp2">
          <draw:page-thumbnail draw:style-name="gr1" draw:layer="layout" svg:width="18.624cm" svg:height="10.476cm" svg:x="1.482cm" svg:y="2.123cm" draw:page-number="2" presentation:class="page"/>
          <draw:frame presentation:style-name="pr6" draw:text-style-name="P4" draw:layer="layout" svg:width="17.271cm" svg:height="12.572cm" svg:x="2.159cm" svg:y="13.271cm" presentation:class="notes" presentation:placeholder="true">
            <draw:text-box/>
          </draw:frame>
        </presentation:notes>
      </draw:page>
      <draw:page draw:name="page3" draw:style-name="dp3" draw:master-page-name="Master1-Layout13-cust-Name-Card" presentation:presentation-page-layout-name="AL1T33">
        <draw:frame draw:name="Title 1" presentation:style-name="pr4" draw:text-style-name="P2" draw:layer="layout" svg:width="28.196cm" svg:height="3.711cm" svg:x="2.54cm" svg:y="3.147cm" presentation:class="title" presentation:user-transformed="true">
          <draw:text-box>
            <text:p><text:span text:style-name="T3">فلسفه</text:span></text:p>
          </draw:text-box>
        </draw:frame>
        <draw:frame draw:name="Text Placeholder 2" presentation:style-name="pr5" draw:text-style-name="P6" draw:layer="layout" svg:width="28.702cm" svg:height="6.47cm" svg:x="2.54cm" svg:y="7.754cm" presentation:class="outline" presentation:user-transformed="true">
          <draw:text-box>
            <text:list text:style-name="L2">
              <text:list-header>
                <text:p text:style-name="P5"><text:span text:style-name="T5">نرم افزار بسته در برابر نرم افزار آزاد</text:span></text:p>
                <text:p text:style-name="P5"><text:span text:style-name="T5">استالمن: حرکت به جلو به جای تعقیب</text:span></text:p>
                <text:p text:style-name="P5"><text:span text:style-name="T5">راه حل بهتر و جایگزین</text:span></text:p>
                <text:p text:style-name="P5"><text:span text:style-name="T5">همراه با مستندات آزاد</text:span></text:p>
              </text:list-header>
            </text:list>
          </draw:text-box>
        </draw:frame>
        <presentation:notes draw:style-name="dp2">
          <draw:page-thumbnail draw:style-name="gr1" draw:layer="layout" svg:width="18.624cm" svg:height="10.476cm" svg:x="1.482cm" svg:y="2.123cm" draw:page-number="3" presentation:class="page"/>
          <draw:frame presentation:style-name="pr6" draw:text-style-name="P4" draw:layer="layout" svg:width="17.271cm" svg:height="12.572cm" svg:x="2.159cm" svg:y="13.271cm" presentation:class="notes" presentation:placeholder="true">
            <draw:text-box/>
          </draw:frame>
        </presentation:notes>
      </draw:page>
      <draw:page draw:name="page4" draw:style-name="dp3" draw:master-page-name="Master1-Layout13-cust-Name-Card" presentation:presentation-page-layout-name="AL1T33">
        <draw:frame draw:name="Title 1" presentation:style-name="pr4" draw:text-style-name="P2" draw:layer="layout" svg:width="28.196cm" svg:height="3.711cm" svg:x="2.54cm" svg:y="3.147cm" presentation:class="title" presentation:user-transformed="true">
          <draw:text-box>
            <text:p><text:span text:style-name="T3">نرم افزار آزاد</text:span></text:p>
          </draw:text-box>
        </draw:frame>
        <draw:frame draw:name="Text Placeholder 2" presentation:style-name="pr5" draw:text-style-name="P8" draw:layer="layout" svg:width="28.702cm" svg:height="6.47cm" svg:x="2.54cm" svg:y="7.754cm" presentation:class="outline" presentation:user-transformed="true">
          <draw:text-box>
            <text:list text:style-name="L3">
              <text:list-header>
                <text:p text:style-name="P7">۰ : اجرای برنامه در هر جا و به هر هدفی</text:p>
                <text:p text:style-name="P7">۱ : بررسی نحوه کار برنامه و تغییر برنامه به دلخواه</text:p>
                <text:p text:style-name="P7">۲ : پخش و در اختیار دیگران گذاشتن</text:p>
                <text:p text:style-name="P7">۳ : پخش برنامه تغییر داده شده توسط کاربر</text:p>
              </text:list-header>
            </text:list>
          </draw:text-box>
        </draw:frame>
        <presentation:notes draw:style-name="dp2">
          <draw:page-thumbnail draw:style-name="gr1" draw:layer="layout" svg:width="18.624cm" svg:height="10.476cm" svg:x="1.482cm" svg:y="2.123cm" draw:page-number="4" presentation:class="page"/>
          <draw:frame presentation:style-name="pr6" draw:text-style-name="P4" draw:layer="layout" svg:width="17.271cm" svg:height="12.572cm" svg:x="2.159cm" svg:y="13.271cm" presentation:class="notes" presentation:placeholder="true">
            <draw:text-box/>
          </draw:frame>
        </presentation:notes>
      </draw:page>
      <draw:page draw:name="page5" draw:style-name="dp3" draw:master-page-name="Master1-Layout13-cust-Name-Card" presentation:presentation-page-layout-name="AL1T33">
        <draw:frame draw:name="Title 1" presentation:style-name="pr4" draw:text-style-name="P2" draw:layer="layout" svg:width="28.196cm" svg:height="3.711cm" svg:x="2.54cm" svg:y="4.671cm" presentation:class="title" presentation:user-transformed="true">
          <draw:text-box>
            <text:p><text:span text:style-name="T6">فعالیت ها</text:span></text:p>
          </draw:text-box>
        </draw:frame>
        <draw:frame draw:name="Text Placeholder 2" presentation:style-name="pr5" draw:text-style-name="P8" draw:layer="layout" svg:width="28.702cm" svg:height="6.47cm" svg:x="2.794cm" svg:y="9.786cm" presentation:class="outline" presentation:user-transformed="true">
          <draw:text-box>
            <text:list text:style-name="L4">
              <text:list-item>
                <text:p text:style-name="P9">تولید و پخش نرم‌افزار آزاد</text:p>
              </text:list-item>
              <text:list-item>
                <text:p text:style-name="P9">آگاهی بخشی</text:p>
              </text:list-item>
            </text:list>
          </draw:text-box>
        </draw:frame>
        <presentation:notes draw:style-name="dp4">
          <draw:page-thumbnail draw:style-name="gr1" draw:layer="layout" svg:width="18.624cm" svg:height="10.476cm" svg:x="1.482cm" svg:y="2.123cm" draw:page-number="5" presentation:class="page"/>
          <draw:frame presentation:style-name="pr6" draw:text-style-name="P4" draw:layer="layout" svg:width="17.271cm" svg:height="12.572cm" svg:x="2.159cm" svg:y="13.271cm" presentation:class="notes" presentation:placeholder="true">
            <draw:text-box/>
          </draw:frame>
        </presentation:notes>
      </draw:page>
      <draw:page draw:name="page6" draw:style-name="dp3" draw:master-page-name="Master1-Layout13-cust-Name-Card" presentation:presentation-page-layout-name="AL1T33">
        <draw:frame draw:name="Title 1" presentation:style-name="pr4" draw:text-style-name="P2" draw:layer="layout" svg:width="28.196cm" svg:height="3.711cm" svg:x="2.54cm" svg:y="3.147cm" presentation:class="title" presentation:user-transformed="true">
          <draw:text-box>
            <text:p><text:span text:style-name="T3">قوانین و دولت ها</text:span></text:p>
          </draw:text-box>
        </draw:frame>
        <draw:frame draw:name="Text Placeholder 2" presentation:style-name="pr5" draw:text-style-name="P8" draw:layer="layout" svg:width="28.702cm" svg:height="10.026cm" svg:x="2.794cm" svg:y="7.246cm" presentation:class="outline" presentation:user-transformed="true">
          <draw:text-box>
            <text:list text:style-name="L2">
              <text:list-item>
                <text:p text:style-name="P7">فرانسه</text:p>
              </text:list-item>
              <text:list-item>
                <text:p text:style-name="P7">پرو</text:p>
              </text:list-item>
              <text:list-item>
                <text:p text:style-name="P7">انگلستان</text:p>
              </text:list-item>
              <text:list-item>
                <text:p text:style-name="P7">اروگوئه</text:p>
              </text:list-item>
              <text:list-item>
                <text:p text:style-name="P7">آمریکا</text:p>
              </text:list-item>
              <text:list-item>
                <text:p text:style-name="P7">ونزوئلا</text:p>
              </text:list-item>
            </text:list>
          </draw:text-box>
        </draw:frame>
        <presentation:notes draw:style-name="dp4">
          <draw:page-thumbnail draw:style-name="gr1" draw:layer="layout" svg:width="18.624cm" svg:height="10.476cm" svg:x="1.482cm" svg:y="2.123cm" draw:page-number="6" presentation:class="page"/>
          <draw:frame presentation:style-name="pr6" draw:text-style-name="P10" draw:layer="layout" svg:width="17.271cm" svg:height="12.572cm" svg:x="2.159cm" svg:y="13.271cm" presentation:class="notes" presentation:placeholder="true">
            <draw:text-box/>
          </draw:frame>
        </presentation:notes>
      </draw:page>
      <draw:page draw:name="page7" draw:style-name="dp3" draw:master-page-name="Master1-Layout13-cust-Name-Card" presentation:presentation-page-layout-name="AL1T33">
        <draw:frame draw:name="Title 1" presentation:style-name="pr4" draw:text-style-name="P2" draw:layer="layout" svg:width="28.196cm" svg:height="3.711cm" svg:x="2.54cm" svg:y="4.671cm" presentation:class="title" presentation:user-transformed="true">
          <draw:text-box>
            <text:p><text:span text:style-name="T6">اقتصاد</text:span></text:p>
          </draw:text-box>
        </draw:frame>
        <draw:frame draw:name="Text Placeholder 2" presentation:style-name="pr5" draw:text-style-name="P8" draw:layer="layout" svg:width="28.702cm" svg:height="6.47cm" svg:x="2.794cm" svg:y="9.786cm" presentation:class="outline" presentation:user-transformed="true">
          <draw:text-box>
            <text:list text:style-name="L4">
              <text:list-item>
                <text:p text:style-name="P9">هزینه‌ها</text:p>
              </text:list-item>
              <text:list-item>
                <text:p text:style-name="P9">کیفیت کالا یا خدمت</text:p>
              </text:list-item>
            </text:list>
          </draw:text-box>
        </draw:frame>
        <presentation:notes draw:style-name="dp4">
          <draw:page-thumbnail draw:style-name="gr1" draw:layer="layout" svg:width="18.624cm" svg:height="10.476cm" svg:x="1.482cm" svg:y="2.123cm" draw:page-number="7" presentation:class="page"/>
          <draw:frame presentation:style-name="pr6" draw:text-style-name="P10" draw:layer="layout" svg:width="17.271cm" svg:height="12.572cm" svg:x="2.159cm" svg:y="13.271cm" presentation:class="notes" presentation:placeholder="true">
            <draw:text-box/>
          </draw:frame>
        </presentation:notes>
      </draw:page>
      <draw:page draw:name="page8" draw:style-name="dp3" draw:master-page-name="Master1-Layout13-cust-Name-Card" presentation:presentation-page-layout-name="AL1T33">
        <draw:frame draw:name="Title 1" presentation:style-name="pr4" draw:text-style-name="P2" draw:layer="layout" svg:width="28.196cm" svg:height="3.711cm" svg:x="2.54cm" svg:y="3.147cm" presentation:class="title" presentation:user-transformed="true">
          <draw:text-box>
            <text:p><text:span text:style-name="T3">زیرمجموعه ها</text:span></text:p>
          </draw:text-box>
        </draw:frame>
        <draw:frame draw:name="Text Placeholder 2" presentation:style-name="pr5" draw:text-style-name="P13" draw:layer="layout" svg:width="28.702cm" svg:height="10.026cm" svg:x="2.794cm" svg:y="7.246cm" presentation:class="outline" presentation:user-transformed="true">
          <draw:text-box>
            <text:list text:style-name="L2">
              <text:list-item>
                <text:p text:style-name="P11"><text:span text:style-name="T7">FSF</text:span><text:span text:style-name="T7"> بنیاد نرم افزار آزاد</text:span></text:p>
              </text:list-item>
              <text:list-item>
                <text:p text:style-name="P12"><text:span text:style-name="T8">OSI</text:span><text:span text:style-name="T8"> پیشگامان نرم افزار آزاد</text:span></text:p>
              </text:list-item>
              <text:list-item>
                <text:p text:style-name="P12"><text:span text:style-name="T8">بنیاد موزیلا</text:span></text:p>
              </text:list-item>
              <text:list-item>
                <text:p text:style-name="P12"><text:span text:style-name="T8">بنیاد آپاچی</text:span></text:p>
              </text:list-item>
              <text:list-item>
                <text:p text:style-name="P12"><text:span text:style-name="T8">و ...</text:span></text:p>
              </text:list-item>
            </text:list>
          </draw:text-box>
        </draw:frame>
        <presentation:notes draw:style-name="dp4">
          <draw:page-thumbnail draw:style-name="gr1" draw:layer="layout" svg:width="18.624cm" svg:height="10.476cm" svg:x="1.482cm" svg:y="2.123cm" draw:page-number="8" presentation:class="page"/>
          <draw:frame presentation:style-name="pr6" draw:text-style-name="P10" draw:layer="layout" svg:width="17.271cm" svg:height="12.572cm" svg:x="2.159cm" svg:y="13.271cm" presentation:class="notes" presentation:placeholder="true">
            <draw:text-box/>
          </draw:frame>
        </presentation:notes>
      </draw:page>
      <draw:page draw:name="page9" draw:style-name="dp3" draw:master-page-name="Master1-Layout13-cust-Name-Card" presentation:presentation-page-layout-name="AL1T33">
        <draw:frame draw:name="Title 1" presentation:style-name="pr4" draw:text-style-name="P2" draw:layer="layout" svg:width="28.196cm" svg:height="3.711cm" svg:x="2.54cm" svg:y="4.671cm" presentation:class="title" presentation:user-transformed="true">
          <draw:text-box>
            <text:p><text:span text:style-name="T9">شخصیت‌های اصلی</text:span></text:p>
          </draw:text-box>
        </draw:frame>
        <draw:frame draw:name="Text Placeholder 2" presentation:style-name="pr5" draw:text-style-name="P8" draw:layer="layout" svg:width="28.702cm" svg:height="6.47cm" svg:x="2.794cm" svg:y="9.398cm" presentation:class="outline" presentation:user-transformed="true">
          <draw:text-box>
            <text:list text:style-name="L4">
              <text:list-item>
                <text:p text:style-name="P9">ریچارد استالمن</text:p>
              </text:list-item>
              <text:list-item>
                <text:p text:style-name="P9">لینوس توروالدز</text:p>
              </text:list-item>
              <text:list-item>
                <text:p text:style-name="P9">گنو / لینوکس</text:p>
              </text:list-item>
            </text:list>
          </draw:text-box>
        </draw:frame>
        <presentation:notes draw:style-name="dp4">
          <draw:page-thumbnail draw:style-name="gr1" draw:layer="layout" svg:width="18.624cm" svg:height="10.476cm" svg:x="1.482cm" svg:y="2.123cm" draw:page-number="9" presentation:class="page"/>
          <draw:frame presentation:style-name="pr6" draw:text-style-name="P10" draw:layer="layout" svg:width="17.271cm" svg:height="12.572cm" svg:x="2.159cm" svg:y="13.271cm" presentation:class="notes" presentation:placeholder="true">
            <draw:text-box/>
          </draw:frame>
        </presentation:notes>
      </draw:page>
      <draw:page draw:name="page10" draw:style-name="dp3" draw:master-page-name="Master1-Layout13-cust-Name-Card" presentation:presentation-page-layout-name="AL1T33">
        <draw:frame draw:name="Title 1" presentation:style-name="pr4" draw:text-style-name="P2" draw:layer="layout" svg:width="28.196cm" svg:height="3.711cm" svg:x="2.03cm" svg:y="3.401cm" presentation:class="title" presentation:user-transformed="true">
          <draw:text-box>
            <text:p><text:span text:style-name="T3">بحث‌ها و انتقاد ها</text:span></text:p>
          </draw:text-box>
        </draw:frame>
        <draw:frame draw:name="Text Placeholder 2" presentation:style-name="pr5" draw:text-style-name="P8" draw:layer="layout" svg:width="28.702cm" svg:height="7.74cm" svg:x="2.794cm" svg:y="8.128cm" presentation:class="outline" presentation:user-transformed="true">
          <draw:text-box>
            <text:list text:style-name="L4">
              <text:list-item>
                <text:p text:style-name="P7">مصالحه در مورد اصول – ریموند × استالمن</text:p>
              </text:list-item>
              <text:list-item>
                <text:p text:style-name="P7">درآمد و منابع مالی – انگیزه - روش</text:p>
              </text:list-item>
              <text:list-item>
                <text:p text:style-name="P7">مجوز های هجومی – gpl × mit-bsd-apache</text:p>
              </text:list-item>
              <text:list-item>
                <text:p text:style-name="P7">بروزرسانی -پیچیدیگی و ناسازگاری</text:p>
              </text:list-item>
            </text:list>
          </draw:text-box>
        </draw:frame>
        <presentation:notes draw:style-name="dp4">
          <draw:page-thumbnail draw:style-name="gr1" draw:layer="layout" svg:width="18.624cm" svg:height="10.476cm" svg:x="1.482cm" svg:y="2.123cm" draw:page-number="10" presentation:class="page"/>
          <draw:frame presentation:style-name="pr6" draw:text-style-name="P10" draw:layer="layout" svg:width="17.271cm" svg:height="12.572cm" svg:x="2.159cm" svg:y="13.271cm" presentation:class="notes" presentation:placeholder="true">
            <draw:text-box/>
          </draw:frame>
        </presentation:notes>
      </draw:page>
      <draw:page draw:name="Slide2" draw:style-name="dp5" draw:master-page-name="Master1-Layout7-blank-Blank" presentation:presentation-page-layout-name="AL2T13">
        <draw:frame draw:name="Title 1" draw:style-name="gr2" draw:text-style-name="P15" draw:layer="layout" svg:width="27.207cm" svg:height="6.096cm" svg:x="3.273cm" svg:y="11.938cm">
          <draw:text-box>
            <text:p text:style-name="P14"><text:span text:style-name="T10">The free software movement is one of the most successful social movements to arise from computing culture, driven by a worldwide community of ethical programmers dedicated to the cause of freedom and sharing. But the ultimate success of the free software movement depends upon teaching our friends, neighbors and work colleagues about the danger of not having software freedom, about the danger of a society losing control over its computing.</text:span></text:p>
          </draw:text-box>
        </draw:frame>
        <draw:frame draw:style-name="gr3" draw:text-style-name="P16" draw:layer="layout" svg:width="26.67cm" svg:height="6.605cm" svg:x="3.302cm" svg:y="4.063cm">
          <draw:text-box>
            <text:p text:style-name="P7"><text:span text:style-name="T11">یکی از موفق ترین جنبش های اجتماعی برخواسته از فرهنگ محاسباتی که توسط یک اجتماع جهانی از برنامه نویسان برای تحقق آزادی و پخش دانش هدایت می‌شود.</text:span></text:p>
            <text:p text:style-name="P7"><text:span text:style-name="T11">اما موفقیت این جنبش بستگی به آموزش آن به دوستانمان - اطرافیان و همکاران در مورد خطر نداشتن آزادی نرم افزار و خطر از دست دادن کنترل اجتماعی بر محاسابات را دارد.</text:span></text:p>
          </draw:text-box>
        </draw:frame>
        <presentation:notes draw:style-name="dp2">
          <draw:page-thumbnail draw:style-name="gr1" draw:layer="layout" svg:width="18.624cm" svg:height="10.476cm" svg:x="1.482cm" svg:y="2.123cm" draw:page-number="11" presentation:class="page"/>
          <draw:frame presentation:style-name="pr7" draw:text-style-name="P10" draw:layer="layout" svg:width="17.271cm" svg:height="12.572cm" svg:x="2.159cm" svg:y="13.271cm" presentation:class="notes" presentation:placeholder="true">
            <draw:text-box/>
          </draw:frame>
        </presentation:notes>
      </draw:page>
      <draw:page draw:name="page12" draw:style-name="dp3" draw:master-page-name="Master1-Layout13-cust-Name-Card" presentation:presentation-page-layout-name="AL1T33">
        <draw:frame draw:name="Title 1" presentation:style-name="pr4" draw:text-style-name="P2" draw:layer="layout" svg:width="28.196cm" svg:height="3.711cm" svg:x="2.792cm" svg:y="7.211cm" presentation:class="title" presentation:user-transformed="true">
          <draw:text-box>
            <text:p><text:span text:style-name="T12">پایان</text:span></text:p>
          </draw:text-box>
        </draw:frame>
        <draw:frame draw:name="Text Placeholder 2" presentation:style-name="pr5" draw:text-style-name="P8" draw:layer="layout" svg:width="28.702cm" svg:height="3.422cm" svg:x="2.794cm" svg:y="11.818cm" presentation:class="outline" presentation:user-transformed="true">
          <draw:text-box>
            <text:list text:style-name="L4">
              <text:list-header>
                <text:p text:style-name="P9">سوال؟</text:p>
              </text:list-header>
            </text:list>
          </draw:text-box>
        </draw:frame>
        <presentation:notes draw:style-name="dp4">
          <draw:page-thumbnail draw:style-name="gr1" draw:layer="layout" svg:width="18.624cm" svg:height="10.476cm" svg:x="1.482cm" svg:y="2.123cm" draw:page-number="12" presentation:class="page"/>
          <draw:frame presentation:style-name="pr6" draw:text-style-name="P10" draw:layer="layout" svg:width="17.271cm" svg:height="12.572cm" svg:x="2.159cm" svg:y="13.271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w Cen MT1" svg:font-family="'Tw Cen MT'"/>
    <style:font-face style:name="Cantarell Extra Bold" svg:font-family="'Cantarell Extra Bold'" style:font-pitch="variable"/>
    <style:font-face style:name="Droid Arabic Naskh" svg:font-family="'Droid Arabic Naskh'" style:font-pitch="variable"/>
    <style:font-face style:name="Droid Sans Devanagari1" svg:font-family="'Droid Sans Devanagari'" style:font-pitch="variable"/>
    <style:font-face style:name="Koodak" svg:font-family="Koodak" style:font-pitch="variable"/>
    <style:font-face style:name="Liberation Sans1" svg:font-family="'Liberation Sans'" style:font-pitch="variable"/>
    <style:font-face style:name="Liberation Serif1" svg:font-family="'Liberation Serif'" style:font-pitch="variable"/>
    <style:font-face style:name="Tw Cen MT" svg:font-family="'Tw Cen M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roid Sans Devanagari2" svg:font-family="'Droid Sans Devanagari'" style:font-family-generic="swiss" style:font-pitch="variable"/>
    <style:font-face style:name="Liberation Sans2" svg:font-family="'Liberation Sans'" style:font-family-generic="swiss" style:font-pitch="variable"/>
    <style:font-face style:name="Noto Sans Arabic" svg:font-family="'Noto Sans Arabic'" style:font-family-generic="swiss" style:font-pitch="variable"/>
    <style:font-face style:name="Noto Sans Arabic Med" svg:font-family="'Noto Sans Arabic Med'" style:font-family-generic="swiss" style:font-pitch="variable"/>
    <style:font-face style:name="Noto Sans Arabic UI" svg:font-family="'Noto Sans Arabic UI'" style:font-family-generic="swiss" style:font-pitch="variable"/>
    <style:font-face style:name="Noto Sans Arabic UI Bk" svg:font-family="'Noto Sans Arabic UI Bk'" style:font-family-generic="swiss" style:font-pitch="variable"/>
    <style:font-face style:name="Bitstream Vera Sans" svg:font-family="'Bitstream Vera Sans'" style:font-family-generic="system" style:font-pitch="variable"/>
    <style:font-face style:name="Droid Sans Arabic" svg:font-family="'Droid Sans Arabic'"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gradient draw:name="a0" draw:style="linear" draw:start-color="#cbecf5" draw:end-color="#73abdc" draw:start-intensity="100%" draw:end-intensity="100%" draw:angle="0" draw:border="0%"/>
    <draw:gradient draw:name="a113" draw:style="linear" draw:start-color="#cbecf5" draw:end-color="#73abdc" draw:start-intensity="100%" draw:end-intensity="100%" draw:angle="0" draw:border="0%"/>
    <draw:gradient draw:name="a165" draw:style="linear" draw:start-color="#cbecf5" draw:end-color="#73abdc" draw:start-intensity="100%" draw:end-intensity="100%" draw:angle="0" draw:border="0%"/>
    <draw:gradient draw:name="a225" draw:style="linear" draw:start-color="#cbecf5" draw:end-color="#73abdc" draw:start-intensity="100%" draw:end-intensity="100%" draw:angle="0" draw:border="0%"/>
    <draw:gradient draw:name="a243" draw:style="linear" draw:start-color="#cbecf5" draw:end-color="#73abdc" draw:start-intensity="100%" draw:end-intensity="100%" draw:angle="0" draw:border="0%"/>
    <draw:gradient draw:name="a257" draw:style="linear" draw:start-color="#cbecf5" draw:end-color="#73abdc" draw:start-intensity="100%" draw:end-intensity="100%" draw:angle="0" draw:border="0%"/>
    <draw:gradient draw:name="a296" draw:style="linear" draw:start-color="#cbecf5" draw:end-color="#73abdc" draw:start-intensity="100%" draw:end-intensity="100%" draw:angle="0" draw:border="0%"/>
    <draw:gradient draw:name="a322" draw:style="linear" draw:start-color="#cbecf5" draw:end-color="#73abdc" draw:start-intensity="100%" draw:end-intensity="100%" draw:angle="0" draw:border="0%"/>
    <draw:gradient draw:name="a34" draw:style="linear" draw:start-color="#cbecf5" draw:end-color="#73abdc" draw:start-intensity="100%" draw:end-intensity="100%" draw:angle="0" draw:border="0%"/>
    <draw:gradient draw:name="a348" draw:style="linear" draw:start-color="#cbecf5" draw:end-color="#73abdc" draw:start-intensity="100%" draw:end-intensity="100%" draw:angle="0" draw:border="0%"/>
    <draw:gradient draw:name="a370" draw:style="linear" draw:start-color="#cbecf5" draw:end-color="#73abdc" draw:start-intensity="100%" draw:end-intensity="100%" draw:angle="0" draw:border="0%"/>
    <draw:gradient draw:name="a402" draw:style="linear" draw:start-color="#cbecf5" draw:end-color="#73abdc" draw:start-intensity="100%" draw:end-intensity="100%" draw:angle="0" draw:border="0%"/>
    <draw:gradient draw:name="a424" draw:style="linear" draw:start-color="#cbecf5" draw:end-color="#73abdc" draw:start-intensity="100%" draw:end-intensity="100%" draw:angle="0" draw:border="0%"/>
    <draw:gradient draw:name="a466" draw:style="linear" draw:start-color="#cbecf5" draw:end-color="#73abdc" draw:start-intensity="100%" draw:end-intensity="100%" draw:angle="0" draw:border="0%"/>
    <draw:gradient draw:name="a520" draw:style="linear" draw:start-color="#cbecf5" draw:end-color="#73abdc" draw:start-intensity="100%" draw:end-intensity="100%" draw:angle="0" draw:border="0%"/>
    <draw:gradient draw:name="a555" draw:style="linear" draw:start-color="#cbecf5" draw:end-color="#73abdc" draw:start-intensity="100%" draw:end-intensity="100%" draw:angle="0" draw:border="0%"/>
    <draw:gradient draw:name="a56" draw:style="linear" draw:start-color="#cbecf5" draw:end-color="#73abdc" draw:start-intensity="100%" draw:end-intensity="100%" draw:angle="0" draw:border="0%"/>
    <draw:gradient draw:name="a590" draw:style="linear" draw:start-color="#cbecf5" draw:end-color="#73abdc" draw:start-intensity="100%" draw:end-intensity="100%" draw:angle="0" draw:border="0%"/>
    <draw:gradient draw:name="a600" draw:style="linear" draw:start-color="#cbecf5" draw:end-color="#73abdc" draw:start-intensity="100%" draw:end-intensity="100%" draw:angle="0" draw:border="0%"/>
    <draw:gradient draw:name="a606" draw:style="linear" draw:start-color="#cbecf5" draw:end-color="#73abdc" draw:start-intensity="100%" draw:end-intensity="100%" draw:angle="0" draw:border="0%"/>
    <draw:gradient draw:name="a91" draw:style="linear" draw:start-color="#cbecf5" draw:end-color="#73abdc" draw:start-intensity="100%" draw:end-intensity="100%" draw:angle="0" draw:border="0%"/>
    <draw:marker draw:name="Arrow" svg:viewBox="0 0 20 30" svg:d="M10 0l-10 30h20z"/>
    <style:default-style style:family="graphic">
      <style:graphic-properties draw:stroke="solid" svg:stroke-width="0.044cm" svg:stroke-color="#1a3877" svg:stroke-linecap="butt" draw:fill-color="#274fa4" fo:wrap-option="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Bitstream Vera Sans" style:font-size-asian="24pt" style:language-asian="zh" style:country-asian="CN" style:font-name-complex="Bitstream Vera Sans" style:font-size-complex="24pt" style:language-complex="fa" style:country-complex="IR"/>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Droplet-background" style:family="presentation">
      <style:graphic-properties draw:stroke="none" draw:fill="gradient" draw:fill-gradient-name="a0"/>
      <style:text-properties style:letter-kerning="true"/>
    </style:style>
    <style:style style:name="Master1-Droplet-backgroundobjects" style:family="presentation">
      <style:graphic-properties draw:textarea-horizontal-align="justify" draw:shadow="hidden" draw:shadow-offset-x="0.2cm" draw:shadow-offset-y="0.2cm" draw:shadow-color="#808080"/>
      <style:text-properties style:letter-kerning="true"/>
    </style:style>
    <style:style style:name="Master1-Drople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Droplet-outline1" style:family="presentation">
      <style:graphic-properties draw:stroke="none" draw:fill="none" draw:auto-grow-height="false" draw:fit-to-size="shrink-to-fit" style:shrink-to-fit="true">
        <text:list-style style:name="Master1-Drople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roplet-outline2" style:family="presentation" style:parent-style-name="Master1-Droplet-outline1">
      <style:paragraph-properties fo:margin-top="0.4cm" fo:margin-bottom="0cm"/>
      <style:text-properties fo:font-size="28pt" style:font-size-asian="28pt" style:font-size-complex="28pt"/>
    </style:style>
    <style:style style:name="Master1-Droplet-outline3" style:family="presentation" style:parent-style-name="Master1-Droplet-outline2">
      <style:paragraph-properties fo:margin-top="0.3cm" fo:margin-bottom="0cm"/>
      <style:text-properties fo:font-size="24pt" style:font-size-asian="24pt" style:font-size-complex="24pt"/>
    </style:style>
    <style:style style:name="Master1-Droplet-outline4" style:family="presentation" style:parent-style-name="Master1-Droplet-outline3">
      <style:paragraph-properties fo:margin-top="0.2cm" fo:margin-bottom="0cm"/>
      <style:text-properties fo:font-size="20pt" style:font-size-asian="20pt" style:font-size-complex="20pt"/>
    </style:style>
    <style:style style:name="Master1-Droplet-outline5" style:family="presentation" style:parent-style-name="Master1-Droplet-outline4">
      <style:paragraph-properties fo:margin-top="0.1cm" fo:margin-bottom="0cm"/>
      <style:text-properties fo:font-size="20pt" style:font-size-asian="20pt" style:font-size-complex="20pt"/>
    </style:style>
    <style:style style:name="Master1-Droplet-outline6" style:family="presentation" style:parent-style-name="Master1-Droplet-outline5">
      <style:paragraph-properties fo:margin-top="0.1cm" fo:margin-bottom="0cm"/>
      <style:text-properties fo:font-size="20pt" style:font-size-asian="20pt" style:font-size-complex="20pt"/>
    </style:style>
    <style:style style:name="Master1-Droplet-outline7" style:family="presentation" style:parent-style-name="Master1-Droplet-outline6">
      <style:paragraph-properties fo:margin-top="0.1cm" fo:margin-bottom="0cm"/>
      <style:text-properties fo:font-size="20pt" style:font-size-asian="20pt" style:font-size-complex="20pt"/>
    </style:style>
    <style:style style:name="Master1-Droplet-outline8" style:family="presentation" style:parent-style-name="Master1-Droplet-outline7">
      <style:paragraph-properties fo:margin-top="0.1cm" fo:margin-bottom="0cm"/>
      <style:text-properties fo:font-size="20pt" style:font-size-asian="20pt" style:font-size-complex="20pt"/>
    </style:style>
    <style:style style:name="Master1-Droplet-outline9" style:family="presentation" style:parent-style-name="Master1-Droplet-outline8">
      <style:paragraph-properties fo:margin-top="0.1cm" fo:margin-bottom="0cm"/>
      <style:text-properties fo:font-size="20pt" style:font-size-asian="20pt" style:font-size-complex="20pt"/>
    </style:style>
    <style:style style:name="Master1-Droplet-subtitle" style:family="presentation">
      <style:graphic-properties draw:stroke="none" draw:fill="none" draw:textarea-vertical-align="middle">
        <text:list-style style:name="Master1-Drople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roplet-title" style:family="presentation">
      <style:graphic-properties draw:stroke="none" draw:fill="none" draw:textarea-vertical-align="middle">
        <text:list-style style:name="Master1-Drople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gradient" draw:fill-gradient-name="a34"/>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gradient" draw:fill-gradient-name="a56"/>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gradient" draw:fill-gradient-name="a91"/>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gradient" draw:fill-gradient-name="a113"/>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gradient" draw:fill-gradient-name="a165"/>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gradient" draw:fill-gradient-name="a225"/>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gradient" draw:fill-gradient-name="a243"/>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gradient" draw:fill-gradient-name="a257"/>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gradient" draw:fill-gradient-name="a296"/>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cust-Panoramic-Picture-with-Caption-background" style:family="presentation">
      <style:graphic-properties draw:stroke="none" draw:fill="gradient" draw:fill-gradient-name="a322"/>
      <style:text-properties style:letter-kerning="true"/>
    </style:style>
    <style:style style:name="Master1-Layout10-cust-Panoramic-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10-cust-Panoramic-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cust-Panoramic-Picture-with-Caption-outline1" style:family="presentation">
      <style:graphic-properties draw:stroke="none" draw:fill="none" draw:auto-grow-height="false" draw:fit-to-size="shrink-to-fit" style:shrink-to-fit="true">
        <text:list-style style:name="Master1-Layout10-cust-Panoramic-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cust-Panoramic-Picture-with-Caption-outline2" style:family="presentation" style:parent-style-name="Master1-Layout10-cust-Panoramic-Picture-with-Caption-outline1">
      <style:paragraph-properties fo:margin-top="0.4cm" fo:margin-bottom="0cm"/>
      <style:text-properties fo:font-size="28pt" style:font-size-asian="28pt" style:font-size-complex="28pt"/>
    </style:style>
    <style:style style:name="Master1-Layout10-cust-Panoramic-Picture-with-Caption-outline3" style:family="presentation" style:parent-style-name="Master1-Layout10-cust-Panoramic-Picture-with-Caption-outline2">
      <style:paragraph-properties fo:margin-top="0.3cm" fo:margin-bottom="0cm"/>
      <style:text-properties fo:font-size="24pt" style:font-size-asian="24pt" style:font-size-complex="24pt"/>
    </style:style>
    <style:style style:name="Master1-Layout10-cust-Panoramic-Picture-with-Caption-outline4" style:family="presentation" style:parent-style-name="Master1-Layout10-cust-Panoramic-Picture-with-Caption-outline3">
      <style:paragraph-properties fo:margin-top="0.2cm" fo:margin-bottom="0cm"/>
      <style:text-properties fo:font-size="20pt" style:font-size-asian="20pt" style:font-size-complex="20pt"/>
    </style:style>
    <style:style style:name="Master1-Layout10-cust-Panoramic-Picture-with-Caption-outline5" style:family="presentation" style:parent-style-name="Master1-Layout10-cust-Panoramic-Picture-with-Caption-outline4">
      <style:paragraph-properties fo:margin-top="0.1cm" fo:margin-bottom="0cm"/>
      <style:text-properties fo:font-size="20pt" style:font-size-asian="20pt" style:font-size-complex="20pt"/>
    </style:style>
    <style:style style:name="Master1-Layout10-cust-Panoramic-Picture-with-Caption-outline6" style:family="presentation" style:parent-style-name="Master1-Layout10-cust-Panoramic-Picture-with-Caption-outline5">
      <style:paragraph-properties fo:margin-top="0.1cm" fo:margin-bottom="0cm"/>
      <style:text-properties fo:font-size="20pt" style:font-size-asian="20pt" style:font-size-complex="20pt"/>
    </style:style>
    <style:style style:name="Master1-Layout10-cust-Panoramic-Picture-with-Caption-outline7" style:family="presentation" style:parent-style-name="Master1-Layout10-cust-Panoramic-Picture-with-Caption-outline6">
      <style:paragraph-properties fo:margin-top="0.1cm" fo:margin-bottom="0cm"/>
      <style:text-properties fo:font-size="20pt" style:font-size-asian="20pt" style:font-size-complex="20pt"/>
    </style:style>
    <style:style style:name="Master1-Layout10-cust-Panoramic-Picture-with-Caption-outline8" style:family="presentation" style:parent-style-name="Master1-Layout10-cust-Panoramic-Picture-with-Caption-outline7">
      <style:paragraph-properties fo:margin-top="0.1cm" fo:margin-bottom="0cm"/>
      <style:text-properties fo:font-size="20pt" style:font-size-asian="20pt" style:font-size-complex="20pt"/>
    </style:style>
    <style:style style:name="Master1-Layout10-cust-Panoramic-Picture-with-Caption-outline9" style:family="presentation" style:parent-style-name="Master1-Layout10-cust-Panoramic-Picture-with-Caption-outline8">
      <style:paragraph-properties fo:margin-top="0.1cm" fo:margin-bottom="0cm"/>
      <style:text-properties fo:font-size="20pt" style:font-size-asian="20pt" style:font-size-complex="20pt"/>
    </style:style>
    <style:style style:name="Master1-Layout10-cust-Panoramic-Picture-with-Caption-subtitle" style:family="presentation">
      <style:graphic-properties draw:stroke="none" draw:fill="none" draw:textarea-vertical-align="middle">
        <text:list-style style:name="Master1-Layout10-cust-Panoramic-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cust-Panoramic-Picture-with-Caption-title" style:family="presentation">
      <style:graphic-properties draw:stroke="none" draw:fill="none" draw:textarea-vertical-align="middle">
        <text:list-style style:name="Master1-Layout10-cust-Panoramic-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cust-Title-and-Caption-background" style:family="presentation">
      <style:graphic-properties draw:stroke="none" draw:fill="gradient" draw:fill-gradient-name="a348"/>
      <style:text-properties style:letter-kerning="true"/>
    </style:style>
    <style:style style:name="Master1-Layout11-cust-Title-and-Caption-backgroundobjects" style:family="presentation">
      <style:graphic-properties draw:textarea-horizontal-align="justify" draw:shadow="hidden" draw:shadow-offset-x="0.2cm" draw:shadow-offset-y="0.2cm" draw:shadow-color="#808080"/>
      <style:text-properties style:letter-kerning="true"/>
    </style:style>
    <style:style style:name="Master1-Layout11-cust-Title-and-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cust-Title-and-Caption-outline1" style:family="presentation">
      <style:graphic-properties draw:stroke="none" draw:fill="none" draw:auto-grow-height="false" draw:fit-to-size="shrink-to-fit" style:shrink-to-fit="true">
        <text:list-style style:name="Master1-Layout11-cust-Title-and-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cust-Title-and-Caption-outline2" style:family="presentation" style:parent-style-name="Master1-Layout11-cust-Title-and-Caption-outline1">
      <style:paragraph-properties fo:margin-top="0.4cm" fo:margin-bottom="0cm"/>
      <style:text-properties fo:font-size="28pt" style:font-size-asian="28pt" style:font-size-complex="28pt"/>
    </style:style>
    <style:style style:name="Master1-Layout11-cust-Title-and-Caption-outline3" style:family="presentation" style:parent-style-name="Master1-Layout11-cust-Title-and-Caption-outline2">
      <style:paragraph-properties fo:margin-top="0.3cm" fo:margin-bottom="0cm"/>
      <style:text-properties fo:font-size="24pt" style:font-size-asian="24pt" style:font-size-complex="24pt"/>
    </style:style>
    <style:style style:name="Master1-Layout11-cust-Title-and-Caption-outline4" style:family="presentation" style:parent-style-name="Master1-Layout11-cust-Title-and-Caption-outline3">
      <style:paragraph-properties fo:margin-top="0.2cm" fo:margin-bottom="0cm"/>
      <style:text-properties fo:font-size="20pt" style:font-size-asian="20pt" style:font-size-complex="20pt"/>
    </style:style>
    <style:style style:name="Master1-Layout11-cust-Title-and-Caption-outline5" style:family="presentation" style:parent-style-name="Master1-Layout11-cust-Title-and-Caption-outline4">
      <style:paragraph-properties fo:margin-top="0.1cm" fo:margin-bottom="0cm"/>
      <style:text-properties fo:font-size="20pt" style:font-size-asian="20pt" style:font-size-complex="20pt"/>
    </style:style>
    <style:style style:name="Master1-Layout11-cust-Title-and-Caption-outline6" style:family="presentation" style:parent-style-name="Master1-Layout11-cust-Title-and-Caption-outline5">
      <style:paragraph-properties fo:margin-top="0.1cm" fo:margin-bottom="0cm"/>
      <style:text-properties fo:font-size="20pt" style:font-size-asian="20pt" style:font-size-complex="20pt"/>
    </style:style>
    <style:style style:name="Master1-Layout11-cust-Title-and-Caption-outline7" style:family="presentation" style:parent-style-name="Master1-Layout11-cust-Title-and-Caption-outline6">
      <style:paragraph-properties fo:margin-top="0.1cm" fo:margin-bottom="0cm"/>
      <style:text-properties fo:font-size="20pt" style:font-size-asian="20pt" style:font-size-complex="20pt"/>
    </style:style>
    <style:style style:name="Master1-Layout11-cust-Title-and-Caption-outline8" style:family="presentation" style:parent-style-name="Master1-Layout11-cust-Title-and-Caption-outline7">
      <style:paragraph-properties fo:margin-top="0.1cm" fo:margin-bottom="0cm"/>
      <style:text-properties fo:font-size="20pt" style:font-size-asian="20pt" style:font-size-complex="20pt"/>
    </style:style>
    <style:style style:name="Master1-Layout11-cust-Title-and-Caption-outline9" style:family="presentation" style:parent-style-name="Master1-Layout11-cust-Title-and-Caption-outline8">
      <style:paragraph-properties fo:margin-top="0.1cm" fo:margin-bottom="0cm"/>
      <style:text-properties fo:font-size="20pt" style:font-size-asian="20pt" style:font-size-complex="20pt"/>
    </style:style>
    <style:style style:name="Master1-Layout11-cust-Title-and-Caption-subtitle" style:family="presentation">
      <style:graphic-properties draw:stroke="none" draw:fill="none" draw:textarea-vertical-align="middle">
        <text:list-style style:name="Master1-Layout11-cust-Title-and-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cust-Title-and-Caption-title" style:family="presentation">
      <style:graphic-properties draw:stroke="none" draw:fill="none" draw:textarea-vertical-align="middle">
        <text:list-style style:name="Master1-Layout11-cust-Title-and-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2-cust-Quote-with-Caption-background" style:family="presentation">
      <style:graphic-properties draw:stroke="none" draw:fill="gradient" draw:fill-gradient-name="a370"/>
      <style:text-properties style:letter-kerning="true"/>
    </style:style>
    <style:style style:name="Master1-Layout12-cust-Quot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12-cust-Quot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2-cust-Quote-with-Caption-outline1" style:family="presentation">
      <style:graphic-properties draw:stroke="none" draw:fill="none" draw:auto-grow-height="false" draw:fit-to-size="shrink-to-fit" style:shrink-to-fit="true">
        <text:list-style style:name="Master1-Layout12-cust-Quot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cust-Quote-with-Caption-outline2" style:family="presentation" style:parent-style-name="Master1-Layout12-cust-Quote-with-Caption-outline1">
      <style:paragraph-properties fo:margin-top="0.4cm" fo:margin-bottom="0cm"/>
      <style:text-properties fo:font-size="28pt" style:font-size-asian="28pt" style:font-size-complex="28pt"/>
    </style:style>
    <style:style style:name="Master1-Layout12-cust-Quote-with-Caption-outline3" style:family="presentation" style:parent-style-name="Master1-Layout12-cust-Quote-with-Caption-outline2">
      <style:paragraph-properties fo:margin-top="0.3cm" fo:margin-bottom="0cm"/>
      <style:text-properties fo:font-size="24pt" style:font-size-asian="24pt" style:font-size-complex="24pt"/>
    </style:style>
    <style:style style:name="Master1-Layout12-cust-Quote-with-Caption-outline4" style:family="presentation" style:parent-style-name="Master1-Layout12-cust-Quote-with-Caption-outline3">
      <style:paragraph-properties fo:margin-top="0.2cm" fo:margin-bottom="0cm"/>
      <style:text-properties fo:font-size="20pt" style:font-size-asian="20pt" style:font-size-complex="20pt"/>
    </style:style>
    <style:style style:name="Master1-Layout12-cust-Quote-with-Caption-outline5" style:family="presentation" style:parent-style-name="Master1-Layout12-cust-Quote-with-Caption-outline4">
      <style:paragraph-properties fo:margin-top="0.1cm" fo:margin-bottom="0cm"/>
      <style:text-properties fo:font-size="20pt" style:font-size-asian="20pt" style:font-size-complex="20pt"/>
    </style:style>
    <style:style style:name="Master1-Layout12-cust-Quote-with-Caption-outline6" style:family="presentation" style:parent-style-name="Master1-Layout12-cust-Quote-with-Caption-outline5">
      <style:paragraph-properties fo:margin-top="0.1cm" fo:margin-bottom="0cm"/>
      <style:text-properties fo:font-size="20pt" style:font-size-asian="20pt" style:font-size-complex="20pt"/>
    </style:style>
    <style:style style:name="Master1-Layout12-cust-Quote-with-Caption-outline7" style:family="presentation" style:parent-style-name="Master1-Layout12-cust-Quote-with-Caption-outline6">
      <style:paragraph-properties fo:margin-top="0.1cm" fo:margin-bottom="0cm"/>
      <style:text-properties fo:font-size="20pt" style:font-size-asian="20pt" style:font-size-complex="20pt"/>
    </style:style>
    <style:style style:name="Master1-Layout12-cust-Quote-with-Caption-outline8" style:family="presentation" style:parent-style-name="Master1-Layout12-cust-Quote-with-Caption-outline7">
      <style:paragraph-properties fo:margin-top="0.1cm" fo:margin-bottom="0cm"/>
      <style:text-properties fo:font-size="20pt" style:font-size-asian="20pt" style:font-size-complex="20pt"/>
    </style:style>
    <style:style style:name="Master1-Layout12-cust-Quote-with-Caption-outline9" style:family="presentation" style:parent-style-name="Master1-Layout12-cust-Quote-with-Caption-outline8">
      <style:paragraph-properties fo:margin-top="0.1cm" fo:margin-bottom="0cm"/>
      <style:text-properties fo:font-size="20pt" style:font-size-asian="20pt" style:font-size-complex="20pt"/>
    </style:style>
    <style:style style:name="Master1-Layout12-cust-Quote-with-Caption-subtitle" style:family="presentation">
      <style:graphic-properties draw:stroke="none" draw:fill="none" draw:textarea-vertical-align="middle">
        <text:list-style style:name="Master1-Layout12-cust-Quot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cust-Quote-with-Caption-title" style:family="presentation">
      <style:graphic-properties draw:stroke="none" draw:fill="none" draw:textarea-vertical-align="middle">
        <text:list-style style:name="Master1-Layout12-cust-Quot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3-cust-Name-Card-background" style:family="presentation">
      <style:graphic-properties draw:stroke="none" draw:fill="gradient" draw:fill-gradient-name="a402"/>
      <style:text-properties style:letter-kerning="true"/>
    </style:style>
    <style:style style:name="Master1-Layout13-cust-Name-Card-backgroundobjects" style:family="presentation">
      <style:graphic-properties draw:textarea-horizontal-align="justify" draw:shadow="hidden" draw:shadow-offset-x="0.2cm" draw:shadow-offset-y="0.2cm" draw:shadow-color="#808080"/>
      <style:text-properties style:letter-kerning="true"/>
    </style:style>
    <style:style style:name="Master1-Layout13-cust-Name-C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3-cust-Name-Card-outline1" style:family="presentation">
      <style:graphic-properties draw:stroke="none" draw:fill="none" draw:auto-grow-height="false" draw:fit-to-size="shrink-to-fit" style:shrink-to-fit="true">
        <text:list-style style:name="Master1-Layout13-cust-Name-C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3-cust-Name-Card-outline2" style:family="presentation" style:parent-style-name="Master1-Layout13-cust-Name-Card-outline1">
      <style:paragraph-properties fo:margin-top="0.4cm" fo:margin-bottom="0cm"/>
      <style:text-properties fo:font-size="28pt" style:font-size-asian="28pt" style:font-size-complex="28pt"/>
    </style:style>
    <style:style style:name="Master1-Layout13-cust-Name-Card-outline3" style:family="presentation" style:parent-style-name="Master1-Layout13-cust-Name-Card-outline2">
      <style:paragraph-properties fo:margin-top="0.3cm" fo:margin-bottom="0cm"/>
      <style:text-properties fo:font-size="24pt" style:font-size-asian="24pt" style:font-size-complex="24pt"/>
    </style:style>
    <style:style style:name="Master1-Layout13-cust-Name-Card-outline4" style:family="presentation" style:parent-style-name="Master1-Layout13-cust-Name-Card-outline3">
      <style:paragraph-properties fo:margin-top="0.2cm" fo:margin-bottom="0cm"/>
      <style:text-properties fo:font-size="20pt" style:font-size-asian="20pt" style:font-size-complex="20pt"/>
    </style:style>
    <style:style style:name="Master1-Layout13-cust-Name-Card-outline5" style:family="presentation" style:parent-style-name="Master1-Layout13-cust-Name-Card-outline4">
      <style:paragraph-properties fo:margin-top="0.1cm" fo:margin-bottom="0cm"/>
      <style:text-properties fo:font-size="20pt" style:font-size-asian="20pt" style:font-size-complex="20pt"/>
    </style:style>
    <style:style style:name="Master1-Layout13-cust-Name-Card-outline6" style:family="presentation" style:parent-style-name="Master1-Layout13-cust-Name-Card-outline5">
      <style:paragraph-properties fo:margin-top="0.1cm" fo:margin-bottom="0cm"/>
      <style:text-properties fo:font-size="20pt" style:font-size-asian="20pt" style:font-size-complex="20pt"/>
    </style:style>
    <style:style style:name="Master1-Layout13-cust-Name-Card-outline7" style:family="presentation" style:parent-style-name="Master1-Layout13-cust-Name-Card-outline6">
      <style:paragraph-properties fo:margin-top="0.1cm" fo:margin-bottom="0cm"/>
      <style:text-properties fo:font-size="20pt" style:font-size-asian="20pt" style:font-size-complex="20pt"/>
    </style:style>
    <style:style style:name="Master1-Layout13-cust-Name-Card-outline8" style:family="presentation" style:parent-style-name="Master1-Layout13-cust-Name-Card-outline7">
      <style:paragraph-properties fo:margin-top="0.1cm" fo:margin-bottom="0cm"/>
      <style:text-properties fo:font-size="20pt" style:font-size-asian="20pt" style:font-size-complex="20pt"/>
    </style:style>
    <style:style style:name="Master1-Layout13-cust-Name-Card-outline9" style:family="presentation" style:parent-style-name="Master1-Layout13-cust-Name-Card-outline8">
      <style:paragraph-properties fo:margin-top="0.1cm" fo:margin-bottom="0cm"/>
      <style:text-properties fo:font-size="20pt" style:font-size-asian="20pt" style:font-size-complex="20pt"/>
    </style:style>
    <style:style style:name="Master1-Layout13-cust-Name-Card-subtitle" style:family="presentation">
      <style:graphic-properties draw:stroke="none" draw:fill="none" draw:textarea-vertical-align="middle">
        <text:list-style style:name="Master1-Layout13-cust-Name-C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3-cust-Name-Card-title" style:family="presentation">
      <style:graphic-properties draw:stroke="none" draw:fill="none" draw:textarea-vertical-align="middle">
        <text:list-style style:name="Master1-Layout13-cust-Name-C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4-cust-3-Column-background" style:family="presentation">
      <style:graphic-properties draw:stroke="none" draw:fill="gradient" draw:fill-gradient-name="a424"/>
      <style:text-properties style:letter-kerning="true"/>
    </style:style>
    <style:style style:name="Master1-Layout14-cust-3-Column-backgroundobjects" style:family="presentation">
      <style:graphic-properties draw:textarea-horizontal-align="justify" draw:shadow="hidden" draw:shadow-offset-x="0.2cm" draw:shadow-offset-y="0.2cm" draw:shadow-color="#808080"/>
      <style:text-properties style:letter-kerning="true"/>
    </style:style>
    <style:style style:name="Master1-Layout14-cust-3-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4-cust-3-Column-outline1" style:family="presentation">
      <style:graphic-properties draw:stroke="none" draw:fill="none" draw:auto-grow-height="false" draw:fit-to-size="shrink-to-fit" style:shrink-to-fit="true">
        <text:list-style style:name="Master1-Layout14-cust-3-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4-cust-3-Column-outline2" style:family="presentation" style:parent-style-name="Master1-Layout14-cust-3-Column-outline1">
      <style:paragraph-properties fo:margin-top="0.4cm" fo:margin-bottom="0cm"/>
      <style:text-properties fo:font-size="28pt" style:font-size-asian="28pt" style:font-size-complex="28pt"/>
    </style:style>
    <style:style style:name="Master1-Layout14-cust-3-Column-outline3" style:family="presentation" style:parent-style-name="Master1-Layout14-cust-3-Column-outline2">
      <style:paragraph-properties fo:margin-top="0.3cm" fo:margin-bottom="0cm"/>
      <style:text-properties fo:font-size="24pt" style:font-size-asian="24pt" style:font-size-complex="24pt"/>
    </style:style>
    <style:style style:name="Master1-Layout14-cust-3-Column-outline4" style:family="presentation" style:parent-style-name="Master1-Layout14-cust-3-Column-outline3">
      <style:paragraph-properties fo:margin-top="0.2cm" fo:margin-bottom="0cm"/>
      <style:text-properties fo:font-size="20pt" style:font-size-asian="20pt" style:font-size-complex="20pt"/>
    </style:style>
    <style:style style:name="Master1-Layout14-cust-3-Column-outline5" style:family="presentation" style:parent-style-name="Master1-Layout14-cust-3-Column-outline4">
      <style:paragraph-properties fo:margin-top="0.1cm" fo:margin-bottom="0cm"/>
      <style:text-properties fo:font-size="20pt" style:font-size-asian="20pt" style:font-size-complex="20pt"/>
    </style:style>
    <style:style style:name="Master1-Layout14-cust-3-Column-outline6" style:family="presentation" style:parent-style-name="Master1-Layout14-cust-3-Column-outline5">
      <style:paragraph-properties fo:margin-top="0.1cm" fo:margin-bottom="0cm"/>
      <style:text-properties fo:font-size="20pt" style:font-size-asian="20pt" style:font-size-complex="20pt"/>
    </style:style>
    <style:style style:name="Master1-Layout14-cust-3-Column-outline7" style:family="presentation" style:parent-style-name="Master1-Layout14-cust-3-Column-outline6">
      <style:paragraph-properties fo:margin-top="0.1cm" fo:margin-bottom="0cm"/>
      <style:text-properties fo:font-size="20pt" style:font-size-asian="20pt" style:font-size-complex="20pt"/>
    </style:style>
    <style:style style:name="Master1-Layout14-cust-3-Column-outline8" style:family="presentation" style:parent-style-name="Master1-Layout14-cust-3-Column-outline7">
      <style:paragraph-properties fo:margin-top="0.1cm" fo:margin-bottom="0cm"/>
      <style:text-properties fo:font-size="20pt" style:font-size-asian="20pt" style:font-size-complex="20pt"/>
    </style:style>
    <style:style style:name="Master1-Layout14-cust-3-Column-outline9" style:family="presentation" style:parent-style-name="Master1-Layout14-cust-3-Column-outline8">
      <style:paragraph-properties fo:margin-top="0.1cm" fo:margin-bottom="0cm"/>
      <style:text-properties fo:font-size="20pt" style:font-size-asian="20pt" style:font-size-complex="20pt"/>
    </style:style>
    <style:style style:name="Master1-Layout14-cust-3-Column-subtitle" style:family="presentation">
      <style:graphic-properties draw:stroke="none" draw:fill="none" draw:textarea-vertical-align="middle">
        <text:list-style style:name="Master1-Layout14-cust-3-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4-cust-3-Column-title" style:family="presentation">
      <style:graphic-properties draw:stroke="none" draw:fill="none" draw:textarea-vertical-align="middle">
        <text:list-style style:name="Master1-Layout14-cust-3-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5-cust-3-Picture-Column-background" style:family="presentation">
      <style:graphic-properties draw:stroke="none" draw:fill="gradient" draw:fill-gradient-name="a466"/>
      <style:text-properties style:letter-kerning="true"/>
    </style:style>
    <style:style style:name="Master1-Layout15-cust-3-Picture-Column-backgroundobjects" style:family="presentation">
      <style:graphic-properties draw:textarea-horizontal-align="justify" draw:shadow="hidden" draw:shadow-offset-x="0.2cm" draw:shadow-offset-y="0.2cm" draw:shadow-color="#808080"/>
      <style:text-properties style:letter-kerning="true"/>
    </style:style>
    <style:style style:name="Master1-Layout15-cust-3-Picture-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5-cust-3-Picture-Column-outline1" style:family="presentation">
      <style:graphic-properties draw:stroke="none" draw:fill="none" draw:auto-grow-height="false" draw:fit-to-size="shrink-to-fit" style:shrink-to-fit="true">
        <text:list-style style:name="Master1-Layout15-cust-3-Picture-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5-cust-3-Picture-Column-outline2" style:family="presentation" style:parent-style-name="Master1-Layout15-cust-3-Picture-Column-outline1">
      <style:paragraph-properties fo:margin-top="0.4cm" fo:margin-bottom="0cm"/>
      <style:text-properties fo:font-size="28pt" style:font-size-asian="28pt" style:font-size-complex="28pt"/>
    </style:style>
    <style:style style:name="Master1-Layout15-cust-3-Picture-Column-outline3" style:family="presentation" style:parent-style-name="Master1-Layout15-cust-3-Picture-Column-outline2">
      <style:paragraph-properties fo:margin-top="0.3cm" fo:margin-bottom="0cm"/>
      <style:text-properties fo:font-size="24pt" style:font-size-asian="24pt" style:font-size-complex="24pt"/>
    </style:style>
    <style:style style:name="Master1-Layout15-cust-3-Picture-Column-outline4" style:family="presentation" style:parent-style-name="Master1-Layout15-cust-3-Picture-Column-outline3">
      <style:paragraph-properties fo:margin-top="0.2cm" fo:margin-bottom="0cm"/>
      <style:text-properties fo:font-size="20pt" style:font-size-asian="20pt" style:font-size-complex="20pt"/>
    </style:style>
    <style:style style:name="Master1-Layout15-cust-3-Picture-Column-outline5" style:family="presentation" style:parent-style-name="Master1-Layout15-cust-3-Picture-Column-outline4">
      <style:paragraph-properties fo:margin-top="0.1cm" fo:margin-bottom="0cm"/>
      <style:text-properties fo:font-size="20pt" style:font-size-asian="20pt" style:font-size-complex="20pt"/>
    </style:style>
    <style:style style:name="Master1-Layout15-cust-3-Picture-Column-outline6" style:family="presentation" style:parent-style-name="Master1-Layout15-cust-3-Picture-Column-outline5">
      <style:paragraph-properties fo:margin-top="0.1cm" fo:margin-bottom="0cm"/>
      <style:text-properties fo:font-size="20pt" style:font-size-asian="20pt" style:font-size-complex="20pt"/>
    </style:style>
    <style:style style:name="Master1-Layout15-cust-3-Picture-Column-outline7" style:family="presentation" style:parent-style-name="Master1-Layout15-cust-3-Picture-Column-outline6">
      <style:paragraph-properties fo:margin-top="0.1cm" fo:margin-bottom="0cm"/>
      <style:text-properties fo:font-size="20pt" style:font-size-asian="20pt" style:font-size-complex="20pt"/>
    </style:style>
    <style:style style:name="Master1-Layout15-cust-3-Picture-Column-outline8" style:family="presentation" style:parent-style-name="Master1-Layout15-cust-3-Picture-Column-outline7">
      <style:paragraph-properties fo:margin-top="0.1cm" fo:margin-bottom="0cm"/>
      <style:text-properties fo:font-size="20pt" style:font-size-asian="20pt" style:font-size-complex="20pt"/>
    </style:style>
    <style:style style:name="Master1-Layout15-cust-3-Picture-Column-outline9" style:family="presentation" style:parent-style-name="Master1-Layout15-cust-3-Picture-Column-outline8">
      <style:paragraph-properties fo:margin-top="0.1cm" fo:margin-bottom="0cm"/>
      <style:text-properties fo:font-size="20pt" style:font-size-asian="20pt" style:font-size-complex="20pt"/>
    </style:style>
    <style:style style:name="Master1-Layout15-cust-3-Picture-Column-subtitle" style:family="presentation">
      <style:graphic-properties draw:stroke="none" draw:fill="none" draw:textarea-vertical-align="middle">
        <text:list-style style:name="Master1-Layout15-cust-3-Picture-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5-cust-3-Picture-Column-title" style:family="presentation">
      <style:graphic-properties draw:stroke="none" draw:fill="none" draw:textarea-vertical-align="middle">
        <text:list-style style:name="Master1-Layout15-cust-3-Picture-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6-vertTx-Title-and-Vertical-Text-background" style:family="presentation">
      <style:graphic-properties draw:stroke="none" draw:fill="gradient" draw:fill-gradient-name="a520"/>
      <style:text-properties style:letter-kerning="true"/>
    </style:style>
    <style:style style:name="Master1-Layout16-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6-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6-vertTx-Title-and-Vertical-Text-outline1" style:family="presentation">
      <style:graphic-properties draw:stroke="none" draw:fill="none" draw:auto-grow-height="false" draw:fit-to-size="shrink-to-fit" style:shrink-to-fit="true">
        <text:list-style style:name="Master1-Layout16-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6-vertTx-Title-and-Vertical-Text-outline2" style:family="presentation" style:parent-style-name="Master1-Layout16-vertTx-Title-and-Vertical-Text-outline1">
      <style:paragraph-properties fo:margin-top="0.4cm" fo:margin-bottom="0cm"/>
      <style:text-properties fo:font-size="28pt" style:font-size-asian="28pt" style:font-size-complex="28pt"/>
    </style:style>
    <style:style style:name="Master1-Layout16-vertTx-Title-and-Vertical-Text-outline3" style:family="presentation" style:parent-style-name="Master1-Layout16-vertTx-Title-and-Vertical-Text-outline2">
      <style:paragraph-properties fo:margin-top="0.3cm" fo:margin-bottom="0cm"/>
      <style:text-properties fo:font-size="24pt" style:font-size-asian="24pt" style:font-size-complex="24pt"/>
    </style:style>
    <style:style style:name="Master1-Layout16-vertTx-Title-and-Vertical-Text-outline4" style:family="presentation" style:parent-style-name="Master1-Layout16-vertTx-Title-and-Vertical-Text-outline3">
      <style:paragraph-properties fo:margin-top="0.2cm" fo:margin-bottom="0cm"/>
      <style:text-properties fo:font-size="20pt" style:font-size-asian="20pt" style:font-size-complex="20pt"/>
    </style:style>
    <style:style style:name="Master1-Layout16-vertTx-Title-and-Vertical-Text-outline5" style:family="presentation" style:parent-style-name="Master1-Layout16-vertTx-Title-and-Vertical-Text-outline4">
      <style:paragraph-properties fo:margin-top="0.1cm" fo:margin-bottom="0cm"/>
      <style:text-properties fo:font-size="20pt" style:font-size-asian="20pt" style:font-size-complex="20pt"/>
    </style:style>
    <style:style style:name="Master1-Layout16-vertTx-Title-and-Vertical-Text-outline6" style:family="presentation" style:parent-style-name="Master1-Layout16-vertTx-Title-and-Vertical-Text-outline5">
      <style:paragraph-properties fo:margin-top="0.1cm" fo:margin-bottom="0cm"/>
      <style:text-properties fo:font-size="20pt" style:font-size-asian="20pt" style:font-size-complex="20pt"/>
    </style:style>
    <style:style style:name="Master1-Layout16-vertTx-Title-and-Vertical-Text-outline7" style:family="presentation" style:parent-style-name="Master1-Layout16-vertTx-Title-and-Vertical-Text-outline6">
      <style:paragraph-properties fo:margin-top="0.1cm" fo:margin-bottom="0cm"/>
      <style:text-properties fo:font-size="20pt" style:font-size-asian="20pt" style:font-size-complex="20pt"/>
    </style:style>
    <style:style style:name="Master1-Layout16-vertTx-Title-and-Vertical-Text-outline8" style:family="presentation" style:parent-style-name="Master1-Layout16-vertTx-Title-and-Vertical-Text-outline7">
      <style:paragraph-properties fo:margin-top="0.1cm" fo:margin-bottom="0cm"/>
      <style:text-properties fo:font-size="20pt" style:font-size-asian="20pt" style:font-size-complex="20pt"/>
    </style:style>
    <style:style style:name="Master1-Layout16-vertTx-Title-and-Vertical-Text-outline9" style:family="presentation" style:parent-style-name="Master1-Layout16-vertTx-Title-and-Vertical-Text-outline8">
      <style:paragraph-properties fo:margin-top="0.1cm" fo:margin-bottom="0cm"/>
      <style:text-properties fo:font-size="20pt" style:font-size-asian="20pt" style:font-size-complex="20pt"/>
    </style:style>
    <style:style style:name="Master1-Layout16-vertTx-Title-and-Vertical-Text-subtitle" style:family="presentation">
      <style:graphic-properties draw:stroke="none" draw:fill="none" draw:textarea-vertical-align="middle">
        <text:list-style style:name="Master1-Layout16-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6-vertTx-Title-and-Vertical-Text-title" style:family="presentation">
      <style:graphic-properties draw:stroke="none" draw:fill="none" draw:textarea-vertical-align="middle">
        <text:list-style style:name="Master1-Layout16-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7-vertTitleAndTx-Vertical-Title-and-Text-background" style:family="presentation">
      <style:graphic-properties draw:stroke="none" draw:fill="gradient" draw:fill-gradient-name="a555"/>
      <style:text-properties style:letter-kerning="true"/>
    </style:style>
    <style:style style:name="Master1-Layout17-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7-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7-vertTitleAndTx-Vertical-Title-and-Text-outline1" style:family="presentation">
      <style:graphic-properties draw:stroke="none" draw:fill="none" draw:auto-grow-height="false" draw:fit-to-size="shrink-to-fit" style:shrink-to-fit="true">
        <text:list-style style:name="Master1-Layout17-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7-vertTitleAndTx-Vertical-Title-and-Text-outline2" style:family="presentation" style:parent-style-name="Master1-Layout17-vertTitleAndTx-Vertical-Title-and-Text-outline1">
      <style:paragraph-properties fo:margin-top="0.4cm" fo:margin-bottom="0cm"/>
      <style:text-properties fo:font-size="28pt" style:font-size-asian="28pt" style:font-size-complex="28pt"/>
    </style:style>
    <style:style style:name="Master1-Layout17-vertTitleAndTx-Vertical-Title-and-Text-outline3" style:family="presentation" style:parent-style-name="Master1-Layout17-vertTitleAndTx-Vertical-Title-and-Text-outline2">
      <style:paragraph-properties fo:margin-top="0.3cm" fo:margin-bottom="0cm"/>
      <style:text-properties fo:font-size="24pt" style:font-size-asian="24pt" style:font-size-complex="24pt"/>
    </style:style>
    <style:style style:name="Master1-Layout17-vertTitleAndTx-Vertical-Title-and-Text-outline4" style:family="presentation" style:parent-style-name="Master1-Layout17-vertTitleAndTx-Vertical-Title-and-Text-outline3">
      <style:paragraph-properties fo:margin-top="0.2cm" fo:margin-bottom="0cm"/>
      <style:text-properties fo:font-size="20pt" style:font-size-asian="20pt" style:font-size-complex="20pt"/>
    </style:style>
    <style:style style:name="Master1-Layout17-vertTitleAndTx-Vertical-Title-and-Text-outline5" style:family="presentation" style:parent-style-name="Master1-Layout17-vertTitleAndTx-Vertical-Title-and-Text-outline4">
      <style:paragraph-properties fo:margin-top="0.1cm" fo:margin-bottom="0cm"/>
      <style:text-properties fo:font-size="20pt" style:font-size-asian="20pt" style:font-size-complex="20pt"/>
    </style:style>
    <style:style style:name="Master1-Layout17-vertTitleAndTx-Vertical-Title-and-Text-outline6" style:family="presentation" style:parent-style-name="Master1-Layout17-vertTitleAndTx-Vertical-Title-and-Text-outline5">
      <style:paragraph-properties fo:margin-top="0.1cm" fo:margin-bottom="0cm"/>
      <style:text-properties fo:font-size="20pt" style:font-size-asian="20pt" style:font-size-complex="20pt"/>
    </style:style>
    <style:style style:name="Master1-Layout17-vertTitleAndTx-Vertical-Title-and-Text-outline7" style:family="presentation" style:parent-style-name="Master1-Layout17-vertTitleAndTx-Vertical-Title-and-Text-outline6">
      <style:paragraph-properties fo:margin-top="0.1cm" fo:margin-bottom="0cm"/>
      <style:text-properties fo:font-size="20pt" style:font-size-asian="20pt" style:font-size-complex="20pt"/>
    </style:style>
    <style:style style:name="Master1-Layout17-vertTitleAndTx-Vertical-Title-and-Text-outline8" style:family="presentation" style:parent-style-name="Master1-Layout17-vertTitleAndTx-Vertical-Title-and-Text-outline7">
      <style:paragraph-properties fo:margin-top="0.1cm" fo:margin-bottom="0cm"/>
      <style:text-properties fo:font-size="20pt" style:font-size-asian="20pt" style:font-size-complex="20pt"/>
    </style:style>
    <style:style style:name="Master1-Layout17-vertTitleAndTx-Vertical-Title-and-Text-outline9" style:family="presentation" style:parent-style-name="Master1-Layout17-vertTitleAndTx-Vertical-Title-and-Text-outline8">
      <style:paragraph-properties fo:margin-top="0.1cm" fo:margin-bottom="0cm"/>
      <style:text-properties fo:font-size="20pt" style:font-size-asian="20pt" style:font-size-complex="20pt"/>
    </style:style>
    <style:style style:name="Master1-Layout17-vertTitleAndTx-Vertical-Title-and-Text-subtitle" style:family="presentation">
      <style:graphic-properties draw:stroke="none" draw:fill="none" draw:textarea-vertical-align="middle">
        <text:list-style style:name="Master1-Layout17-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7-vertTitleAndTx-Vertical-Title-and-Text-title" style:family="presentation">
      <style:graphic-properties draw:stroke="none" draw:fill="none" draw:textarea-vertical-align="middle">
        <text:list-style style:name="Master1-Layout17-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gradient" draw:fill-gradient-name="a0"/>
    </style:style>
    <style:style style:name="Mdp2" style:family="drawing-page">
      <style:drawing-page-properties draw:background-size="border" draw:fill="gradient" draw:fill-gradient-name="a34"/>
    </style:style>
    <style:style style:name="Mdp3" style:family="drawing-page">
      <style:drawing-page-properties draw:background-size="border" draw:fill="gradient" draw:fill-gradient-name="a56"/>
    </style:style>
    <style:style style:name="Mdp4" style:family="drawing-page">
      <style:drawing-page-properties draw:background-size="border" draw:fill="gradient" draw:fill-gradient-name="a91"/>
    </style:style>
    <style:style style:name="Mdp5" style:family="drawing-page">
      <style:drawing-page-properties draw:background-size="border" draw:fill="gradient" draw:fill-gradient-name="a113"/>
    </style:style>
    <style:style style:name="Mdp6" style:family="drawing-page">
      <style:drawing-page-properties draw:background-size="border" draw:fill="gradient" draw:fill-gradient-name="a165"/>
    </style:style>
    <style:style style:name="Mdp7" style:family="drawing-page">
      <style:drawing-page-properties draw:background-size="border" draw:fill="gradient" draw:fill-gradient-name="a225"/>
    </style:style>
    <style:style style:name="Mdp8" style:family="drawing-page">
      <style:drawing-page-properties draw:background-size="border" draw:fill="gradient" draw:fill-gradient-name="a243"/>
    </style:style>
    <style:style style:name="Mdp9" style:family="drawing-page">
      <style:drawing-page-properties draw:background-size="border" draw:fill="gradient" draw:fill-gradient-name="a257"/>
    </style:style>
    <style:style style:name="Mdp10" style:family="drawing-page">
      <style:drawing-page-properties draw:background-size="border" draw:fill="gradient" draw:fill-gradient-name="a296"/>
    </style:style>
    <style:style style:name="Mdp11" style:family="drawing-page">
      <style:drawing-page-properties draw:background-size="border" draw:fill="gradient" draw:fill-gradient-name="a322"/>
    </style:style>
    <style:style style:name="Mdp12" style:family="drawing-page">
      <style:drawing-page-properties draw:background-size="border" draw:fill="gradient" draw:fill-gradient-name="a348"/>
    </style:style>
    <style:style style:name="Mdp13" style:family="drawing-page">
      <style:drawing-page-properties draw:background-size="border" draw:fill="gradient" draw:fill-gradient-name="a370"/>
    </style:style>
    <style:style style:name="Mdp14" style:family="drawing-page">
      <style:drawing-page-properties draw:background-size="border" draw:fill="gradient" draw:fill-gradient-name="a402"/>
    </style:style>
    <style:style style:name="Mdp15" style:family="drawing-page">
      <style:drawing-page-properties draw:background-size="border" draw:fill="gradient" draw:fill-gradient-name="a424"/>
    </style:style>
    <style:style style:name="Mdp16" style:family="drawing-page">
      <style:drawing-page-properties draw:background-size="border" draw:fill="gradient" draw:fill-gradient-name="a466"/>
    </style:style>
    <style:style style:name="Mdp17" style:family="drawing-page">
      <style:drawing-page-properties draw:background-size="border" draw:fill="gradient" draw:fill-gradient-name="a520"/>
    </style:style>
    <style:style style:name="Mdp18" style:family="drawing-page">
      <style:drawing-page-properties draw:background-size="border" draw:fill="gradient" draw:fill-gradient-name="a555"/>
    </style:style>
    <style:style style:name="Mdp19"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Graphics">
      <style:graphic-properties draw:stroke="none" draw:fill="none" fo:clip="rect(0cm, 0cm, 0cm, 0cm)" draw:image-opacity="70%" style:mirror="none"/>
    </style:style>
    <style:style style:name="Mgr4" style:family="graphic" style:parent-style-name="Graphics">
      <style:graphic-properties draw:stroke="none" draw:fill="none" style:mirror="none"/>
    </style:style>
    <style:style style:name="Mgr5" style:family="graphic" style:parent-style-name="standard">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 style:family="presentation" style:parent-style-name="Master1-Droplet-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2" style:family="presentation" style:parent-style-name="Master1-Droplet-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 style:family="presentation" style:parent-style-name="Master1-Drople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 style:family="presentation" style:parent-style-name="Master1-Droplet-backgroundobjects">
      <style:graphic-properties draw:stroke="none" draw:fill="none" draw:fill-color="#ffffff" draw:auto-grow-height="false" fo:min-height="1.397cm"/>
    </style:style>
    <style:style style:name="Mpr5" style:family="presentation" style:parent-style-name="Master1-Droplet-backgroundobjects">
      <style:graphic-properties draw:stroke="none" draw:fill="none" draw:fill-color="#ffffff" draw:textarea-vertical-align="bottom" draw:auto-grow-height="false" fo:min-height="1.397cm"/>
    </style:style>
    <style:style style:name="Mpr6" style:family="presentation" style:parent-style-name="Master1-Layout1-title-Title-Slide-title">
      <style:graphic-properties draw:stroke="none" draw:fill="none" draw:textarea-horizontal-align="center" draw:textarea-vertical-align="bottom" draw:auto-grow-height="false" draw:auto-grow-width="false" draw:fit-to-size="shrink-to-fit" style:shrink-to-fit="true" fo:padding-top="0.127cm" fo:padding-bottom="0.127cm" fo:padding-left="0.254cm" fo:padding-right="0.254cm" fo:wrap-option="wrap"/>
    </style:style>
    <style:style style:name="Mpr7" style:family="presentation" style:parent-style-name="Master1-Layout1-title-Title-Slide-subtitle">
      <style:graphic-properties draw:stroke="none"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Mpr8"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9" style:family="presentation" style:parent-style-name="Master1-Layout1-title-Title-Slide-backgroundobjects">
      <style:graphic-properties draw:stroke="none" draw:fill="none" draw:fill-color="#ffffff" draw:auto-grow-height="false" fo:min-height="1.397cm"/>
    </style:style>
    <style:style style:name="Mpr10" style:family="presentation" style:parent-style-name="Master1-Layout1-title-Title-Slide-backgroundobjects">
      <style:graphic-properties draw:stroke="none" draw:fill="none" draw:fill-color="#ffffff" draw:textarea-vertical-align="bottom" draw:auto-grow-height="false" fo:min-height="1.397cm"/>
    </style:style>
    <style:style style:name="Mpr11" style:family="presentation" style:parent-style-name="Master1-Layout2-obj-Title-and-Content-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12" style:family="presentation" style:parent-style-name="Master1-Layout2-obj-Title-and-Content-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13"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4" style:family="presentation" style:parent-style-name="Master1-Layout2-obj-Title-and-Content-backgroundobjects">
      <style:graphic-properties draw:stroke="none" draw:fill="none" draw:fill-color="#ffffff" draw:auto-grow-height="false" fo:min-height="1.397cm"/>
    </style:style>
    <style:style style:name="Mpr15" style:family="presentation" style:parent-style-name="Master1-Layout2-obj-Title-and-Content-backgroundobjects">
      <style:graphic-properties draw:stroke="none" draw:fill="none" draw:fill-color="#ffffff" draw:textarea-vertical-align="bottom" draw:auto-grow-height="false" fo:min-height="1.397cm"/>
    </style:style>
    <style:style style:name="Mpr16" style:family="presentation" style:parent-style-name="Master1-Layout3-secHead-Section-Header-title">
      <style:graphic-properties draw:stroke="none" draw:fill="none" draw:textarea-horizontal-align="center" draw:textarea-vertical-align="bottom" draw:auto-grow-height="false" draw:auto-grow-width="false" draw:fit-to-size="shrink-to-fit" style:shrink-to-fit="true" fo:padding-top="0.127cm" fo:padding-bottom="0.127cm" fo:padding-left="0.254cm" fo:padding-right="0.254cm" fo:wrap-option="wrap"/>
    </style:style>
    <style:style style:name="Mpr17" style:family="presentation" style:parent-style-name="Master1-Layout3-secHead-Section-Header-outline1">
      <style:graphic-properties draw:stroke="none"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Mpr18" style:family="presentation" style:parent-style-name="Master1-Layout3-secHead-Section-Head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9" style:family="presentation" style:parent-style-name="Master1-Layout3-secHead-Section-Header-backgroundobjects">
      <style:graphic-properties draw:stroke="none" draw:fill="none" draw:fill-color="#ffffff" draw:auto-grow-height="false" fo:min-height="1.397cm"/>
    </style:style>
    <style:style style:name="Mpr20" style:family="presentation" style:parent-style-name="Master1-Layout3-secHead-Section-Header-backgroundobjects">
      <style:graphic-properties draw:stroke="none" draw:fill="none" draw:fill-color="#ffffff" draw:textarea-vertical-align="bottom" draw:auto-grow-height="false" fo:min-height="1.397cm"/>
    </style:style>
    <style:style style:name="Mpr21" style:family="presentation" style:parent-style-name="Master1-Layout4-twoObj-Two-Content-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22" style:family="presentation" style:parent-style-name="Master1-Layout4-twoObj-Two-Content-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23" style:family="presentation" style:parent-style-name="Master1-Layout4-twoObj-Two-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4" style:family="presentation" style:parent-style-name="Master1-Layout4-twoObj-Two-Content-backgroundobjects">
      <style:graphic-properties draw:stroke="none" draw:fill="none" draw:fill-color="#ffffff" draw:auto-grow-height="false" fo:min-height="1.397cm"/>
    </style:style>
    <style:style style:name="Mpr25" style:family="presentation" style:parent-style-name="Master1-Layout4-twoObj-Two-Content-backgroundobjects">
      <style:graphic-properties draw:stroke="none" draw:fill="none" draw:fill-color="#ffffff" draw:textarea-vertical-align="bottom" draw:auto-grow-height="false" fo:min-height="1.397cm"/>
    </style:style>
    <style:style style:name="Mpr26" style:family="presentation" style:parent-style-name="Master1-Layout5-twoTxTwoObj-Comparison-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27" style:family="presentation" style:parent-style-name="Master1-Layout5-twoTxTwoObj-Comparison-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8" style:family="presentation" style:parent-style-name="Master1-Layout5-twoTxTwoObj-Comparis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29" style:family="presentation" style:parent-style-name="Master1-Layout5-twoTxTwoObj-Compar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0" style:family="presentation" style:parent-style-name="Master1-Layout5-twoTxTwoObj-Comparison-backgroundobjects">
      <style:graphic-properties draw:stroke="none" draw:fill="none" draw:fill-color="#ffffff" draw:auto-grow-height="false" fo:min-height="1.397cm"/>
    </style:style>
    <style:style style:name="Mpr31" style:family="presentation" style:parent-style-name="Master1-Layout5-twoTxTwoObj-Comparison-backgroundobjects">
      <style:graphic-properties draw:stroke="none" draw:fill="none" draw:fill-color="#ffffff" draw:textarea-vertical-align="bottom" draw:auto-grow-height="false" fo:min-height="1.397cm"/>
    </style:style>
    <style:style style:name="Mpr32" style:family="presentation" style:parent-style-name="Master1-Layout6-titleOnly-Title-Only-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33" style:family="presentation" style:parent-style-name="Master1-Layout6-titleOnly-Title-Onl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4" style:family="presentation" style:parent-style-name="Master1-Layout6-titleOnly-Title-Only-backgroundobjects">
      <style:graphic-properties draw:stroke="none" draw:fill="none" draw:fill-color="#ffffff" draw:auto-grow-height="false" fo:min-height="1.397cm"/>
    </style:style>
    <style:style style:name="Mpr35" style:family="presentation" style:parent-style-name="Master1-Layout6-titleOnly-Title-Only-backgroundobjects">
      <style:graphic-properties draw:stroke="none" draw:fill="none" draw:fill-color="#ffffff" draw:textarea-vertical-align="bottom" draw:auto-grow-height="false" fo:min-height="1.397cm"/>
    </style:style>
    <style:style style:name="Mpr36"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7" style:family="presentation" style:parent-style-name="Master1-Layout7-blank-Blank-backgroundobjects">
      <style:graphic-properties draw:stroke="none" draw:fill="none" draw:fill-color="#ffffff" draw:auto-grow-height="false" fo:min-height="1.397cm"/>
    </style:style>
    <style:style style:name="Mpr38" style:family="presentation" style:parent-style-name="Master1-Layout7-blank-Blank-backgroundobjects">
      <style:graphic-properties draw:stroke="none" draw:fill="none" draw:fill-color="#ffffff" draw:textarea-vertical-align="bottom" draw:auto-grow-height="false" fo:min-height="1.397cm"/>
    </style:style>
    <style:style style:name="Mpr39" style:family="presentation" style:parent-style-name="Master1-Layout8-objTx-Content-with-Caption-title">
      <style:graphic-properties draw:stroke="none" draw:fill="none" draw:textarea-horizontal-align="center" draw:textarea-vertical-align="bottom" draw:auto-grow-height="false" draw:auto-grow-width="false" draw:fit-to-size="shrink-to-fit" style:shrink-to-fit="true" fo:padding-top="0.127cm" fo:padding-bottom="0.127cm" fo:padding-left="0.254cm" fo:padding-right="0.254cm" fo:wrap-option="wrap"/>
    </style:style>
    <style:style style:name="Mpr40" style:family="presentation" style:parent-style-name="Master1-Layout8-objTx-Content-with-Capti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41" style:family="presentation" style:parent-style-name="Master1-Layout8-objTx-Content-with-Caption-outline1">
      <style:graphic-properties draw:stroke="none"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Mpr42" style:family="presentation" style:parent-style-name="Master1-Layout8-objTx-Content-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3" style:family="presentation" style:parent-style-name="Master1-Layout8-objTx-Content-with-Caption-backgroundobjects">
      <style:graphic-properties draw:stroke="none" draw:fill="none" draw:fill-color="#ffffff" draw:auto-grow-height="false" fo:min-height="1.397cm"/>
    </style:style>
    <style:style style:name="Mpr44" style:family="presentation" style:parent-style-name="Master1-Layout8-objTx-Content-with-Caption-backgroundobjects">
      <style:graphic-properties draw:stroke="none" draw:fill="none" draw:fill-color="#ffffff" draw:textarea-vertical-align="bottom" draw:auto-grow-height="false" fo:min-height="1.397cm"/>
    </style:style>
    <style:style style:name="Mpr45" style:family="presentation" style:parent-style-name="Master1-Layout9-picTx-Picture-with-Caption-title">
      <style:graphic-properties draw:stroke="none" draw:fill="none" draw:textarea-horizontal-align="center" draw:textarea-vertical-align="bottom" draw:auto-grow-height="false" draw:auto-grow-width="false" draw:fit-to-size="shrink-to-fit" style:shrink-to-fit="true" fo:padding-top="0.127cm" fo:padding-bottom="0.127cm" fo:padding-left="0.254cm" fo:padding-right="0.254cm" fo:wrap-option="wrap"/>
    </style:style>
    <style:style style:name="Mpr46" style:family="presentation" style:parent-style-name="Master1-Layout9-picTx-Picture-with-Caption-title">
      <style:graphic-properties draw:stroke="solid" svg:stroke-width="0.229cm" svg:stroke-color="#c1d4e5" svg:stroke-opacity="100%" draw:stroke-linejoin="miter" svg:stroke-linecap="squar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47" style:family="presentation" style:parent-style-name="Master1-Layout9-picTx-Picture-with-Caption-outline1">
      <style:graphic-properties draw:stroke="none"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Mpr48" style:family="presentation" style:parent-style-name="Master1-Layout9-picTx-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9" style:family="presentation" style:parent-style-name="Master1-Layout9-picTx-Picture-with-Caption-backgroundobjects">
      <style:graphic-properties draw:stroke="none" draw:fill="none" draw:fill-color="#ffffff" draw:auto-grow-height="false" fo:min-height="1.397cm"/>
    </style:style>
    <style:style style:name="Mpr50" style:family="presentation" style:parent-style-name="Master1-Layout9-picTx-Picture-with-Caption-backgroundobjects">
      <style:graphic-properties draw:stroke="none" draw:fill="none" draw:fill-color="#ffffff" draw:textarea-vertical-align="bottom" draw:auto-grow-height="false" fo:min-height="1.397cm"/>
    </style:style>
    <style:style style:name="Mpr51" style:family="presentation" style:parent-style-name="Master1-Layout10-cust-Panoramic-Picture-with-Caption-title">
      <style:graphic-properties draw:stroke="none" draw:fill="none" draw:textarea-horizontal-align="center" draw:textarea-vertical-align="bottom" draw:auto-grow-height="false" draw:auto-grow-width="false" draw:fit-to-size="shrink-to-fit" style:shrink-to-fit="true" fo:padding-top="0.127cm" fo:padding-bottom="0.127cm" fo:padding-left="0.254cm" fo:padding-right="0.254cm" fo:wrap-option="wrap"/>
    </style:style>
    <style:style style:name="Mpr52" style:family="presentation" style:parent-style-name="Master1-Layout10-cust-Panoramic-Picture-with-Caption-title">
      <style:graphic-properties draw:stroke="solid" svg:stroke-width="0.229cm" svg:stroke-color="#c1d4e5" svg:stroke-opacity="100%" draw:stroke-linejoin="miter" svg:stroke-linecap="square"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Mpr53" style:family="presentation" style:parent-style-name="Master1-Layout10-cust-Panoramic-Picture-with-Caption-outline1">
      <style:graphic-properties draw:stroke="none"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Mpr54" style:family="presentation" style:parent-style-name="Master1-Layout10-cust-Panoramic-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5" style:family="presentation" style:parent-style-name="Master1-Layout10-cust-Panoramic-Picture-with-Caption-backgroundobjects">
      <style:graphic-properties draw:stroke="none" draw:fill="none" draw:fill-color="#ffffff" draw:auto-grow-height="false" fo:min-height="1.397cm"/>
    </style:style>
    <style:style style:name="Mpr56" style:family="presentation" style:parent-style-name="Master1-Layout10-cust-Panoramic-Picture-with-Caption-backgroundobjects">
      <style:graphic-properties draw:stroke="none" draw:fill="none" draw:fill-color="#ffffff" draw:textarea-vertical-align="bottom" draw:auto-grow-height="false" fo:min-height="1.397cm"/>
    </style:style>
    <style:style style:name="Mpr57" style:family="presentation" style:parent-style-name="Master1-Layout11-cust-Title-and-Caption-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58" style:family="presentation" style:parent-style-name="Master1-Layout11-cust-Title-and-Caption-outline1">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59" style:family="presentation" style:parent-style-name="Master1-Layout11-cust-Title-and-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0" style:family="presentation" style:parent-style-name="Master1-Layout11-cust-Title-and-Caption-backgroundobjects">
      <style:graphic-properties draw:stroke="none" draw:fill="none" draw:fill-color="#ffffff" draw:auto-grow-height="false" fo:min-height="1.397cm"/>
    </style:style>
    <style:style style:name="Mpr61" style:family="presentation" style:parent-style-name="Master1-Layout11-cust-Title-and-Caption-backgroundobjects">
      <style:graphic-properties draw:stroke="none" draw:fill="none" draw:fill-color="#ffffff" draw:textarea-vertical-align="bottom" draw:auto-grow-height="false" fo:min-height="1.397cm"/>
    </style:style>
    <style:style style:name="Mpr62" style:family="presentation" style:parent-style-name="Master1-Layout12-cust-Quote-with-Caption-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63" style:family="presentation" style:parent-style-name="Master1-Layout12-cust-Quote-with-Captio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64" style:family="presentation" style:parent-style-name="Master1-Layout12-cust-Quote-with-Caption-outline1">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65" style:family="presentation" style:parent-style-name="Master1-Layout12-cust-Quot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6" style:family="presentation" style:parent-style-name="Master1-Layout12-cust-Quote-with-Caption-backgroundobjects">
      <style:graphic-properties draw:stroke="none" draw:fill="none" draw:fill-color="#ffffff" draw:auto-grow-height="false" fo:min-height="1.397cm"/>
    </style:style>
    <style:style style:name="Mpr67" style:family="presentation" style:parent-style-name="Master1-Layout12-cust-Quote-with-Caption-backgroundobjects">
      <style:graphic-properties draw:stroke="none" draw:fill="none" draw:fill-color="#ffffff" draw:textarea-vertical-align="bottom" draw:auto-grow-height="false" fo:min-height="1.397cm"/>
    </style:style>
    <style:style style:name="Mpr68" style:family="presentation" style:parent-style-name="Master1-Layout13-cust-Name-Card-title">
      <style:graphic-properties draw:stroke="none" draw:fill="none" draw:textarea-horizontal-align="center" draw:textarea-vertical-align="bottom" draw:auto-grow-height="false" draw:auto-grow-width="false" draw:fit-to-size="shrink-to-fit" style:shrink-to-fit="true" fo:padding-top="0.127cm" fo:padding-bottom="0.127cm" fo:padding-left="0.254cm" fo:padding-right="0.254cm" fo:wrap-option="wrap"/>
    </style:style>
    <style:style style:name="Mpr69" style:family="presentation" style:parent-style-name="Master1-Layout13-cust-Name-Card-outline1">
      <style:graphic-properties draw:stroke="none"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Mpr70" style:family="presentation" style:parent-style-name="Master1-Layout13-cust-Name-Card-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1" style:family="presentation" style:parent-style-name="Master1-Layout13-cust-Name-Card-backgroundobjects">
      <style:graphic-properties draw:stroke="none" draw:fill="none" draw:fill-color="#ffffff" draw:auto-grow-height="false" fo:min-height="1.397cm"/>
    </style:style>
    <style:style style:name="Mpr72" style:family="presentation" style:parent-style-name="Master1-Layout13-cust-Name-Card-backgroundobjects">
      <style:graphic-properties draw:stroke="none" draw:fill="none" draw:fill-color="#ffffff" draw:textarea-vertical-align="bottom" draw:auto-grow-height="false" fo:min-height="1.397cm"/>
    </style:style>
    <style:style style:name="Mpr73" style:family="presentation" style:parent-style-name="Master1-Layout14-cust-3-Column-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74" style:family="presentation" style:parent-style-name="Master1-Layout14-cust-3-Column-outline1">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pr75" style:family="presentation" style:parent-style-name="Master1-Layout14-cust-3-Column-outline1">
      <style:graphic-properties draw:stroke="none"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Mpr76" style:family="presentation" style:parent-style-name="Master1-Layout14-cust-3-Colum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7" style:family="presentation" style:parent-style-name="Master1-Layout14-cust-3-Column-backgroundobjects">
      <style:graphic-properties draw:stroke="none" draw:fill="none" draw:fill-color="#ffffff" draw:auto-grow-height="false" fo:min-height="1.397cm"/>
    </style:style>
    <style:style style:name="Mpr78" style:family="presentation" style:parent-style-name="Master1-Layout14-cust-3-Column-backgroundobjects">
      <style:graphic-properties draw:stroke="none" draw:fill="none" draw:fill-color="#ffffff" draw:textarea-vertical-align="bottom" draw:auto-grow-height="false" fo:min-height="1.397cm"/>
    </style:style>
    <style:style style:name="Mpr79" style:family="presentation" style:parent-style-name="Master1-Layout15-cust-3-Picture-Column-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80" style:family="presentation" style:parent-style-name="Master1-Layout15-cust-3-Picture-Column-outline1">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pr81" style:family="presentation" style:parent-style-name="Master1-Layout15-cust-3-Picture-Column-title">
      <style:graphic-properties draw:stroke="solid" svg:stroke-width="0.229cm" svg:stroke-color="#c1d4e5" svg:stroke-opacity="100%" draw:stroke-linejoin="miter" svg:stroke-linecap="square"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Mpr82" style:family="presentation" style:parent-style-name="Master1-Layout15-cust-3-Picture-Column-outline1">
      <style:graphic-properties draw:stroke="none"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Mpr83" style:family="presentation" style:parent-style-name="Master1-Layout15-cust-3-Picture-Colum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4" style:family="presentation" style:parent-style-name="Master1-Layout15-cust-3-Picture-Column-backgroundobjects">
      <style:graphic-properties draw:stroke="none" draw:fill="none" draw:fill-color="#ffffff" draw:auto-grow-height="false" fo:min-height="1.397cm"/>
    </style:style>
    <style:style style:name="Mpr85" style:family="presentation" style:parent-style-name="Master1-Layout15-cust-3-Picture-Column-backgroundobjects">
      <style:graphic-properties draw:stroke="none" draw:fill="none" draw:fill-color="#ffffff" draw:textarea-vertical-align="bottom" draw:auto-grow-height="false" fo:min-height="1.397cm"/>
    </style:style>
    <style:style style:name="Mpr86" style:family="presentation" style:parent-style-name="Master1-Layout16-vertTx-Title-and-Vertical-Text-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87" style:family="presentation" style:parent-style-name="Master1-Layout16-vertTx-Title-and-Vertical-Text-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88" style:family="presentation" style:parent-style-name="Master1-Layout16-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9" style:family="presentation" style:parent-style-name="Master1-Layout16-vertTx-Title-and-Vertical-Text-backgroundobjects">
      <style:graphic-properties draw:stroke="none" draw:fill="none" draw:fill-color="#ffffff" draw:auto-grow-height="false" fo:min-height="1.397cm"/>
    </style:style>
    <style:style style:name="Mpr90" style:family="presentation" style:parent-style-name="Master1-Layout16-vertTx-Title-and-Vertical-Text-backgroundobjects">
      <style:graphic-properties draw:stroke="none" draw:fill="none" draw:fill-color="#ffffff" draw:textarea-vertical-align="bottom" draw:auto-grow-height="false" fo:min-height="1.397cm"/>
    </style:style>
    <style:style style:name="Mpr91" style:family="presentation" style:parent-style-name="Master1-Layout17-vertTitleAndTx-Vertical-Title-and-Text-title">
      <style:graphic-properties draw:stroke="none" draw:fill="none" draw:textarea-horizontal-align="center" draw:textarea-vertical-align="top" draw:auto-grow-height="false" draw:auto-grow-width="false" draw:fit-to-size="shrink-to-fit" style:shrink-to-fit="true" fo:min-width="30.48cm" fo:padding-top="0.127cm" fo:padding-bottom="0.127cm" fo:padding-left="0.254cm" fo:padding-right="0.254cm" fo:wrap-option="wrap"/>
      <style:paragraph-properties style:writing-mode="tb-rl"/>
    </style:style>
    <style:style style:name="Mpr92" style:family="presentation" style:parent-style-name="Master1-Layout17-vertTitleAndTx-Vertical-Title-and-Text-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93" style:family="presentation" style:parent-style-name="Master1-Layout17-vertTitleAndTx-Vertical-Title-a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94" style:family="presentation" style:parent-style-name="Master1-Layout17-vertTitleAndTx-Vertical-Title-and-Text-backgroundobjects">
      <style:graphic-properties draw:stroke="none" draw:fill="none" draw:fill-color="#ffffff" draw:auto-grow-height="false" fo:min-height="1.397cm"/>
    </style:style>
    <style:style style:name="Mpr95" style:family="presentation" style:parent-style-name="Master1-Layout17-vertTitleAndTx-Vertical-Title-and-Tex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style>
    <style:style style:name="MP6"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MP7" style:family="paragraph">
      <loext:graphic-properties draw:fill="none"/>
      <style:paragraph-properties style:writing-mode="lr-tb" style:font-independent-line-spacing="true"/>
    </style:style>
    <style:style style:name="MP8" style:family="paragraph">
      <style:paragraph-properties fo:margin-left="0.635cm" fo:margin-right="0cm" fo:margin-top="0.353cm" fo:margin-bottom="0cm" fo:line-height="120%" fo:text-align="start" fo:text-indent="-0.635cm" style:punctuation-wrap="hanging" style:writing-mode="lr-tb">
        <style:tab-stops/>
      </style:paragraph-properties>
    </style:style>
    <style:style style:name="MP9" style:family="paragraph">
      <style:paragraph-properties fo:margin-left="1.905cm" fo:margin-right="0cm" fo:margin-top="0.176cm" fo:margin-bottom="0cm" fo:line-height="120%" fo:text-align="start" fo:text-indent="-0.635cm" style:punctuation-wrap="hanging" style:writing-mode="lr-tb">
        <style:tab-stops/>
      </style:paragraph-properties>
    </style:style>
    <style:style style:name="MP10" style:family="paragraph">
      <style:paragraph-properties fo:margin-left="3.175cm" fo:margin-right="0cm" fo:margin-top="0.176cm" fo:margin-bottom="0cm" fo:line-height="120%" fo:text-align="start" fo:text-indent="-0.635cm" style:punctuation-wrap="hanging" style:writing-mode="lr-tb">
        <style:tab-stops/>
      </style:paragraph-properties>
    </style:style>
    <style:style style:name="MP11" style:family="paragraph">
      <style:paragraph-properties fo:margin-left="4.445cm" fo:margin-right="0cm" fo:margin-top="0.176cm" fo:margin-bottom="0cm" fo:line-height="120%" fo:text-align="start" fo:text-indent="-0.635cm" style:punctuation-wrap="hanging" style:writing-mode="lr-tb">
        <style:tab-stops/>
      </style:paragraph-properties>
    </style:style>
    <style:style style:name="MP12" style:family="paragraph">
      <style:paragraph-properties fo:margin-left="5.715cm" fo:margin-right="0cm" fo:margin-top="0.176cm" fo:margin-bottom="0cm" fo:line-height="120%" fo:text-align="start" fo:text-indent="-0.635cm" style:punctuation-wrap="hanging" style:writing-mode="lr-tb">
        <style:tab-stops/>
      </style:paragraph-properties>
    </style:style>
    <style:style style:name="MP13"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4" style:family="paragraph">
      <style:paragraph-properties fo:margin-left="0cm" fo:margin-right="0cm" fo:margin-top="0.353cm" fo:margin-bottom="0cm" fo:line-height="120%" fo:text-align="center" fo:text-indent="0cm" style:punctuation-wrap="hanging" style:writing-mode="lr-tb">
        <style:tab-stops/>
      </style:paragraph-properties>
    </style:style>
    <style:style style:name="MP15" style:family="paragraph">
      <style:paragraph-properties fo:margin-left="0cm" fo:margin-right="0cm" fo:margin-top="0.353cm" fo:margin-bottom="0cm" fo:line-height="85%" fo:text-align="start" fo:text-indent="0cm" style:punctuation-wrap="hanging" style:writing-mode="lr-tb">
        <style:tab-stops/>
      </style:paragraph-properties>
    </style:style>
    <style:style style:name="MP16" style:family="paragraph">
      <style:paragraph-properties fo:margin-left="0cm" fo:margin-right="0cm" fo:margin-top="0.353cm" fo:margin-bottom="0cm" fo:line-height="120%" fo:text-align="start" fo:text-indent="0cm" style:punctuation-wrap="hanging" style:writing-mode="lr-tb">
        <style:tab-stops/>
      </style:paragraph-properties>
    </style:style>
    <style:style style:name="MP17"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8" style:family="paragraph">
      <style:paragraph-properties fo:margin-left="0cm" fo:margin-right="0cm" fo:margin-top="0.353cm" fo:margin-bottom="0cm" fo:line-height="85%" fo:text-align="center" fo:text-indent="0cm" style:punctuation-wrap="hanging" style:writing-mode="lr-tb">
        <style:tab-stops/>
      </style:paragraph-properties>
    </style:style>
    <style:style style:name="MP19" style:family="paragraph">
      <loext:graphic-properties draw:fill="none"/>
      <style:paragraph-properties style:writing-mode="tb-rl" style:font-independent-line-spacing="true"/>
    </style:style>
    <style:style style:name="MP20"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T1" style:family="text">
      <style:text-properties fo:font-size="14pt" style:font-size-asian="14pt" style:font-size-complex="14pt"/>
    </style:style>
    <style:style style:name="MT2" style:family="text">
      <style:text-properties fo:text-transform="uppercase" fo:color="#000000" style:text-line-through-style="none" style:text-line-through-type="none" style:text-position="0% 100%" style:font-name="Tw Cen MT1" fo:font-size="36pt" fo:letter-spacing="normal" fo:language="en" fo:country="US"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MT3" style:family="text">
      <style:text-properties fo:text-transform="uppercase" fo:color="#000000" style:text-line-through-style="none" style:text-line-through-type="none" style:text-position="0% 100%" style:font-name="Tw Cen MT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4" style:family="text">
      <style:text-properties fo:text-transform="uppercase" fo:color="#000000" style:text-line-through-style="none" style:text-line-through-type="none" style:text-position="0% 100%" style:font-name="Tw Cen MT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5" style:family="text">
      <style:text-properties fo:text-transform="uppercase" fo:color="#000000" style:text-line-through-style="none" style:text-line-through-type="none" style:text-position="0% 100%" style:font-name="Tw Cen MT1"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6" style:family="text">
      <style:text-properties fo:text-transform="uppercase" fo:color="#000000" style:text-line-through-style="none" style:text-line-through-type="none" style:text-position="0% 100%" style:font-name="Tw Cen MT1"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Tw Cen MT1" fo:font-size="10pt" fo:letter-spacing="normal" fo:language="en" fo:country="US" fo:font-style="normal" style:text-underline-style="none" fo:font-weight="normal" style:text-underline-mode="continuous" style:text-overline-mode="continuous" style:text-line-through-mode="continuous" style:letter-kerning="true" style:font-size-asian="10pt" style:font-style-asian="normal" style:font-weight-asian="normal" style:font-size-complex="10pt" style:font-style-complex="normal" style:font-weight-complex="normal"/>
    </style:style>
    <style:style style:name="MT8" style:family="text">
      <style:text-properties fo:text-transform="uppercase" fo:color="#000000" style:text-line-through-style="none" style:text-line-through-type="none" style:text-position="0% 100%" style:font-name="Tw Cen MT1" fo:font-size="48pt" fo:letter-spacing="normal" fo:language="en" fo:country="US" fo:font-style="normal" style:text-underline-style="none" fo:font-weight="normal" style:text-underline-mode="continuous" style:text-overline-mode="continuous" style:text-line-through-mode="continuous" style:letter-kerning="true" style:font-size-asian="48pt" style:font-style-asian="normal" style:font-weight-asian="normal" style:font-size-complex="48pt" style:font-style-complex="normal" style:font-weight-complex="normal"/>
    </style:style>
    <style:style style:name="MT9" style:family="text">
      <style:text-properties fo:text-transform="uppercase" fo:color="#7f7f7f" style:text-line-through-style="none" style:text-line-through-type="none" style:text-position="0% 100%" style:font-name="Tw Cen MT1" fo:font-size="22pt" fo:letter-spacing="normal" fo:language="en" fo:country="US" fo:font-style="normal" style:text-underline-style="none" fo:font-weight="normal" style:text-underline-mode="continuous" style:text-overline-mode="continuous" style:text-line-through-mode="continuous" style:letter-kerning="true" style:font-size-asian="22pt" style:font-style-asian="normal" style:font-weight-asian="normal" style:font-size-complex="22pt" style:font-style-complex="normal" style:font-weight-complex="normal"/>
    </style:style>
    <style:style style:name="MT10" style:family="text">
      <style:text-properties fo:text-transform="uppercase" fo:color="#000000" style:text-line-through-style="none" style:text-line-through-type="none" style:text-position="0% 100%" style:font-name="Tw Cen MT1" fo:font-size="40pt" fo:letter-spacing="normal" fo:language="en" fo:country="US" fo:font-style="normal" style:text-underline-style="none" fo:font-weight="normal" style:text-underline-mode="continuous" style:text-overline-mode="continuous" style:text-line-through-mode="continuous" style:letter-kerning="true" style:font-size-asian="40pt" style:font-style-asian="normal" style:font-weight-asian="normal" style:font-size-complex="40pt" style:font-style-complex="normal" style:font-weight-complex="normal"/>
    </style:style>
    <style:style style:name="MT11" style:family="text">
      <style:text-properties fo:text-transform="uppercase" fo:color="#7f7f7f" style:text-line-through-style="none" style:text-line-through-type="none" style:text-position="0% 100%" style:font-name="Tw Cen MT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12" style:family="text">
      <style:text-properties fo:text-transform="uppercase" fo:color="#000000" style:text-line-through-style="none" style:text-line-through-type="none" style:text-position="0% 100%" style:font-name="Tw Cen MT1" fo:font-size="26pt" fo:letter-spacing="normal" fo:language="en" fo:country="US" fo:font-style="normal" style:text-underline-style="none" fo:font-weight="normal" style:text-underline-mode="continuous" style:text-overline-mode="continuous" style:text-line-through-mode="continuous" style:letter-kerning="true" style:font-size-asian="26pt" style:font-style-asian="normal" style:font-weight-asian="normal" style:font-size-complex="26pt" style:font-style-complex="normal" style:font-weight-complex="normal"/>
    </style:style>
    <style:style style:name="MT13" style:family="text">
      <style:text-properties fo:text-transform="uppercase" fo:color="#000000" style:text-line-through-style="none" style:text-line-through-type="none" style:text-position="0% 100%" style:font-name="Tw Cen MT1"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4" style:family="text">
      <style:text-properties fo:text-transform="uppercase" fo:color="#000000" style:text-line-through-style="none" style:text-line-through-type="none" style:text-position="0% 100%" style:font-name="Tw Cen MT1" fo:font-size="80pt" fo:letter-spacing="normal" fo:language="en" fo:country="US" fo:font-style="normal" style:text-underline-style="none" fo:font-weight="normal" style:text-underline-mode="continuous" style:text-overline-mode="continuous" style:text-line-through-mode="continuous" style:letter-kerning="true" style:font-size-asian="80pt" style:font-style-asian="normal" style:font-weight-asian="normal" style:font-size-complex="80pt" style:font-style-complex="normal" style:font-weight-complex="normal"/>
    </style:style>
    <style:style style:name="MT15" style:family="text">
      <style:text-properties fo:text-transform="uppercase" fo:color="#000000" style:text-line-through-style="none" style:text-line-through-type="none" style:text-position="0% 100%" style:font-name="Tw Cen MT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6" style:family="text">
      <style:text-properties fo:text-transform="uppercase" fo:color="#000000" style:text-line-through-style="none" style:text-line-through-type="none" style:text-position="0% 100%" style:font-name="Tw Cen MT1" fo:font-size="22pt" fo:letter-spacing="normal" fo:language="en" fo:country="US" fo:font-style="normal" style:text-underline-style="none" fo:font-weight="normal" style:text-underline-mode="continuous" style:text-overline-mode="continuous" style:text-line-through-mode="continuous" style:letter-kerning="true" style:font-size-asian="22pt" style:font-style-asian="normal" style:font-weight-asian="normal" style:font-size-complex="2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35cm" text:min-label-width="0.635cm"/>
        <style:text-properties fo:font-family="Arial" style:font-family-generic="swiss" style:font-pitch="variable" fo:color="#000000" fo:font-size="100%"/>
      </text:list-level-style-bullet>
      <text:list-level-style-bullet text:level="7" text:bullet-char="•">
        <style:list-level-properties text:space-before="7.62cm" text:min-label-width="0.635cm"/>
        <style:text-properties fo:font-family="Arial" style:font-family-generic="swiss" style:font-pitch="variable" fo:color="#000000" fo:font-size="100%"/>
      </text:list-level-style-bullet>
      <text:list-level-style-bullet text:level="8" text:bullet-char="•">
        <style:list-level-properties text:space-before="8.89cm" text:min-label-width="0.635cm"/>
        <style:text-properties fo:font-family="Arial" style:font-family-generic="swiss" style:font-pitch="variable" fo:color="#000000" fo:font-size="100%"/>
      </text:list-level-style-bullet>
      <text:list-level-style-bullet text:level="9" text:bullet-char="•">
        <style:list-level-properties text:space-before="10.16cm" text:min-label-width="0.635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19">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Master1-Droplet" style:page-layout-name="PM1" draw:style-name="Mdp1">
      <draw:frame draw:name="Picture 2" draw:style-name="Mgr3" draw:text-style-name="MP5" draw:layer="backgroundobjects" svg:width="33.867cm" svg:height="19.05cm" svg:x="0cm" svg:y="0cm">
        <draw:image xlink:href="Pictures/100002010000078000000438B6937974ACD639E9.png" xlink:type="simple" xlink:show="embed" xlink:actuate="onLoad" loext:mime-type="image/png">
          <text:p/>
        </draw:image>
        <svg:desc>\\DROBO-FS\QuickDrops\JB\PPTX NG\Droplets\LightingOverlay.png</svg:desc>
      </draw:frame>
      <draw:frame draw:name="Title Placeholder 1" presentation:style-name="Mpr1" draw:text-style-name="MP7" draw:layer="backgroundobjects" svg:width="28.79cm" svg:height="4.434cm" svg:x="2.538cm" svg:y="1.718cm" presentation:class="title">
        <draw:text-box>
          <text:p text:style-name="MP6"><text:span text:style-name="MT2">Click to edit Master title style</text:span></text:p>
        </draw:text-box>
      </draw:frame>
      <draw:frame draw:name="Text Placeholder 2" presentation:style-name="Mpr2" draw:text-style-name="MP7" draw:layer="backgroundobjects" svg:width="28.79cm" svg:height="9.511cm" svg:x="2.538cm" svg:y="6.575cm" presentation:class="outline">
        <draw:text-box>
          <text:list text:style-name="ML2">
            <text:list-item>
              <text:p text:style-name="MP8"><text:span text:style-name="MT3">Edit Master text styles</text:span></text:p>
              <text:list>
                <text:list-item>
                  <text:p text:style-name="MP9"><text:span text:style-name="MT4">Second level</text:span></text:p>
                  <text:list>
                    <text:list-item>
                      <text:p text:style-name="MP10"><text:span text:style-name="MT5">Third level</text:span></text:p>
                      <text:list>
                        <text:list-item>
                          <text:p text:style-name="MP11"><text:span text:style-name="MT6">Fourth level</text:span></text:p>
                          <text:list>
                            <text:list-item>
                              <text:p text:style-name="MP12"><text:span text:style-name="MT6">Fifth level</text:span></text:p>
                            </text:list-item>
                          </text:list>
                        </text:list-item>
                      </text:list>
                    </text:list-item>
                  </text:list>
                </text:list-item>
              </text:list>
            </text:list-item>
          </text:list>
        </draw:text-box>
      </draw:frame>
      <draw:frame draw:name="Date Placeholder 3" presentation:style-name="Mpr3" draw:text-style-name="MP7" draw:layer="backgroundobjects" svg:width="7.62cm" svg:height="1.014cm" svg:x="21.33cm" svg:y="16.342cm" presentation:class="date-time">
        <draw:text-box>
          <text:p text:style-name="MP13"><text:span text:style-name="MT7"><text:date style:data-style-name="D1" text:date-value="2019-10-25">10/25/19</text:date></text:span></text:p>
        </draw:text-box>
      </draw:frame>
      <draw:frame draw:name="Footer Placeholder 4" presentation:style-name="Mpr3" draw:text-style-name="MP7" draw:layer="backgroundobjects" svg:width="18.536cm" svg:height="1.014cm" svg:x="2.538cm" svg:y="16.342cm" presentation:class="footer">
        <draw:text-box>
          <text:p/>
        </draw:text-box>
      </draw:frame>
      <draw:frame draw:name="Slide Number Placeholder 5" presentation:style-name="Mpr3" draw:text-style-name="MP7" draw:layer="backgroundobjects" svg:width="2.123cm" svg:height="1.014cm" svg:x="29.206cm" svg:y="16.342cm" presentation:class="page-number">
        <draw:text-box>
          <text:p text:style-name="MP13"><text:span text:style-name="MT7"><text:page-number>&lt;number&gt;</text:page-number></text:span></text:p>
        </draw:text-box>
      </draw:frame>
      <presentation:notes style:page-layout-name="PM0">
        <draw:page-thumbnail presentation:style-name="Master1-Droplet-title" draw:layer="backgroundobjects" svg:width="18.624cm" svg:height="10.476cm" svg:x="1.482cm" svg:y="2.123cm" presentation:class="page"/>
        <draw:frame presentation:style-name="Master1-Droplet-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aster1-Layout1-title-Title-Slide" style:page-layout-name="PM1" draw:style-name="Mdp2">
      <draw:frame draw:name="Picture 2" draw:style-name="Mgr3" draw:text-style-name="MP5" draw:layer="Master1-bg" svg:width="33.867cm" svg:height="19.05cm" svg:x="0cm" svg:y="0cm">
        <draw:image xlink:href="Pictures/100002010000078000000438B6937974ACD639E9.png" xlink:type="simple" xlink:show="embed" xlink:actuate="onLoad" loext:mime-type="image/png">
          <text:p/>
        </draw:image>
        <svg:desc>\\DROBO-FS\QuickDrops\JB\PPTX NG\Droplets\LightingOverlay.png</svg:desc>
      </draw:frame>
      <draw:frame draw:name="Picture 6" draw:style-name="Mgr4" draw:text-style-name="MP5" draw:layer="backgroundobjects" svg:width="33.867cm" svg:height="19.05cm" svg:x="0cm" svg:y="0cm">
        <draw:image xlink:href="Pictures/100002010000078000000438EEC970A1A88F3ADB.png" xlink:type="simple" xlink:show="embed" xlink:actuate="onLoad" loext:mime-type="image/png">
          <text:p/>
        </draw:image>
        <svg:desc>Droplets-HD-Title-R1d.png</svg:desc>
      </draw:frame>
      <draw:frame draw:name="Title 1" presentation:style-name="Mpr6" draw:text-style-name="MP7" draw:layer="backgroundobjects" svg:width="24.139cm" svg:height="6.97cm" svg:x="4.864cm" svg:y="3.613cm" presentation:class="title">
        <draw:text-box>
          <text:p text:style-name="MP6"><text:span text:style-name="MT8">Click to edit Master title style</text:span></text:p>
        </draw:text-box>
      </draw:frame>
      <draw:frame draw:name="Subtitle 2" presentation:style-name="Mpr7" draw:text-style-name="MP7" draw:layer="backgroundobjects" svg:width="24.139cm" svg:height="3.81cm" svg:x="4.864cm" svg:y="10.795cm" presentation:class="subtitle">
        <draw:text-box>
          <text:p text:style-name="MP14"><text:span text:style-name="MT9">Click to edit Master subtitle style</text:span></text:p>
        </draw:text-box>
      </draw:frame>
      <draw:frame draw:name="Date Placeholder 3" presentation:style-name="Mpr8" draw:text-style-name="MP7" draw:layer="backgroundobjects" svg:width="7.62cm" svg:height="1.014cm" svg:x="21.33cm" svg:y="16.342cm" presentation:class="date-time">
        <draw:text-box>
          <text:p text:style-name="MP13"><text:span text:style-name="MT7"><text:date style:data-style-name="D1" text:date-value="2019-10-25">10/25/19</text:date></text:span></text:p>
        </draw:text-box>
      </draw:frame>
      <draw:frame draw:name="Footer Placeholder 4" presentation:style-name="Mpr8" draw:text-style-name="MP7" draw:layer="backgroundobjects" svg:width="18.536cm" svg:height="1.014cm" svg:x="2.538cm" svg:y="16.342cm" presentation:class="footer">
        <draw:text-box>
          <text:p/>
        </draw:text-box>
      </draw:frame>
      <draw:frame draw:name="Slide Number Placeholder 5" presentation:style-name="Mpr8" draw:text-style-name="MP7" draw:layer="backgroundobjects" svg:width="2.123cm" svg:height="1.014cm" svg:x="29.206cm" svg:y="16.342cm" presentation:class="page-number">
        <draw:text-box>
          <text:p text:style-name="MP13"><text:span text:style-name="MT7"><text:page-number>&lt;number&gt;</text:page-number></text:span></text:p>
        </draw:text-box>
      </draw:frame>
      <draw:frame presentation:style-name="Master1-Layout1-title-Title-Slide-outline1" draw:layer="backgroundobjects" svg:width="30.479cm" svg:height="11.048cm" svg:x="1.693cm" svg:y="4.457cm" presentation:class="outline" presentation:placeholder="true">
        <draw:text-box/>
      </draw:frame>
      <presentation:notes style:page-layout-name="PM0">
        <draw:page-thumbnail presentation:style-name="Master1-Layout1-title-Title-Slide-title" draw:layer="backgroundobjects" svg:width="0.001cm" svg:height="0.001cm" svg:x="0cm" svg:y="2.123cm" presentation:class="page"/>
        <draw:frame presentation:style-name="Master1-Layout1-title-Title-Slide-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aster1-Layout2-obj-Title-and-Content" style:page-layout-name="PM1" draw:style-name="Mdp3">
      <draw:frame draw:name="Picture 2" draw:style-name="Mgr3" draw:text-style-name="MP5" draw:layer="Master1-bg" svg:width="33.867cm" svg:height="19.05cm" svg:x="0cm" svg:y="0cm">
        <draw:image xlink:href="Pictures/100002010000078000000438B6937974ACD639E9.png" xlink:type="simple" xlink:show="embed" xlink:actuate="onLoad" loext:mime-type="image/png">
          <text:p/>
        </draw:image>
        <svg:desc>\\DROBO-FS\QuickDrops\JB\PPTX NG\Droplets\LightingOverlay.png</svg:desc>
      </draw:frame>
      <draw:frame draw:name="Picture 2" draw:style-name="Mgr4" draw:text-style-name="MP5" draw:layer="backgroundobjects" svg:width="33.867cm" svg:height="19.05cm" svg:x="0cm" svg:y="0cm">
        <draw:image xlink:href="Pictures/100002010000078000000438F72F91816B500932.png" xlink:type="simple" xlink:show="embed" xlink:actuate="onLoad" loext:mime-type="image/png">
          <text:p/>
        </draw:image>
        <svg:desc>Droplets-HD-Content-R1d.png</svg:desc>
      </draw:frame>
      <draw:frame draw:name="Title 1" presentation:style-name="Mpr11" draw:text-style-name="MP7" draw:layer="backgroundobjects" svg:width="28.79cm" svg:height="4.434cm" svg:x="2.538cm" svg:y="1.718cm" presentation:class="title">
        <draw:text-box>
          <text:p text:style-name="MP6"><text:span text:style-name="MT2">Click to edit Master title style</text:span></text:p>
        </draw:text-box>
      </draw:frame>
      <draw:frame draw:name="Content Placeholder 2" presentation:style-name="Mpr12" draw:text-style-name="MP7" draw:layer="backgroundobjects" svg:width="28.788cm" svg:height="9.511cm" svg:x="2.538cm" svg:y="6.575cm" presentation:class="title">
        <draw:text-box>
          <text:list text:style-name="ML4">
            <text:list-item>
              <text:p text:style-name="MP8"><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3" presentation:style-name="Mpr13" draw:text-style-name="MP7" draw:layer="backgroundobjects" svg:width="7.62cm" svg:height="1.014cm" svg:x="21.33cm" svg:y="16.342cm" presentation:class="date-time">
        <draw:text-box>
          <text:p text:style-name="MP13"><text:span text:style-name="MT7"><text:date style:data-style-name="D1" text:date-value="2019-10-25">10/25/19</text:date></text:span></text:p>
        </draw:text-box>
      </draw:frame>
      <draw:frame draw:name="Footer Placeholder 4" presentation:style-name="Mpr13" draw:text-style-name="MP7" draw:layer="backgroundobjects" svg:width="18.536cm" svg:height="1.014cm" svg:x="2.538cm" svg:y="16.342cm" presentation:class="footer">
        <draw:text-box>
          <text:p/>
        </draw:text-box>
      </draw:frame>
      <draw:frame draw:name="Slide Number Placeholder 5" presentation:style-name="Mpr13" draw:text-style-name="MP7" draw:layer="backgroundobjects" svg:width="2.123cm" svg:height="1.014cm" svg:x="29.206cm" svg:y="16.342cm" presentation:class="page-number">
        <draw:text-box>
          <text:p text:style-name="MP13"><text:span text:style-name="MT7"><text:page-number>&lt;number&gt;</text:page-number></text:span></text:p>
        </draw:text-box>
      </draw:frame>
      <presentation:notes style:page-layout-name="PM0">
        <draw:page-thumbnail presentation:style-name="Master1-Layout2-obj-Title-and-Content-title" draw:layer="backgroundobjects" svg:width="0.001cm" svg:height="0.001cm" svg:x="0cm" svg:y="2.123cm" presentation:class="page"/>
        <draw:frame presentation:style-name="Master1-Layout2-obj-Title-and-Content-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aster1-Layout3-secHead-Section-Header" style:page-layout-name="PM1" draw:style-name="Mdp4">
      <draw:frame draw:name="Picture 2" draw:style-name="Mgr3" draw:text-style-name="MP5" draw:layer="Master1-bg" svg:width="33.867cm" svg:height="19.05cm" svg:x="0cm" svg:y="0cm">
        <draw:image xlink:href="Pictures/100002010000078000000438B6937974ACD639E9.png" xlink:type="simple" xlink:show="embed" xlink:actuate="onLoad" loext:mime-type="image/png">
          <text:p/>
        </draw:image>
        <svg:desc>\\DROBO-FS\QuickDrops\JB\PPTX NG\Droplets\LightingOverlay.png</svg:desc>
      </draw:frame>
      <draw:frame draw:name="Picture 8" draw:style-name="Mgr4" draw:text-style-name="MP5" draw:layer="backgroundobjects" svg:width="33.867cm" svg:height="19.05cm" svg:x="0cm" svg:y="0cm">
        <draw:image xlink:href="Pictures/100002010000078000000438F72F91816B500932.png" xlink:type="simple" xlink:show="embed" xlink:actuate="onLoad" loext:mime-type="image/png">
          <text:p/>
        </draw:image>
        <svg:desc>Droplets-HD-Content-R1d.png</svg:desc>
      </draw:frame>
      <draw:frame draw:name="Title 1" presentation:style-name="Mpr16" draw:text-style-name="MP7" draw:layer="backgroundobjects" svg:width="28.755cm" svg:height="7.602cm" svg:x="2.538cm" svg:y="2.302cm" presentation:class="title">
        <draw:text-box>
          <text:p text:style-name="MP6"><text:span text:style-name="MT10">Click to edit Master title style</text:span></text:p>
        </draw:text-box>
      </draw:frame>
      <draw:frame draw:name="Text Placeholder 2" presentation:style-name="Mpr17" draw:text-style-name="MP7" draw:layer="backgroundobjects" svg:width="28.755cm" svg:height="3.801cm" svg:x="2.538cm" svg:y="10.16cm" presentation:class="outline">
        <draw:text-box>
          <text:list text:style-name="ML2">
            <text:list-item>
              <text:p text:style-name="MP14"><text:span text:style-name="MT11">Edit Master text styles</text:span></text:p>
            </text:list-item>
          </text:list>
        </draw:text-box>
      </draw:frame>
      <draw:frame draw:name="Date Placeholder 3" presentation:style-name="Mpr18" draw:text-style-name="MP7" draw:layer="backgroundobjects" svg:width="7.62cm" svg:height="1.014cm" svg:x="21.33cm" svg:y="16.342cm" presentation:class="date-time">
        <draw:text-box>
          <text:p text:style-name="MP13"><text:span text:style-name="MT7"><text:date style:data-style-name="D1" text:date-value="2019-10-25">10/25/19</text:date></text:span></text:p>
        </draw:text-box>
      </draw:frame>
      <draw:frame draw:name="Footer Placeholder 4" presentation:style-name="Mpr18" draw:text-style-name="MP7" draw:layer="backgroundobjects" svg:width="18.536cm" svg:height="1.014cm" svg:x="2.538cm" svg:y="16.342cm" presentation:class="footer">
        <draw:text-box>
          <text:p/>
        </draw:text-box>
      </draw:frame>
      <draw:frame draw:name="Slide Number Placeholder 5" presentation:style-name="Mpr18" draw:text-style-name="MP7" draw:layer="backgroundobjects" svg:width="2.123cm" svg:height="1.014cm" svg:x="29.206cm" svg:y="16.342cm" presentation:class="page-number">
        <draw:text-box>
          <text:p text:style-name="MP13"><text:span text:style-name="MT7"><text:page-number>&lt;number&gt;</text:page-number></text:span></text:p>
        </draw:text-box>
      </draw:frame>
      <presentation:notes style:page-layout-name="PM0">
        <draw:page-thumbnail presentation:style-name="Master1-Layout3-secHead-Section-Header-title" draw:layer="backgroundobjects" svg:width="0.001cm" svg:height="0.001cm" svg:x="0cm" svg:y="2.123cm" presentation:class="page"/>
        <draw:frame presentation:style-name="Master1-Layout3-secHead-Section-Header-notes" draw:layer="backgroundobjects" svg:width="17.271cm" svg:height="12.572cm" svg:x="2.159cm" svg:y="13.271cm" presentation:class="notes" presentation:placeholder="true">
          <draw:text-box/>
        </draw:frame>
        <draw:frame presentation:style-name="Mpr19" draw:text-style-name="MP2" draw:layer="backgroundobjects" svg:width="9.369cm" svg:height="1.396cm" svg:x="0cm" svg:y="0cm" presentation:class="header">
          <draw:text-box>
            <text:p text:style-name="MP1"><text:span text:style-name="MT1"><presentation:header/></text:span></text:p>
          </draw:text-box>
        </draw:frame>
        <draw:frame presentation:style-name="Mpr19" draw:text-style-name="MP4" draw:layer="backgroundobjects" svg:width="9.369cm" svg:height="1.396cm" svg:x="12.22cm" svg:y="0cm" presentation:class="date-time">
          <draw:text-box>
            <text:p text:style-name="MP3"><text:span text:style-name="MT1"><presentation:date-time/></text:span></text:p>
          </draw:text-box>
        </draw:frame>
        <draw:frame presentation:style-name="Mpr20" draw:text-style-name="MP2" draw:layer="backgroundobjects" svg:width="9.369cm" svg:height="1.396cm" svg:x="0cm" svg:y="26.543cm" presentation:class="footer">
          <draw:text-box>
            <text:p text:style-name="MP1"><text:span text:style-name="MT1"><presentation:footer/></text:span></text:p>
          </draw:text-box>
        </draw:frame>
        <draw:frame presentation:style-name="Mpr2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aster1-Layout4-twoObj-Two-Content" style:page-layout-name="PM1" draw:style-name="Mdp5">
      <draw:frame draw:name="Picture 2" draw:style-name="Mgr3" draw:text-style-name="MP5" draw:layer="Master1-bg" svg:width="33.867cm" svg:height="19.05cm" svg:x="0cm" svg:y="0cm">
        <draw:image xlink:href="Pictures/100002010000078000000438B6937974ACD639E9.png" xlink:type="simple" xlink:show="embed" xlink:actuate="onLoad" loext:mime-type="image/png">
          <text:p/>
        </draw:image>
        <svg:desc>\\DROBO-FS\QuickDrops\JB\PPTX NG\Droplets\LightingOverlay.png</svg:desc>
      </draw:frame>
      <draw:frame draw:name="Picture 9" draw:style-name="Mgr4" draw:text-style-name="MP5" draw:layer="backgroundobjects" svg:width="33.867cm" svg:height="19.05cm" svg:x="0cm" svg:y="0cm">
        <draw:image xlink:href="Pictures/100002010000078000000438F72F91816B500932.png" xlink:type="simple" xlink:show="embed" xlink:actuate="onLoad" loext:mime-type="image/png">
          <text:p/>
        </draw:image>
        <svg:desc>Droplets-HD-Content-R1d.png</svg:desc>
      </draw:frame>
      <draw:frame draw:name="Title 1" presentation:style-name="Mpr21" draw:text-style-name="MP7" draw:layer="backgroundobjects" svg:width="28.79cm" svg:height="4.434cm" svg:x="2.538cm" svg:y="1.718cm" presentation:class="title">
        <draw:text-box>
          <text:p text:style-name="MP6"><text:span text:style-name="MT2">Click to edit Master title style</text:span></text:p>
        </draw:text-box>
      </draw:frame>
      <draw:frame draw:name="Content Placeholder 2" presentation:style-name="Mpr22" draw:text-style-name="MP7" draw:layer="backgroundobjects" svg:width="14.183cm" svg:height="9.511cm" svg:x="2.538cm" svg:y="6.575cm" presentation:class="title">
        <draw:text-box>
          <text:list text:style-name="ML4">
            <text:list-item>
              <text:p text:style-name="MP8"><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Content Placeholder 3" presentation:style-name="Mpr22" draw:text-style-name="MP7" draw:layer="backgroundobjects" svg:width="14.182cm" svg:height="9.511cm" svg:x="17.145cm" svg:y="6.575cm" presentation:class="title">
        <draw:text-box>
          <text:list text:style-name="ML4">
            <text:list-item>
              <text:p text:style-name="MP8"><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4" presentation:style-name="Mpr23" draw:text-style-name="MP7" draw:layer="backgroundobjects" svg:width="7.62cm" svg:height="1.014cm" svg:x="21.33cm" svg:y="16.342cm" presentation:class="date-time">
        <draw:text-box>
          <text:p text:style-name="MP13"><text:span text:style-name="MT7"><text:date style:data-style-name="D1" text:date-value="2019-10-25">10/25/19</text:date></text:span></text:p>
        </draw:text-box>
      </draw:frame>
      <draw:frame draw:name="Footer Placeholder 5" presentation:style-name="Mpr23" draw:text-style-name="MP7" draw:layer="backgroundobjects" svg:width="18.536cm" svg:height="1.014cm" svg:x="2.538cm" svg:y="16.342cm" presentation:class="footer">
        <draw:text-box>
          <text:p/>
        </draw:text-box>
      </draw:frame>
      <draw:frame draw:name="Slide Number Placeholder 6" presentation:style-name="Mpr23" draw:text-style-name="MP7" draw:layer="backgroundobjects" svg:width="2.123cm" svg:height="1.014cm" svg:x="29.206cm" svg:y="16.342cm" presentation:class="page-number">
        <draw:text-box>
          <text:p text:style-name="MP13"><text:span text:style-name="MT7"><text:page-number>&lt;number&gt;</text:page-number></text:span></text:p>
        </draw:text-box>
      </draw:frame>
      <presentation:notes style:page-layout-name="PM0">
        <draw:page-thumbnail presentation:style-name="Master1-Layout4-twoObj-Two-Content-title" draw:layer="backgroundobjects" svg:width="0.001cm" svg:height="0.001cm" svg:x="0cm" svg:y="2.123cm" presentation:class="page"/>
        <draw:frame presentation:style-name="Master1-Layout4-twoObj-Two-Content-notes" draw:layer="backgroundobjects" svg:width="17.271cm" svg:height="12.572cm" svg:x="2.159cm" svg:y="13.271cm" presentation:class="notes" presentation:placeholder="true">
          <draw:text-box/>
        </draw:frame>
        <draw:frame presentation:style-name="Mpr24" draw:text-style-name="MP2" draw:layer="backgroundobjects" svg:width="9.369cm" svg:height="1.396cm" svg:x="0cm" svg:y="0cm" presentation:class="header">
          <draw:text-box>
            <text:p text:style-name="MP1"><text:span text:style-name="MT1"><presentation:header/></text:span></text:p>
          </draw:text-box>
        </draw:frame>
        <draw:frame presentation:style-name="Mpr24" draw:text-style-name="MP4" draw:layer="backgroundobjects" svg:width="9.369cm" svg:height="1.396cm" svg:x="12.22cm" svg:y="0cm" presentation:class="date-time">
          <draw:text-box>
            <text:p text:style-name="MP3"><text:span text:style-name="MT1"><presentation:date-time/></text:span></text:p>
          </draw:text-box>
        </draw:frame>
        <draw:frame presentation:style-name="Mpr25" draw:text-style-name="MP2" draw:layer="backgroundobjects" svg:width="9.369cm" svg:height="1.396cm" svg:x="0cm" svg:y="26.543cm" presentation:class="footer">
          <draw:text-box>
            <text:p text:style-name="MP1"><text:span text:style-name="MT1"><presentation:footer/></text:span></text:p>
          </draw:text-box>
        </draw:frame>
        <draw:frame presentation:style-name="Mpr2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aster1-Layout5-twoTxTwoObj-Comparison" style:page-layout-name="PM1" draw:style-name="Mdp6">
      <draw:frame draw:name="Picture 2" draw:style-name="Mgr3" draw:text-style-name="MP5" draw:layer="Master1-bg" svg:width="33.867cm" svg:height="19.05cm" svg:x="0cm" svg:y="0cm">
        <draw:image xlink:href="Pictures/100002010000078000000438B6937974ACD639E9.png" xlink:type="simple" xlink:show="embed" xlink:actuate="onLoad" loext:mime-type="image/png">
          <text:p/>
        </draw:image>
        <svg:desc>\\DROBO-FS\QuickDrops\JB\PPTX NG\Droplets\LightingOverlay.png</svg:desc>
      </draw:frame>
      <draw:frame draw:name="Picture 14" draw:style-name="Mgr4" draw:text-style-name="MP5" draw:layer="backgroundobjects" svg:width="33.867cm" svg:height="19.05cm" svg:x="0cm" svg:y="0cm">
        <draw:image xlink:href="Pictures/100002010000078000000438F72F91816B500932.png" xlink:type="simple" xlink:show="embed" xlink:actuate="onLoad" loext:mime-type="image/png">
          <text:p/>
        </draw:image>
        <svg:desc>Droplets-HD-Content-R1d.png</svg:desc>
      </draw:frame>
      <draw:frame draw:name="Title 1" presentation:style-name="Mpr26" draw:text-style-name="MP7" draw:layer="backgroundobjects" svg:width="28.79cm" svg:height="4.434cm" svg:x="2.538cm" svg:y="1.718cm" presentation:class="title">
        <draw:text-box>
          <text:p text:style-name="MP6"><text:span text:style-name="MT2">Click to edit Master title style</text:span></text:p>
        </draw:text-box>
      </draw:frame>
      <draw:frame draw:name="Text Placeholder 2" presentation:style-name="Mpr27" draw:text-style-name="MP7" draw:layer="backgroundobjects" svg:width="13.537cm" svg:height="1.889cm" svg:x="3.184cm" svg:y="6.586cm" presentation:class="outline">
        <draw:text-box>
          <text:list text:style-name="ML2">
            <text:list-item>
              <text:p text:style-name="MP15"><text:span text:style-name="MT12">Edit Master text styles</text:span></text:p>
            </text:list-item>
          </text:list>
        </draw:text-box>
      </draw:frame>
      <draw:frame draw:name="Content Placeholder 3" presentation:style-name="Mpr28" draw:text-style-name="MP7" draw:layer="backgroundobjects" svg:width="14.183cm" svg:height="7.612cm" svg:x="2.538cm" svg:y="8.475cm" presentation:class="title">
        <draw:text-box>
          <text:list text:style-name="ML4">
            <text:list-item>
              <text:p text:style-name="MP8"><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Text Placeholder 4" presentation:style-name="Mpr27" draw:text-style-name="MP7" draw:layer="backgroundobjects" svg:width="13.561cm" svg:height="1.889cm" svg:x="17.768cm" svg:y="6.586cm" presentation:class="outline">
        <draw:text-box>
          <text:list text:style-name="ML5">
            <text:list-item>
              <text:p text:style-name="MP15"><text:span text:style-name="MT12">Edit Master text styles</text:span></text:p>
            </text:list-item>
          </text:list>
        </draw:text-box>
      </draw:frame>
      <draw:frame draw:name="Content Placeholder 5" presentation:style-name="Mpr28" draw:text-style-name="MP7" draw:layer="backgroundobjects" svg:width="14.182cm" svg:height="7.612cm" svg:x="17.145cm" svg:y="8.475cm" presentation:class="title">
        <draw:text-box>
          <text:list text:style-name="ML4">
            <text:list-item>
              <text:p text:style-name="MP8"><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6" presentation:style-name="Mpr29" draw:text-style-name="MP7" draw:layer="backgroundobjects" svg:width="7.62cm" svg:height="1.014cm" svg:x="21.33cm" svg:y="16.342cm" presentation:class="date-time">
        <draw:text-box>
          <text:p text:style-name="MP13"><text:span text:style-name="MT7"><text:date style:data-style-name="D1" text:date-value="2019-10-25">10/25/19</text:date></text:span></text:p>
        </draw:text-box>
      </draw:frame>
      <draw:frame draw:name="Footer Placeholder 7" presentation:style-name="Mpr29" draw:text-style-name="MP7" draw:layer="backgroundobjects" svg:width="18.536cm" svg:height="1.014cm" svg:x="2.538cm" svg:y="16.342cm" presentation:class="footer">
        <draw:text-box>
          <text:p/>
        </draw:text-box>
      </draw:frame>
      <draw:frame draw:name="Slide Number Placeholder 8" presentation:style-name="Mpr29" draw:text-style-name="MP7" draw:layer="backgroundobjects" svg:width="2.123cm" svg:height="1.014cm" svg:x="29.206cm" svg:y="16.342cm" presentation:class="page-number">
        <draw:text-box>
          <text:p text:style-name="MP13"><text:span text:style-name="MT7"><text:page-number>&lt;number&gt;</text:page-number></text:span></text:p>
        </draw:text-box>
      </draw:frame>
      <presentation:notes style:page-layout-name="PM0">
        <draw:page-thumbnail presentation:style-name="Master1-Layout5-twoTxTwoObj-Comparison-title" draw:layer="backgroundobjects" svg:width="0.001cm" svg:height="0.001cm" svg:x="0cm" svg:y="2.123cm" presentation:class="page"/>
        <draw:frame presentation:style-name="Master1-Layout5-twoTxTwoObj-Comparison-notes" draw:layer="backgroundobjects" svg:width="17.271cm" svg:height="12.572cm" svg:x="2.159cm" svg:y="13.271cm" presentation:class="notes" presentation:placeholder="true">
          <draw:text-box/>
        </draw:frame>
        <draw:frame presentation:style-name="Mpr30" draw:text-style-name="MP2" draw:layer="backgroundobjects" svg:width="9.369cm" svg:height="1.396cm" svg:x="0cm" svg:y="0cm" presentation:class="header">
          <draw:text-box>
            <text:p text:style-name="MP1"><text:span text:style-name="MT1"><presentation:header/></text:span></text:p>
          </draw:text-box>
        </draw:frame>
        <draw:frame presentation:style-name="Mpr30" draw:text-style-name="MP4" draw:layer="backgroundobjects" svg:width="9.369cm" svg:height="1.396cm" svg:x="12.22cm" svg:y="0cm" presentation:class="date-time">
          <draw:text-box>
            <text:p text:style-name="MP3"><text:span text:style-name="MT1"><presentation:date-time/></text:span></text:p>
          </draw:text-box>
        </draw:frame>
        <draw:frame presentation:style-name="Mpr31" draw:text-style-name="MP2" draw:layer="backgroundobjects" svg:width="9.369cm" svg:height="1.396cm" svg:x="0cm" svg:y="26.543cm" presentation:class="footer">
          <draw:text-box>
            <text:p text:style-name="MP1"><text:span text:style-name="MT1"><presentation:footer/></text:span></text:p>
          </draw:text-box>
        </draw:frame>
        <draw:frame presentation:style-name="Mpr3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aster1-Layout6-titleOnly-Title-Only" style:page-layout-name="PM1" draw:style-name="Mdp7">
      <draw:frame draw:name="Picture 2" draw:style-name="Mgr3" draw:text-style-name="MP5" draw:layer="Master1-bg" svg:width="33.867cm" svg:height="19.05cm" svg:x="0cm" svg:y="0cm">
        <draw:image xlink:href="Pictures/100002010000078000000438B6937974ACD639E9.png" xlink:type="simple" xlink:show="embed" xlink:actuate="onLoad" loext:mime-type="image/png">
          <text:p/>
        </draw:image>
        <svg:desc>\\DROBO-FS\QuickDrops\JB\PPTX NG\Droplets\LightingOverlay.png</svg:desc>
      </draw:frame>
      <draw:frame draw:name="Picture 7" draw:style-name="Mgr4" draw:text-style-name="MP5" draw:layer="backgroundobjects" svg:width="33.867cm" svg:height="19.05cm" svg:x="0cm" svg:y="0cm">
        <draw:image xlink:href="Pictures/100002010000078000000438F72F91816B500932.png" xlink:type="simple" xlink:show="embed" xlink:actuate="onLoad" loext:mime-type="image/png">
          <text:p/>
        </draw:image>
        <svg:desc>Droplets-HD-Content-R1d.png</svg:desc>
      </draw:frame>
      <draw:frame draw:name="Title 1" presentation:style-name="Mpr32" draw:text-style-name="MP7" draw:layer="backgroundobjects" svg:width="28.79cm" svg:height="4.434cm" svg:x="2.538cm" svg:y="1.718cm" presentation:class="title">
        <draw:text-box>
          <text:p text:style-name="MP6"><text:span text:style-name="MT2">Click to edit Master title style</text:span></text:p>
        </draw:text-box>
      </draw:frame>
      <draw:frame draw:name="Date Placeholder 2" presentation:style-name="Mpr33" draw:text-style-name="MP7" draw:layer="backgroundobjects" svg:width="7.62cm" svg:height="1.014cm" svg:x="21.33cm" svg:y="16.342cm" presentation:class="date-time">
        <draw:text-box>
          <text:p text:style-name="MP13"><text:span text:style-name="MT7"><text:date style:data-style-name="D1" text:date-value="2019-10-25">10/25/19</text:date></text:span></text:p>
        </draw:text-box>
      </draw:frame>
      <draw:frame draw:name="Footer Placeholder 3" presentation:style-name="Mpr33" draw:text-style-name="MP7" draw:layer="backgroundobjects" svg:width="18.536cm" svg:height="1.014cm" svg:x="2.538cm" svg:y="16.342cm" presentation:class="footer">
        <draw:text-box>
          <text:p/>
        </draw:text-box>
      </draw:frame>
      <draw:frame draw:name="Slide Number Placeholder 4" presentation:style-name="Mpr33" draw:text-style-name="MP7" draw:layer="backgroundobjects" svg:width="2.123cm" svg:height="1.014cm" svg:x="29.206cm" svg:y="16.342cm" presentation:class="page-number">
        <draw:text-box>
          <text:p text:style-name="MP13"><text:span text:style-name="MT7"><text:page-number>&lt;number&gt;</text:page-number></text:span></text:p>
        </draw:text-box>
      </draw:frame>
      <presentation:notes style:page-layout-name="PM0">
        <draw:page-thumbnail presentation:style-name="Master1-Layout6-titleOnly-Title-Only-title" draw:layer="backgroundobjects" svg:width="0.001cm" svg:height="0.001cm" svg:x="0cm" svg:y="2.123cm" presentation:class="page"/>
        <draw:frame presentation:style-name="Master1-Layout6-titleOnly-Title-Only-notes" draw:layer="backgroundobjects" svg:width="17.271cm" svg:height="12.572cm" svg:x="2.159cm" svg:y="13.271cm" presentation:class="notes" presentation:placeholder="true">
          <draw:text-box/>
        </draw:frame>
        <draw:frame presentation:style-name="Mpr34" draw:text-style-name="MP2" draw:layer="backgroundobjects" svg:width="9.369cm" svg:height="1.396cm" svg:x="0cm" svg:y="0cm" presentation:class="header">
          <draw:text-box>
            <text:p text:style-name="MP1"><text:span text:style-name="MT1"><presentation:header/></text:span></text:p>
          </draw:text-box>
        </draw:frame>
        <draw:frame presentation:style-name="Mpr34" draw:text-style-name="MP4" draw:layer="backgroundobjects" svg:width="9.369cm" svg:height="1.396cm" svg:x="12.22cm" svg:y="0cm" presentation:class="date-time">
          <draw:text-box>
            <text:p text:style-name="MP3"><text:span text:style-name="MT1"><presentation:date-time/></text:span></text:p>
          </draw:text-box>
        </draw:frame>
        <draw:frame presentation:style-name="Mpr35" draw:text-style-name="MP2" draw:layer="backgroundobjects" svg:width="9.369cm" svg:height="1.396cm" svg:x="0cm" svg:y="26.543cm" presentation:class="footer">
          <draw:text-box>
            <text:p text:style-name="MP1"><text:span text:style-name="MT1"><presentation:footer/></text:span></text:p>
          </draw:text-box>
        </draw:frame>
        <draw:frame presentation:style-name="Mpr3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aster1-Layout7-blank-Blank" style:page-layout-name="PM1" draw:style-name="Mdp8">
      <draw:frame draw:name="Picture 2" draw:style-name="Mgr3" draw:text-style-name="MP5" draw:layer="Master1-bg" svg:width="33.867cm" svg:height="19.05cm" svg:x="0cm" svg:y="0cm">
        <draw:image xlink:href="Pictures/100002010000078000000438B6937974ACD639E9.png" xlink:type="simple" xlink:show="embed" xlink:actuate="onLoad" loext:mime-type="image/png">
          <text:p/>
        </draw:image>
        <svg:desc>\\DROBO-FS\QuickDrops\JB\PPTX NG\Droplets\LightingOverlay.png</svg:desc>
      </draw:frame>
      <draw:frame draw:name="Picture 6" draw:style-name="Mgr4" draw:text-style-name="MP5" draw:layer="backgroundobjects" svg:width="33.867cm" svg:height="19.05cm" svg:x="0cm" svg:y="0cm">
        <draw:image xlink:href="Pictures/100002010000078000000438F72F91816B500932.png" xlink:type="simple" xlink:show="embed" xlink:actuate="onLoad" loext:mime-type="image/png">
          <text:p/>
        </draw:image>
        <svg:desc>Droplets-HD-Content-R1d.png</svg:desc>
      </draw:frame>
      <draw:frame draw:name="Date Placeholder 1" presentation:style-name="Mpr36" draw:text-style-name="MP7" draw:layer="backgroundobjects" svg:width="7.62cm" svg:height="1.014cm" svg:x="21.33cm" svg:y="16.342cm" presentation:class="date-time">
        <draw:text-box>
          <text:p text:style-name="MP13"><text:span text:style-name="MT7"><text:date style:data-style-name="D1" text:date-value="2019-10-25">10/25/19</text:date></text:span></text:p>
        </draw:text-box>
      </draw:frame>
      <draw:frame draw:name="Footer Placeholder 2" presentation:style-name="Mpr36" draw:text-style-name="MP7" draw:layer="backgroundobjects" svg:width="18.536cm" svg:height="1.014cm" svg:x="2.538cm" svg:y="16.342cm" presentation:class="footer">
        <draw:text-box>
          <text:p/>
        </draw:text-box>
      </draw:frame>
      <draw:frame draw:name="Slide Number Placeholder 3" presentation:style-name="Mpr36" draw:text-style-name="MP7" draw:layer="backgroundobjects" svg:width="2.123cm" svg:height="1.014cm" svg:x="29.206cm" svg:y="16.342cm" presentation:class="page-number">
        <draw:text-box>
          <text:p text:style-name="MP13"><text:span text:style-name="MT7"><text:page-number>&lt;number&gt;</text:page-number></text:span></text:p>
        </draw:text-box>
      </draw:frame>
      <draw:frame presentation:style-name="Master1-Layout7-blank-Blank-title" draw:layer="backgroundobjects" svg:width="30.479cm" svg:height="3.18cm" svg:x="1.693cm" svg:y="0.76cm" presentation:class="title" presentation:placeholder="true">
        <draw:text-box/>
      </draw:frame>
      <draw:frame presentation:style-name="Master1-Layout7-blank-Blank-outline1" draw:layer="backgroundobjects" svg:width="30.479cm" svg:height="11.048cm" svg:x="1.693cm" svg:y="4.457cm" presentation:class="outline" presentation:placeholder="true">
        <draw:text-box/>
      </draw:frame>
      <presentation:notes style:page-layout-name="PM0">
        <draw:page-thumbnail presentation:style-name="Master1-Layout7-blank-Blank-title" draw:layer="backgroundobjects" svg:width="0.001cm" svg:height="0.001cm" svg:x="0cm" svg:y="2.123cm" presentation:class="page"/>
        <draw:frame presentation:style-name="Master1-Layout7-blank-Blank-notes" draw:layer="backgroundobjects" svg:width="17.271cm" svg:height="12.572cm" svg:x="2.159cm" svg:y="13.271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aster1-Layout8-objTx-Content-with-Caption" style:page-layout-name="PM1" draw:style-name="Mdp9">
      <draw:frame draw:name="Picture 2" draw:style-name="Mgr3" draw:text-style-name="MP5" draw:layer="Master1-bg" svg:width="33.867cm" svg:height="19.05cm" svg:x="0cm" svg:y="0cm">
        <draw:image xlink:href="Pictures/100002010000078000000438B6937974ACD639E9.png" xlink:type="simple" xlink:show="embed" xlink:actuate="onLoad" loext:mime-type="image/png">
          <text:p/>
        </draw:image>
        <svg:desc>\\DROBO-FS\QuickDrops\JB\PPTX NG\Droplets\LightingOverlay.png</svg:desc>
      </draw:frame>
      <draw:frame draw:name="Picture 10" draw:style-name="Mgr4" draw:text-style-name="MP5" draw:layer="backgroundobjects" svg:width="33.867cm" svg:height="19.05cm" svg:x="0cm" svg:y="0cm">
        <draw:image xlink:href="Pictures/100002010000078000000438F72F91816B500932.png" xlink:type="simple" xlink:show="embed" xlink:actuate="onLoad" loext:mime-type="image/png">
          <text:p/>
        </draw:image>
        <svg:desc>Droplets-HD-Content-R1d.png</svg:desc>
      </draw:frame>
      <draw:frame draw:name="Title 1" presentation:style-name="Mpr39" draw:text-style-name="MP7" draw:layer="backgroundobjects" svg:width="10.932cm" svg:height="5.62cm" svg:x="2.538cm" svg:y="1.693cm" presentation:class="title">
        <draw:text-box>
          <text:p text:style-name="MP6"><text:span text:style-name="MT13">Click to edit Master title style</text:span></text:p>
        </draw:text-box>
      </draw:frame>
      <draw:frame draw:name="Content Placeholder 2" presentation:style-name="Mpr40" draw:text-style-name="MP7" draw:layer="backgroundobjects" svg:width="17.223cm" svg:height="14.393cm" svg:x="14.106cm" svg:y="1.693cm" presentation:class="title">
        <draw:text-box>
          <text:list text:style-name="ML4">
            <text:list-item>
              <text:p text:style-name="MP8"><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Text Placeholder 3" presentation:style-name="Mpr41" draw:text-style-name="MP7" draw:layer="backgroundobjects" svg:width="10.932cm" svg:height="8.773cm" svg:x="2.538cm" svg:y="7.313cm" presentation:class="outline">
        <draw:text-box>
          <text:list text:style-name="ML2">
            <text:list-item>
              <text:p text:style-name="MP14"><text:span text:style-name="MT5">Edit Master text styles</text:span></text:p>
            </text:list-item>
          </text:list>
        </draw:text-box>
      </draw:frame>
      <draw:frame draw:name="Date Placeholder 4" presentation:style-name="Mpr42" draw:text-style-name="MP7" draw:layer="backgroundobjects" svg:width="7.62cm" svg:height="1.014cm" svg:x="21.33cm" svg:y="16.342cm" presentation:class="date-time">
        <draw:text-box>
          <text:p text:style-name="MP13"><text:span text:style-name="MT7"><text:date style:data-style-name="D1" text:date-value="2019-10-25">10/25/19</text:date></text:span></text:p>
        </draw:text-box>
      </draw:frame>
      <draw:frame draw:name="Footer Placeholder 5" presentation:style-name="Mpr42" draw:text-style-name="MP7" draw:layer="backgroundobjects" svg:width="18.536cm" svg:height="1.014cm" svg:x="2.538cm" svg:y="16.342cm" presentation:class="footer">
        <draw:text-box>
          <text:p/>
        </draw:text-box>
      </draw:frame>
      <draw:frame draw:name="Slide Number Placeholder 6" presentation:style-name="Mpr42" draw:text-style-name="MP7" draw:layer="backgroundobjects" svg:width="2.123cm" svg:height="1.014cm" svg:x="29.206cm" svg:y="16.342cm" presentation:class="page-number">
        <draw:text-box>
          <text:p text:style-name="MP13"><text:span text:style-name="MT7"><text:page-number>&lt;number&gt;</text:page-number></text:span></text:p>
        </draw:text-box>
      </draw:frame>
      <presentation:notes style:page-layout-name="PM0">
        <draw:page-thumbnail presentation:style-name="Master1-Layout8-objTx-Content-with-Caption-title" draw:layer="backgroundobjects" svg:width="0.001cm" svg:height="0.001cm" svg:x="0cm" svg:y="2.123cm" presentation:class="page"/>
        <draw:frame presentation:style-name="Master1-Layout8-objTx-Content-with-Caption-notes" draw:layer="backgroundobjects" svg:width="17.271cm" svg:height="12.572cm" svg:x="2.159cm" svg:y="13.271cm" presentation:class="notes" presentation:placeholder="true">
          <draw:text-box/>
        </draw:frame>
        <draw:frame presentation:style-name="Mpr43" draw:text-style-name="MP2" draw:layer="backgroundobjects" svg:width="9.369cm" svg:height="1.396cm" svg:x="0cm" svg:y="0cm" presentation:class="header">
          <draw:text-box>
            <text:p text:style-name="MP1"><text:span text:style-name="MT1"><presentation:header/></text:span></text:p>
          </draw:text-box>
        </draw:frame>
        <draw:frame presentation:style-name="Mpr43" draw:text-style-name="MP4" draw:layer="backgroundobjects" svg:width="9.369cm" svg:height="1.396cm" svg:x="12.22cm" svg:y="0cm" presentation:class="date-time">
          <draw:text-box>
            <text:p text:style-name="MP3"><text:span text:style-name="MT1"><presentation:date-time/></text:span></text:p>
          </draw:text-box>
        </draw:frame>
        <draw:frame presentation:style-name="Mpr44" draw:text-style-name="MP2" draw:layer="backgroundobjects" svg:width="9.369cm" svg:height="1.396cm" svg:x="0cm" svg:y="26.543cm" presentation:class="footer">
          <draw:text-box>
            <text:p text:style-name="MP1"><text:span text:style-name="MT1"><presentation:footer/></text:span></text:p>
          </draw:text-box>
        </draw:frame>
        <draw:frame presentation:style-name="Mpr4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aster1-Layout9-picTx-Picture-with-Caption" style:page-layout-name="PM1" draw:style-name="Mdp10">
      <draw:frame draw:name="Picture 2" draw:style-name="Mgr3" draw:text-style-name="MP5" draw:layer="Master1-bg" svg:width="33.867cm" svg:height="19.05cm" svg:x="0cm" svg:y="0cm">
        <draw:image xlink:href="Pictures/100002010000078000000438B6937974ACD639E9.png" xlink:type="simple" xlink:show="embed" xlink:actuate="onLoad" loext:mime-type="image/png">
          <text:p/>
        </draw:image>
        <svg:desc>\\DROBO-FS\QuickDrops\JB\PPTX NG\Droplets\LightingOverlay.png</svg:desc>
      </draw:frame>
      <draw:frame draw:name="Picture 9" draw:style-name="Mgr4" draw:text-style-name="MP5" draw:layer="backgroundobjects" svg:width="33.867cm" svg:height="19.05cm" svg:x="0cm" svg:y="0cm">
        <draw:image xlink:href="Pictures/100002010000078000000438F72F91816B500932.png" xlink:type="simple" xlink:show="embed" xlink:actuate="onLoad" loext:mime-type="image/png">
          <text:p/>
        </draw:image>
        <svg:desc>Droplets-HD-Content-R1d.png</svg:desc>
      </draw:frame>
      <draw:frame draw:name="Title 1" presentation:style-name="Mpr45" draw:text-style-name="MP7" draw:layer="backgroundobjects" svg:width="16.486cm" svg:height="5.62cm" svg:x="2.538cm" svg:y="1.693cm" presentation:class="title">
        <draw:text-box>
          <text:p text:style-name="MP6"><text:span text:style-name="MT13">Click to edit Master title style</text:span></text:p>
        </draw:text-box>
      </draw:frame>
      <draw:frame draw:name="Picture Placeholder 2" presentation:style-name="Mpr46" draw:text-style-name="MP7" draw:layer="backgroundobjects" svg:width="9.043cm" svg:height="14.393cm" svg:x="20.624cm" svg:y="1.693cm" presentation:class="title">
        <draw:text-box>
          <text:p text:style-name="MP16"><text:span text:style-name="MT13">Click icon to add picture</text:span></text:p>
        </draw:text-box>
      </draw:frame>
      <draw:frame draw:name="Text Placeholder 3" presentation:style-name="Mpr47" draw:text-style-name="MP7" draw:layer="backgroundobjects" svg:width="16.486cm" svg:height="8.773cm" svg:x="2.538cm" svg:y="7.313cm" presentation:class="outline">
        <draw:text-box>
          <text:list text:style-name="ML2">
            <text:list-item>
              <text:p text:style-name="MP14"><text:span text:style-name="MT5">Edit Master text styles</text:span></text:p>
            </text:list-item>
          </text:list>
        </draw:text-box>
      </draw:frame>
      <draw:frame draw:name="Date Placeholder 4" presentation:style-name="Mpr48" draw:text-style-name="MP7" draw:layer="backgroundobjects" svg:width="7.62cm" svg:height="1.014cm" svg:x="21.33cm" svg:y="16.342cm" presentation:class="date-time">
        <draw:text-box>
          <text:p text:style-name="MP13"><text:span text:style-name="MT7"><text:date style:data-style-name="D1" text:date-value="2019-10-25">10/25/19</text:date></text:span></text:p>
        </draw:text-box>
      </draw:frame>
      <draw:frame draw:name="Footer Placeholder 5" presentation:style-name="Mpr48" draw:text-style-name="MP7" draw:layer="backgroundobjects" svg:width="18.536cm" svg:height="1.014cm" svg:x="2.538cm" svg:y="16.342cm" presentation:class="footer">
        <draw:text-box>
          <text:p/>
        </draw:text-box>
      </draw:frame>
      <draw:frame draw:name="Slide Number Placeholder 6" presentation:style-name="Mpr48" draw:text-style-name="MP7" draw:layer="backgroundobjects" svg:width="2.123cm" svg:height="1.014cm" svg:x="29.206cm" svg:y="16.342cm" presentation:class="page-number">
        <draw:text-box>
          <text:p text:style-name="MP13"><text:span text:style-name="MT7"><text:page-number>&lt;number&gt;</text:page-number></text:span></text:p>
        </draw:text-box>
      </draw:frame>
      <presentation:notes style:page-layout-name="PM0">
        <draw:page-thumbnail presentation:style-name="Master1-Layout9-picTx-Picture-with-Caption-title" draw:layer="backgroundobjects" svg:width="0.001cm" svg:height="0.001cm" svg:x="0cm" svg:y="2.123cm" presentation:class="page"/>
        <draw:frame presentation:style-name="Master1-Layout9-picTx-Picture-with-Caption-notes" draw:layer="backgroundobjects" svg:width="17.271cm" svg:height="12.572cm" svg:x="2.159cm" svg:y="13.271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aster1-Layout10-cust-Panoramic-Picture-with-Caption" style:page-layout-name="PM1" draw:style-name="Mdp11">
      <draw:frame draw:name="Picture 2" draw:style-name="Mgr3" draw:text-style-name="MP5" draw:layer="Master1-bg" svg:width="33.867cm" svg:height="19.05cm" svg:x="0cm" svg:y="0cm">
        <draw:image xlink:href="Pictures/100002010000078000000438B6937974ACD639E9.png" xlink:type="simple" xlink:show="embed" xlink:actuate="onLoad" loext:mime-type="image/png">
          <text:p/>
        </draw:image>
        <svg:desc>\\DROBO-FS\QuickDrops\JB\PPTX NG\Droplets\LightingOverlay.png</svg:desc>
      </draw:frame>
      <draw:frame draw:name="Picture 9" draw:style-name="Mgr4" draw:text-style-name="MP5" draw:layer="backgroundobjects" svg:width="33.867cm" svg:height="19.05cm" svg:x="0cm" svg:y="0cm">
        <draw:image xlink:href="Pictures/100002010000078000000438F72F91816B500932.png" xlink:type="simple" xlink:show="embed" xlink:actuate="onLoad" loext:mime-type="image/png">
          <text:p/>
        </draw:image>
        <svg:desc>Droplets-HD-Content-R1d.png</svg:desc>
      </draw:frame>
      <draw:frame draw:name="Title 1" presentation:style-name="Mpr51" draw:text-style-name="MP7" draw:layer="backgroundobjects" svg:width="28.79cm" svg:height="2.254cm" svg:x="2.538cm" svg:y="11.915cm" presentation:class="title">
        <draw:text-box>
          <text:p text:style-name="MP6"><text:span text:style-name="MT13">Click to edit Master title style</text:span></text:p>
        </draw:text-box>
      </draw:frame>
      <draw:frame draw:name="Picture Placeholder 2" presentation:style-name="Mpr52" draw:text-style-name="MP7" draw:layer="backgroundobjects" svg:width="27.285cm" svg:height="8.928cm" svg:x="3.291cm" svg:y="1.94cm" presentation:class="title">
        <draw:text-box>
          <text:p text:style-name="MP14"><text:span text:style-name="MT13">Click icon to add picture</text:span></text:p>
        </draw:text-box>
      </draw:frame>
      <draw:frame draw:name="Text Placeholder 3" presentation:style-name="Mpr53" draw:text-style-name="MP7" draw:layer="backgroundobjects" svg:width="28.79cm" svg:height="1.896cm" svg:x="2.538cm" svg:y="14.191cm" presentation:class="outline">
        <draw:text-box>
          <text:list text:style-name="ML2">
            <text:list-item>
              <text:p text:style-name="MP14"><text:span text:style-name="MT5">Edit Master text styles</text:span></text:p>
            </text:list-item>
          </text:list>
        </draw:text-box>
      </draw:frame>
      <draw:frame draw:name="Date Placeholder 4" presentation:style-name="Mpr54" draw:text-style-name="MP7" draw:layer="backgroundobjects" svg:width="7.62cm" svg:height="1.014cm" svg:x="21.33cm" svg:y="16.342cm" presentation:class="date-time">
        <draw:text-box>
          <text:p text:style-name="MP13"><text:span text:style-name="MT7"><text:date style:data-style-name="D1" text:date-value="2019-10-25">10/25/19</text:date></text:span></text:p>
        </draw:text-box>
      </draw:frame>
      <draw:frame draw:name="Footer Placeholder 5" presentation:style-name="Mpr54" draw:text-style-name="MP7" draw:layer="backgroundobjects" svg:width="18.536cm" svg:height="1.014cm" svg:x="2.538cm" svg:y="16.342cm" presentation:class="footer">
        <draw:text-box>
          <text:p/>
        </draw:text-box>
      </draw:frame>
      <draw:frame draw:name="Slide Number Placeholder 6" presentation:style-name="Mpr54" draw:text-style-name="MP7" draw:layer="backgroundobjects" svg:width="2.123cm" svg:height="1.014cm" svg:x="29.206cm" svg:y="16.342cm" presentation:class="page-number">
        <draw:text-box>
          <text:p text:style-name="MP13"><text:span text:style-name="MT7"><text:page-number>&lt;number&gt;</text:page-number></text:span></text:p>
        </draw:text-box>
      </draw:frame>
      <presentation:notes style:page-layout-name="PM0">
        <draw:page-thumbnail presentation:style-name="Master1-Layout10-cust-Panoramic-Picture-with-Caption-title" draw:layer="backgroundobjects" svg:width="0.001cm" svg:height="0.001cm" svg:x="0cm" svg:y="2.123cm" presentation:class="page"/>
        <draw:frame presentation:style-name="Master1-Layout10-cust-Panoramic-Picture-with-Caption-notes" draw:layer="backgroundobjects" svg:width="17.271cm" svg:height="12.572cm" svg:x="2.159cm" svg:y="13.271cm" presentation:class="notes" presentation:placeholder="true">
          <draw:text-box/>
        </draw:frame>
        <draw:frame presentation:style-name="Mpr55" draw:text-style-name="MP2" draw:layer="backgroundobjects" svg:width="9.369cm" svg:height="1.396cm" svg:x="0cm" svg:y="0cm" presentation:class="header">
          <draw:text-box>
            <text:p text:style-name="MP1"><text:span text:style-name="MT1"><presentation:header/></text:span></text:p>
          </draw:text-box>
        </draw:frame>
        <draw:frame presentation:style-name="Mpr55" draw:text-style-name="MP4" draw:layer="backgroundobjects" svg:width="9.369cm" svg:height="1.396cm" svg:x="12.22cm" svg:y="0cm" presentation:class="date-time">
          <draw:text-box>
            <text:p text:style-name="MP3"><text:span text:style-name="MT1"><presentation:date-time/></text:span></text:p>
          </draw:text-box>
        </draw:frame>
        <draw:frame presentation:style-name="Mpr56" draw:text-style-name="MP2" draw:layer="backgroundobjects" svg:width="9.369cm" svg:height="1.396cm" svg:x="0cm" svg:y="26.543cm" presentation:class="footer">
          <draw:text-box>
            <text:p text:style-name="MP1"><text:span text:style-name="MT1"><presentation:footer/></text:span></text:p>
          </draw:text-box>
        </draw:frame>
        <draw:frame presentation:style-name="Mpr5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aster1-Layout11-cust-Title-and-Caption" style:page-layout-name="PM1" draw:style-name="Mdp12">
      <draw:frame draw:name="Picture 2" draw:style-name="Mgr3" draw:text-style-name="MP5" draw:layer="Master1-bg" svg:width="33.867cm" svg:height="19.05cm" svg:x="0cm" svg:y="0cm">
        <draw:image xlink:href="Pictures/100002010000078000000438B6937974ACD639E9.png" xlink:type="simple" xlink:show="embed" xlink:actuate="onLoad" loext:mime-type="image/png">
          <text:p/>
        </draw:image>
        <svg:desc>\\DROBO-FS\QuickDrops\JB\PPTX NG\Droplets\LightingOverlay.png</svg:desc>
      </draw:frame>
      <draw:frame draw:name="Picture 7" draw:style-name="Mgr4" draw:text-style-name="MP5" draw:layer="backgroundobjects" svg:width="33.867cm" svg:height="19.05cm" svg:x="0cm" svg:y="0cm">
        <draw:image xlink:href="Pictures/100002010000078000000438F72F91816B500932.png" xlink:type="simple" xlink:show="embed" xlink:actuate="onLoad" loext:mime-type="image/png">
          <text:p/>
        </draw:image>
        <svg:desc>Droplets-HD-Content-R1d.png</svg:desc>
      </draw:frame>
      <draw:frame draw:name="Title 1" presentation:style-name="Mpr57" draw:text-style-name="MP7" draw:layer="backgroundobjects" svg:width="28.79cm" svg:height="9.52cm" svg:x="2.538cm" svg:y="1.693cm" presentation:class="title">
        <draw:text-box>
          <text:p text:style-name="MP6"><text:span text:style-name="MT13">Click to edit Master title style</text:span></text:p>
        </draw:text-box>
      </draw:frame>
      <draw:frame draw:name="Text Placeholder 3" presentation:style-name="Mpr58" draw:text-style-name="MP7" draw:layer="backgroundobjects" svg:width="28.79cm" svg:height="4.407cm" svg:x="2.538cm" svg:y="11.68cm" presentation:class="outline">
        <draw:text-box>
          <text:list text:style-name="ML2">
            <text:list-item>
              <text:p text:style-name="MP14"><text:span text:style-name="MT5">Edit Master text styles</text:span></text:p>
            </text:list-item>
          </text:list>
        </draw:text-box>
      </draw:frame>
      <draw:frame draw:name="Date Placeholder 4" presentation:style-name="Mpr59" draw:text-style-name="MP7" draw:layer="backgroundobjects" svg:width="7.62cm" svg:height="1.014cm" svg:x="21.33cm" svg:y="16.342cm" presentation:class="date-time">
        <draw:text-box>
          <text:p text:style-name="MP13"><text:span text:style-name="MT7"><text:date style:data-style-name="D1" text:date-value="2019-10-25">10/25/19</text:date></text:span></text:p>
        </draw:text-box>
      </draw:frame>
      <draw:frame draw:name="Footer Placeholder 5" presentation:style-name="Mpr59" draw:text-style-name="MP7" draw:layer="backgroundobjects" svg:width="18.536cm" svg:height="1.014cm" svg:x="2.538cm" svg:y="16.342cm" presentation:class="footer">
        <draw:text-box>
          <text:p/>
        </draw:text-box>
      </draw:frame>
      <draw:frame draw:name="Slide Number Placeholder 6" presentation:style-name="Mpr59" draw:text-style-name="MP7" draw:layer="backgroundobjects" svg:width="2.123cm" svg:height="1.014cm" svg:x="29.206cm" svg:y="16.342cm" presentation:class="page-number">
        <draw:text-box>
          <text:p text:style-name="MP13"><text:span text:style-name="MT7"><text:page-number>&lt;number&gt;</text:page-number></text:span></text:p>
        </draw:text-box>
      </draw:frame>
      <presentation:notes style:page-layout-name="PM0">
        <draw:page-thumbnail presentation:style-name="Master1-Layout11-cust-Title-and-Caption-title" draw:layer="backgroundobjects" svg:width="0.001cm" svg:height="0.001cm" svg:x="0cm" svg:y="2.123cm" presentation:class="page"/>
        <draw:frame presentation:style-name="Master1-Layout11-cust-Title-and-Caption-notes" draw:layer="backgroundobjects" svg:width="17.271cm" svg:height="12.572cm" svg:x="2.159cm" svg:y="13.271cm" presentation:class="notes" presentation:placeholder="true">
          <draw:text-box/>
        </draw:frame>
        <draw:frame presentation:style-name="Mpr60" draw:text-style-name="MP2" draw:layer="backgroundobjects" svg:width="9.369cm" svg:height="1.396cm" svg:x="0cm" svg:y="0cm" presentation:class="header">
          <draw:text-box>
            <text:p text:style-name="MP1"><text:span text:style-name="MT1"><presentation:header/></text:span></text:p>
          </draw:text-box>
        </draw:frame>
        <draw:frame presentation:style-name="Mpr60" draw:text-style-name="MP4" draw:layer="backgroundobjects" svg:width="9.369cm" svg:height="1.396cm" svg:x="12.22cm" svg:y="0cm" presentation:class="date-time">
          <draw:text-box>
            <text:p text:style-name="MP3"><text:span text:style-name="MT1"><presentation:date-time/></text:span></text:p>
          </draw:text-box>
        </draw:frame>
        <draw:frame presentation:style-name="Mpr61" draw:text-style-name="MP2" draw:layer="backgroundobjects" svg:width="9.369cm" svg:height="1.396cm" svg:x="0cm" svg:y="26.543cm" presentation:class="footer">
          <draw:text-box>
            <text:p text:style-name="MP1"><text:span text:style-name="MT1"><presentation:footer/></text:span></text:p>
          </draw:text-box>
        </draw:frame>
        <draw:frame presentation:style-name="Mpr6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aster1-Layout12-cust-Quote-with-Caption" style:page-layout-name="PM1" draw:style-name="Mdp13">
      <draw:frame draw:name="Picture 2" draw:style-name="Mgr3" draw:text-style-name="MP5" draw:layer="Master1-bg" svg:width="33.867cm" svg:height="19.05cm" svg:x="0cm" svg:y="0cm">
        <draw:image xlink:href="Pictures/100002010000078000000438B6937974ACD639E9.png" xlink:type="simple" xlink:show="embed" xlink:actuate="onLoad" loext:mime-type="image/png">
          <text:p/>
        </draw:image>
        <svg:desc>\\DROBO-FS\QuickDrops\JB\PPTX NG\Droplets\LightingOverlay.png</svg:desc>
      </draw:frame>
      <draw:frame draw:name="Picture 10" draw:style-name="Mgr4" draw:text-style-name="MP5" draw:layer="backgroundobjects" svg:width="33.867cm" svg:height="19.05cm" svg:x="0cm" svg:y="0cm">
        <draw:image xlink:href="Pictures/100002010000078000000438F72F91816B500932.png" xlink:type="simple" xlink:show="embed" xlink:actuate="onLoad" loext:mime-type="image/png">
          <text:p/>
        </draw:image>
        <svg:desc>Droplets-HD-Content-R1d.png</svg:desc>
      </draw:frame>
      <draw:frame draw:name="Title 1" presentation:style-name="Mpr62" draw:text-style-name="MP7" draw:layer="backgroundobjects" svg:width="25.841cm" svg:height="8.314cm" svg:x="4.017cm" svg:y="1.693cm" presentation:class="title">
        <draw:text-box>
          <text:p text:style-name="MP6"><text:span text:style-name="MT13">Click to edit Master title style</text:span></text:p>
        </draw:text-box>
      </draw:frame>
      <draw:frame draw:name="Text Placeholder 3" presentation:style-name="Mpr63" draw:text-style-name="MP7" draw:layer="backgroundobjects" svg:width="24.312cm" svg:height="1.652cm" svg:x="4.78cm" svg:y="10.028cm" presentation:class="outline">
        <draw:text-box>
          <text:list text:style-name="ML2">
            <text:list-item>
              <text:p text:style-name="MP16"><text:span text:style-name="MT6">Edit Master text styles</text:span></text:p>
            </text:list-item>
          </text:list>
        </draw:text-box>
      </draw:frame>
      <draw:frame draw:name="Text Placeholder 3" presentation:style-name="Mpr64" draw:text-style-name="MP7" draw:layer="backgroundobjects" svg:width="28.79cm" svg:height="3.947cm" svg:x="2.538cm" svg:y="12.147cm" presentation:class="outline">
        <draw:text-box>
          <text:list text:style-name="ML5">
            <text:list-item>
              <text:p text:style-name="MP14"><text:span text:style-name="MT5">Edit Master text styles</text:span></text:p>
            </text:list-item>
          </text:list>
        </draw:text-box>
      </draw:frame>
      <draw:frame draw:name="Date Placeholder 4" presentation:style-name="Mpr65" draw:text-style-name="MP7" draw:layer="backgroundobjects" svg:width="7.62cm" svg:height="1.014cm" svg:x="21.33cm" svg:y="16.342cm" presentation:class="date-time">
        <draw:text-box>
          <text:p text:style-name="MP13"><text:span text:style-name="MT7"><text:date style:data-style-name="D1" text:date-value="2019-10-25">10/25/19</text:date></text:span></text:p>
        </draw:text-box>
      </draw:frame>
      <draw:frame draw:name="Footer Placeholder 5" presentation:style-name="Mpr65" draw:text-style-name="MP7" draw:layer="backgroundobjects" svg:width="18.536cm" svg:height="1.014cm" svg:x="2.538cm" svg:y="16.342cm" presentation:class="footer">
        <draw:text-box>
          <text:p/>
        </draw:text-box>
      </draw:frame>
      <draw:frame draw:name="Slide Number Placeholder 6" presentation:style-name="Mpr65" draw:text-style-name="MP7" draw:layer="backgroundobjects" svg:width="2.123cm" svg:height="1.014cm" svg:x="29.206cm" svg:y="16.342cm" presentation:class="page-number">
        <draw:text-box>
          <text:p text:style-name="MP13"><text:span text:style-name="MT7"><text:page-number>&lt;number&gt;</text:page-number></text:span></text:p>
        </draw:text-box>
      </draw:frame>
      <draw:frame draw:name="TextBox 12" draw:style-name="Mgr5" draw:text-style-name="MP7" draw:layer="backgroundobjects" svg:width="1.693cm" svg:height="1.624cm" svg:x="2.782cm" svg:y="2.095cm">
        <draw:text-box>
          <text:p text:style-name="MP17"><text:span text:style-name="MT14">“</text:span></text:p>
        </draw:text-box>
      </draw:frame>
      <draw:frame draw:name="TextBox 13" draw:style-name="Mgr5" draw:text-style-name="MP7" draw:layer="backgroundobjects" svg:width="1.693cm" svg:height="1.624cm" svg:x="29.327cm" svg:y="8.316cm">
        <draw:text-box>
          <text:p text:style-name="MP13"><text:span text:style-name="MT14">”</text:span></text:p>
        </draw:text-box>
      </draw:frame>
      <presentation:notes style:page-layout-name="PM0">
        <draw:page-thumbnail presentation:style-name="Master1-Layout12-cust-Quote-with-Caption-title" draw:layer="backgroundobjects" svg:width="0.001cm" svg:height="0.001cm" svg:x="0cm" svg:y="2.123cm" presentation:class="page"/>
        <draw:frame presentation:style-name="Master1-Layout12-cust-Quote-with-Caption-notes" draw:layer="backgroundobjects" svg:width="17.271cm" svg:height="12.572cm" svg:x="2.159cm" svg:y="13.271cm" presentation:class="notes" presentation:placeholder="true">
          <draw:text-box/>
        </draw:frame>
        <draw:frame presentation:style-name="Mpr66" draw:text-style-name="MP2" draw:layer="backgroundobjects" svg:width="9.369cm" svg:height="1.396cm" svg:x="0cm" svg:y="0cm" presentation:class="header">
          <draw:text-box>
            <text:p text:style-name="MP1"><text:span text:style-name="MT1"><presentation:header/></text:span></text:p>
          </draw:text-box>
        </draw:frame>
        <draw:frame presentation:style-name="Mpr66" draw:text-style-name="MP4" draw:layer="backgroundobjects" svg:width="9.369cm" svg:height="1.396cm" svg:x="12.22cm" svg:y="0cm" presentation:class="date-time">
          <draw:text-box>
            <text:p text:style-name="MP3"><text:span text:style-name="MT1"><presentation:date-time/></text:span></text:p>
          </draw:text-box>
        </draw:frame>
        <draw:frame presentation:style-name="Mpr67" draw:text-style-name="MP2" draw:layer="backgroundobjects" svg:width="9.369cm" svg:height="1.396cm" svg:x="0cm" svg:y="26.543cm" presentation:class="footer">
          <draw:text-box>
            <text:p text:style-name="MP1"><text:span text:style-name="MT1"><presentation:footer/></text:span></text:p>
          </draw:text-box>
        </draw:frame>
        <draw:frame presentation:style-name="Mpr6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aster1-Layout13-cust-Name-Card" style:page-layout-name="PM1" draw:style-name="Mdp14">
      <draw:frame draw:name="Picture 2" draw:style-name="Mgr3" draw:text-style-name="MP5" draw:layer="Master1-bg" svg:width="33.867cm" svg:height="19.05cm" svg:x="0cm" svg:y="0cm">
        <draw:image xlink:href="Pictures/100002010000078000000438B6937974ACD639E9.png" xlink:type="simple" xlink:show="embed" xlink:actuate="onLoad" loext:mime-type="image/png">
          <text:p/>
        </draw:image>
        <svg:desc>\\DROBO-FS\QuickDrops\JB\PPTX NG\Droplets\LightingOverlay.png</svg:desc>
      </draw:frame>
      <draw:frame draw:name="Picture 7" draw:style-name="Mgr4" draw:text-style-name="MP5" draw:layer="backgroundobjects" svg:width="33.867cm" svg:height="19.05cm" svg:x="0cm" svg:y="0cm">
        <draw:image xlink:href="Pictures/100002010000078000000438F72F91816B500932.png" xlink:type="simple" xlink:show="embed" xlink:actuate="onLoad" loext:mime-type="image/png">
          <text:p/>
        </draw:image>
        <svg:desc>Droplets-HD-Content-R1d.png</svg:desc>
      </draw:frame>
      <draw:frame draw:name="Title 1" presentation:style-name="Mpr68" draw:text-style-name="MP7" draw:layer="backgroundobjects" svg:width="28.79cm" svg:height="6.977cm" svg:x="2.538cm" svg:y="5.941cm" presentation:class="title">
        <draw:text-box>
          <text:p text:style-name="MP6"><text:span text:style-name="MT13">Click to edit Master title style</text:span></text:p>
        </draw:text-box>
      </draw:frame>
      <draw:frame draw:name="Text Placeholder 3" presentation:style-name="Mpr69" draw:text-style-name="MP7" draw:layer="backgroundobjects" svg:width="28.79cm" svg:height="3.168cm" svg:x="2.538cm" svg:y="12.951cm" presentation:class="outline">
        <draw:text-box>
          <text:list text:style-name="ML2">
            <text:list-item>
              <text:p text:style-name="MP14"><text:span text:style-name="MT5">Edit Master text styles</text:span></text:p>
            </text:list-item>
          </text:list>
        </draw:text-box>
      </draw:frame>
      <draw:frame draw:name="Date Placeholder 4" presentation:style-name="Mpr70" draw:text-style-name="MP7" draw:layer="backgroundobjects" svg:width="7.62cm" svg:height="1.014cm" svg:x="21.33cm" svg:y="16.342cm" presentation:class="date-time">
        <draw:text-box>
          <text:p text:style-name="MP13"><text:span text:style-name="MT7"><text:date style:data-style-name="D1" text:date-value="2019-10-25">10/25/19</text:date></text:span></text:p>
        </draw:text-box>
      </draw:frame>
      <draw:frame draw:name="Footer Placeholder 5" presentation:style-name="Mpr70" draw:text-style-name="MP7" draw:layer="backgroundobjects" svg:width="18.536cm" svg:height="1.014cm" svg:x="2.538cm" svg:y="16.342cm" presentation:class="footer">
        <draw:text-box>
          <text:p/>
        </draw:text-box>
      </draw:frame>
      <draw:frame draw:name="Slide Number Placeholder 6" presentation:style-name="Mpr70" draw:text-style-name="MP7" draw:layer="backgroundobjects" svg:width="2.123cm" svg:height="1.014cm" svg:x="29.206cm" svg:y="16.342cm" presentation:class="page-number">
        <draw:text-box>
          <text:p text:style-name="MP13"><text:span text:style-name="MT7"><text:page-number>&lt;number&gt;</text:page-number></text:span></text:p>
        </draw:text-box>
      </draw:frame>
      <presentation:notes style:page-layout-name="PM0">
        <draw:page-thumbnail presentation:style-name="Master1-Layout13-cust-Name-Card-title" draw:layer="backgroundobjects" svg:width="0.001cm" svg:height="0.001cm" svg:x="0cm" svg:y="2.123cm" presentation:class="page"/>
        <draw:frame presentation:style-name="Master1-Layout13-cust-Name-Card-notes" draw:layer="backgroundobjects" svg:width="17.271cm" svg:height="12.572cm" svg:x="2.159cm" svg:y="13.271cm" presentation:class="notes" presentation:placeholder="true">
          <draw:text-box/>
        </draw:frame>
        <draw:frame presentation:style-name="Mpr71" draw:text-style-name="MP2" draw:layer="backgroundobjects" svg:width="9.369cm" svg:height="1.396cm" svg:x="0cm" svg:y="0cm" presentation:class="header">
          <draw:text-box>
            <text:p text:style-name="MP1"><text:span text:style-name="MT1"><presentation:header/></text:span></text:p>
          </draw:text-box>
        </draw:frame>
        <draw:frame presentation:style-name="Mpr71" draw:text-style-name="MP4" draw:layer="backgroundobjects" svg:width="9.369cm" svg:height="1.396cm" svg:x="12.22cm" svg:y="0cm" presentation:class="date-time">
          <draw:text-box>
            <text:p text:style-name="MP3"><text:span text:style-name="MT1"><presentation:date-time/></text:span></text:p>
          </draw:text-box>
        </draw:frame>
        <draw:frame presentation:style-name="Mpr72" draw:text-style-name="MP2" draw:layer="backgroundobjects" svg:width="9.369cm" svg:height="1.396cm" svg:x="0cm" svg:y="26.543cm" presentation:class="footer">
          <draw:text-box>
            <text:p text:style-name="MP1"><text:span text:style-name="MT1"><presentation:footer/></text:span></text:p>
          </draw:text-box>
        </draw:frame>
        <draw:frame presentation:style-name="Mpr7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aster1-Layout14-cust-3-Column" style:page-layout-name="PM1" draw:style-name="Mdp15">
      <draw:frame draw:name="Picture 2" draw:style-name="Mgr3" draw:text-style-name="MP5" draw:layer="Master1-bg" svg:width="33.867cm" svg:height="19.05cm" svg:x="0cm" svg:y="0cm">
        <draw:image xlink:href="Pictures/100002010000078000000438B6937974ACD639E9.png" xlink:type="simple" xlink:show="embed" xlink:actuate="onLoad" loext:mime-type="image/png">
          <text:p/>
        </draw:image>
        <svg:desc>\\DROBO-FS\QuickDrops\JB\PPTX NG\Droplets\LightingOverlay.png</svg:desc>
      </draw:frame>
      <draw:frame draw:name="Picture 12" draw:style-name="Mgr4" draw:text-style-name="MP5" draw:layer="backgroundobjects" svg:width="33.867cm" svg:height="19.05cm" svg:x="0cm" svg:y="0cm">
        <draw:image xlink:href="Pictures/100002010000078000000438F72F91816B500932.png" xlink:type="simple" xlink:show="embed" xlink:actuate="onLoad" loext:mime-type="image/png">
          <text:p/>
        </draw:image>
        <svg:desc>Droplets-HD-Content-R1d.png</svg:desc>
      </draw:frame>
      <draw:frame draw:name="Title 1" presentation:style-name="Mpr73" draw:text-style-name="MP7" draw:layer="backgroundobjects" svg:width="28.79cm" svg:height="4.459cm" svg:x="2.538cm" svg:y="1.693cm" presentation:class="title">
        <draw:text-box>
          <text:p text:style-name="MP6"><text:span text:style-name="MT2">Click to edit Master title style</text:span></text:p>
        </draw:text-box>
      </draw:frame>
      <draw:frame draw:name="Text Placeholder 2" presentation:style-name="Mpr74" draw:text-style-name="MP7" draw:layer="backgroundobjects" svg:width="9.164cm" svg:height="1.601cm" svg:x="2.538cm" svg:y="6.575cm" presentation:class="outline">
        <draw:text-box>
          <text:list text:style-name="ML2">
            <text:list-item>
              <text:p text:style-name="MP18"><text:span text:style-name="MT15">Edit Master text styles</text:span></text:p>
            </text:list-item>
          </text:list>
        </draw:text-box>
      </draw:frame>
      <draw:frame draw:name="Text Placeholder 3" presentation:style-name="Mpr75" draw:text-style-name="MP7" draw:layer="backgroundobjects" svg:width="9.164cm" svg:height="7.911cm" svg:x="2.538cm" svg:y="8.176cm" presentation:class="outline">
        <draw:text-box>
          <text:list text:style-name="ML5">
            <text:list-item>
              <text:p text:style-name="MP14"><text:span text:style-name="MT6">Edit Master text styles</text:span></text:p>
            </text:list-item>
          </text:list>
        </draw:text-box>
      </draw:frame>
      <draw:frame draw:name="Text Placeholder 4" presentation:style-name="Mpr74" draw:text-style-name="MP7" draw:layer="backgroundobjects" svg:width="9.143cm" svg:height="1.601cm" svg:x="12.368cm" svg:y="6.575cm" presentation:class="outline">
        <draw:text-box>
          <text:list text:style-name="ML5">
            <text:list-item>
              <text:p text:style-name="MP18"><text:span text:style-name="MT15">Edit Master text styles</text:span></text:p>
            </text:list-item>
          </text:list>
        </draw:text-box>
      </draw:frame>
      <draw:frame draw:name="Text Placeholder 3" presentation:style-name="Mpr75" draw:text-style-name="MP7" draw:layer="backgroundobjects" svg:width="9.176cm" svg:height="7.911cm" svg:x="12.337cm" svg:y="8.176cm" presentation:class="outline">
        <draw:text-box>
          <text:list text:style-name="ML5">
            <text:list-item>
              <text:p text:style-name="MP14"><text:span text:style-name="MT6">Edit Master text styles</text:span></text:p>
            </text:list-item>
          </text:list>
        </draw:text-box>
      </draw:frame>
      <draw:frame draw:name="Text Placeholder 4" presentation:style-name="Mpr74" draw:text-style-name="MP7" draw:layer="backgroundobjects" svg:width="9.18cm" svg:height="1.601cm" svg:x="22.148cm" svg:y="6.575cm" presentation:class="outline">
        <draw:text-box>
          <text:list text:style-name="ML5">
            <text:list-item>
              <text:p text:style-name="MP18"><text:span text:style-name="MT15">Edit Master text styles</text:span></text:p>
            </text:list-item>
          </text:list>
        </draw:text-box>
      </draw:frame>
      <draw:frame draw:name="Text Placeholder 3" presentation:style-name="Mpr75" draw:text-style-name="MP7" draw:layer="backgroundobjects" svg:width="9.18cm" svg:height="7.911cm" svg:x="22.148cm" svg:y="8.176cm" presentation:class="outline">
        <draw:text-box>
          <text:list text:style-name="ML5">
            <text:list-item>
              <text:p text:style-name="MP14"><text:span text:style-name="MT6">Edit Master text styles</text:span></text:p>
            </text:list-item>
          </text:list>
        </draw:text-box>
      </draw:frame>
      <draw:frame draw:name="Date Placeholder 2" presentation:style-name="Mpr76" draw:text-style-name="MP7" draw:layer="backgroundobjects" svg:width="7.62cm" svg:height="1.014cm" svg:x="21.33cm" svg:y="16.342cm" presentation:class="date-time">
        <draw:text-box>
          <text:p text:style-name="MP13"><text:span text:style-name="MT7"><text:date style:data-style-name="D1" text:date-value="2019-10-25">10/25/19</text:date></text:span></text:p>
        </draw:text-box>
      </draw:frame>
      <draw:frame draw:name="Footer Placeholder 3" presentation:style-name="Mpr76" draw:text-style-name="MP7" draw:layer="backgroundobjects" svg:width="18.536cm" svg:height="1.014cm" svg:x="2.538cm" svg:y="16.342cm" presentation:class="footer">
        <draw:text-box>
          <text:p/>
        </draw:text-box>
      </draw:frame>
      <draw:frame draw:name="Slide Number Placeholder 4" presentation:style-name="Mpr76" draw:text-style-name="MP7" draw:layer="backgroundobjects" svg:width="2.123cm" svg:height="1.014cm" svg:x="29.206cm" svg:y="16.342cm" presentation:class="page-number">
        <draw:text-box>
          <text:p text:style-name="MP13"><text:span text:style-name="MT7"><text:page-number>&lt;number&gt;</text:page-number></text:span></text:p>
        </draw:text-box>
      </draw:frame>
      <presentation:notes style:page-layout-name="PM0">
        <draw:page-thumbnail presentation:style-name="Master1-Layout14-cust-3-Column-title" draw:layer="backgroundobjects" svg:width="0.001cm" svg:height="0.001cm" svg:x="0cm" svg:y="2.123cm" presentation:class="page"/>
        <draw:frame presentation:style-name="Master1-Layout14-cust-3-Column-notes" draw:layer="backgroundobjects" svg:width="17.271cm" svg:height="12.572cm" svg:x="2.159cm" svg:y="13.271cm" presentation:class="notes" presentation:placeholder="true">
          <draw:text-box/>
        </draw:frame>
        <draw:frame presentation:style-name="Mpr77" draw:text-style-name="MP2" draw:layer="backgroundobjects" svg:width="9.369cm" svg:height="1.396cm" svg:x="0cm" svg:y="0cm" presentation:class="header">
          <draw:text-box>
            <text:p text:style-name="MP1"><text:span text:style-name="MT1"><presentation:header/></text:span></text:p>
          </draw:text-box>
        </draw:frame>
        <draw:frame presentation:style-name="Mpr77" draw:text-style-name="MP4" draw:layer="backgroundobjects" svg:width="9.369cm" svg:height="1.396cm" svg:x="12.22cm" svg:y="0cm" presentation:class="date-time">
          <draw:text-box>
            <text:p text:style-name="MP3"><text:span text:style-name="MT1"><presentation:date-time/></text:span></text:p>
          </draw:text-box>
        </draw:frame>
        <draw:frame presentation:style-name="Mpr78" draw:text-style-name="MP2" draw:layer="backgroundobjects" svg:width="9.369cm" svg:height="1.396cm" svg:x="0cm" svg:y="26.543cm" presentation:class="footer">
          <draw:text-box>
            <text:p text:style-name="MP1"><text:span text:style-name="MT1"><presentation:footer/></text:span></text:p>
          </draw:text-box>
        </draw:frame>
        <draw:frame presentation:style-name="Mpr7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aster1-Layout15-cust-3-Picture-Column" style:page-layout-name="PM1" draw:style-name="Mdp16">
      <draw:frame draw:name="Picture 2" draw:style-name="Mgr3" draw:text-style-name="MP5" draw:layer="Master1-bg" svg:width="33.867cm" svg:height="19.05cm" svg:x="0cm" svg:y="0cm">
        <draw:image xlink:href="Pictures/100002010000078000000438B6937974ACD639E9.png" xlink:type="simple" xlink:show="embed" xlink:actuate="onLoad" loext:mime-type="image/png">
          <text:p/>
        </draw:image>
        <svg:desc>\\DROBO-FS\QuickDrops\JB\PPTX NG\Droplets\LightingOverlay.png</svg:desc>
      </draw:frame>
      <draw:frame draw:name="Picture 15" draw:style-name="Mgr4" draw:text-style-name="MP5" draw:layer="backgroundobjects" svg:width="33.867cm" svg:height="19.05cm" svg:x="0cm" svg:y="0cm">
        <draw:image xlink:href="Pictures/100002010000078000000438F72F91816B500932.png" xlink:type="simple" xlink:show="embed" xlink:actuate="onLoad" loext:mime-type="image/png">
          <text:p/>
        </draw:image>
        <svg:desc>Droplets-HD-Content-R1d.png</svg:desc>
      </draw:frame>
      <draw:frame draw:name="Title 1" presentation:style-name="Mpr79" draw:text-style-name="MP7" draw:layer="backgroundobjects" svg:width="28.79cm" svg:height="4.455cm" svg:x="2.538cm" svg:y="1.697cm" presentation:class="title">
        <draw:text-box>
          <text:p text:style-name="MP6"><text:span text:style-name="MT2">Click to edit Master title style</text:span></text:p>
        </draw:text-box>
      </draw:frame>
      <draw:frame draw:name="Text Placeholder 2" presentation:style-name="Mpr80" draw:text-style-name="MP7" draw:layer="backgroundobjects" svg:width="9.157cm" svg:height="1.601cm" svg:x="2.538cm" svg:y="11.68cm" presentation:class="outline">
        <draw:text-box>
          <text:list text:style-name="ML2">
            <text:list-item>
              <text:p text:style-name="MP18"><text:span text:style-name="MT16">Edit Master text styles</text:span></text:p>
            </text:list-item>
          </text:list>
        </draw:text-box>
      </draw:frame>
      <draw:frame draw:name="Picture Placeholder 2" presentation:style-name="Mpr81" draw:text-style-name="MP7" draw:layer="backgroundobjects" svg:width="9.157cm" svg:height="4.233cm" svg:x="2.538cm" svg:y="6.575cm" presentation:class="title">
        <draw:text-box>
          <text:p text:style-name="MP14"><text:span text:style-name="MT5">Click icon to add picture</text:span></text:p>
        </draw:text-box>
      </draw:frame>
      <draw:frame draw:name="Text Placeholder 3" presentation:style-name="Mpr82" draw:text-style-name="MP7" draw:layer="backgroundobjects" svg:width="9.157cm" svg:height="2.806cm" svg:x="2.538cm" svg:y="13.281cm" presentation:class="outline">
        <draw:text-box>
          <text:list text:style-name="ML5">
            <text:list-item>
              <text:p text:style-name="MP14"><text:span text:style-name="MT6">Edit Master text styles</text:span></text:p>
            </text:list-item>
          </text:list>
        </draw:text-box>
      </draw:frame>
      <draw:frame draw:name="Text Placeholder 4" presentation:style-name="Mpr80" draw:text-style-name="MP7" draw:layer="backgroundobjects" svg:width="9.172cm" svg:height="1.601cm" svg:x="12.341cm" svg:y="11.68cm" presentation:class="outline">
        <draw:text-box>
          <text:list text:style-name="ML5">
            <text:list-item>
              <text:p text:style-name="MP18"><text:span text:style-name="MT16">Edit Master text styles</text:span></text:p>
            </text:list-item>
          </text:list>
        </draw:text-box>
      </draw:frame>
      <draw:frame draw:name="Picture Placeholder 2" presentation:style-name="Mpr81" draw:text-style-name="MP7" draw:layer="backgroundobjects" svg:width="9.176cm" svg:height="4.233cm" svg:x="12.337cm" svg:y="6.575cm" presentation:class="title">
        <draw:text-box>
          <text:p text:style-name="MP14"><text:span text:style-name="MT5">Click icon to add picture</text:span></text:p>
        </draw:text-box>
      </draw:frame>
      <draw:frame draw:name="Text Placeholder 3" presentation:style-name="Mpr82" draw:text-style-name="MP7" draw:layer="backgroundobjects" svg:width="9.176cm" svg:height="2.806cm" svg:x="12.337cm" svg:y="13.281cm" presentation:class="outline">
        <draw:text-box>
          <text:list text:style-name="ML5">
            <text:list-item>
              <text:p text:style-name="MP14"><text:span text:style-name="MT6">Edit Master text styles</text:span></text:p>
            </text:list-item>
          </text:list>
        </draw:text-box>
      </draw:frame>
      <draw:frame draw:name="Text Placeholder 4" presentation:style-name="Mpr80" draw:text-style-name="MP7" draw:layer="backgroundobjects" svg:width="9.169cm" svg:height="1.601cm" svg:x="22.148cm" svg:y="11.68cm" presentation:class="outline">
        <draw:text-box>
          <text:list text:style-name="ML5">
            <text:list-item>
              <text:p text:style-name="MP18"><text:span text:style-name="MT16">Edit Master text styles</text:span></text:p>
            </text:list-item>
          </text:list>
        </draw:text-box>
      </draw:frame>
      <draw:frame draw:name="Picture Placeholder 2" presentation:style-name="Mpr81" draw:text-style-name="MP7" draw:layer="backgroundobjects" svg:width="9.18cm" svg:height="4.233cm" svg:x="22.148cm" svg:y="6.575cm" presentation:class="title">
        <draw:text-box>
          <text:p text:style-name="MP14"><text:span text:style-name="MT5">Click icon to add picture</text:span></text:p>
        </draw:text-box>
      </draw:frame>
      <draw:frame draw:name="Text Placeholder 3" presentation:style-name="Mpr82" draw:text-style-name="MP7" draw:layer="backgroundobjects" svg:width="9.181cm" svg:height="2.806cm" svg:x="22.148cm" svg:y="13.281cm" presentation:class="outline">
        <draw:text-box>
          <text:list text:style-name="ML5">
            <text:list-item>
              <text:p text:style-name="MP14"><text:span text:style-name="MT6">Edit Master text styles</text:span></text:p>
            </text:list-item>
          </text:list>
        </draw:text-box>
      </draw:frame>
      <draw:frame draw:name="Date Placeholder 2" presentation:style-name="Mpr83" draw:text-style-name="MP7" draw:layer="backgroundobjects" svg:width="7.62cm" svg:height="1.014cm" svg:x="21.33cm" svg:y="16.342cm" presentation:class="date-time">
        <draw:text-box>
          <text:p text:style-name="MP13"><text:span text:style-name="MT7"><text:date style:data-style-name="D1" text:date-value="2019-10-25">10/25/19</text:date></text:span></text:p>
        </draw:text-box>
      </draw:frame>
      <draw:frame draw:name="Footer Placeholder 3" presentation:style-name="Mpr83" draw:text-style-name="MP7" draw:layer="backgroundobjects" svg:width="18.536cm" svg:height="1.014cm" svg:x="2.538cm" svg:y="16.342cm" presentation:class="footer">
        <draw:text-box>
          <text:p/>
        </draw:text-box>
      </draw:frame>
      <draw:frame draw:name="Slide Number Placeholder 4" presentation:style-name="Mpr83" draw:text-style-name="MP7" draw:layer="backgroundobjects" svg:width="2.123cm" svg:height="1.014cm" svg:x="29.206cm" svg:y="16.342cm" presentation:class="page-number">
        <draw:text-box>
          <text:p text:style-name="MP13"><text:span text:style-name="MT7"><text:page-number>&lt;number&gt;</text:page-number></text:span></text:p>
        </draw:text-box>
      </draw:frame>
      <presentation:notes style:page-layout-name="PM0">
        <draw:page-thumbnail presentation:style-name="Master1-Layout15-cust-3-Picture-Column-title" draw:layer="backgroundobjects" svg:width="0.001cm" svg:height="0.001cm" svg:x="0cm" svg:y="2.123cm" presentation:class="page"/>
        <draw:frame presentation:style-name="Master1-Layout15-cust-3-Picture-Column-notes" draw:layer="backgroundobjects" svg:width="17.271cm" svg:height="12.572cm" svg:x="2.159cm" svg:y="13.271cm" presentation:class="notes" presentation:placeholder="true">
          <draw:text-box/>
        </draw:frame>
        <draw:frame presentation:style-name="Mpr84" draw:text-style-name="MP2" draw:layer="backgroundobjects" svg:width="9.369cm" svg:height="1.396cm" svg:x="0cm" svg:y="0cm" presentation:class="header">
          <draw:text-box>
            <text:p text:style-name="MP1"><text:span text:style-name="MT1"><presentation:header/></text:span></text:p>
          </draw:text-box>
        </draw:frame>
        <draw:frame presentation:style-name="Mpr84" draw:text-style-name="MP4" draw:layer="backgroundobjects" svg:width="9.369cm" svg:height="1.396cm" svg:x="12.22cm" svg:y="0cm" presentation:class="date-time">
          <draw:text-box>
            <text:p text:style-name="MP3"><text:span text:style-name="MT1"><presentation:date-time/></text:span></text:p>
          </draw:text-box>
        </draw:frame>
        <draw:frame presentation:style-name="Mpr85" draw:text-style-name="MP2" draw:layer="backgroundobjects" svg:width="9.369cm" svg:height="1.396cm" svg:x="0cm" svg:y="26.543cm" presentation:class="footer">
          <draw:text-box>
            <text:p text:style-name="MP1"><text:span text:style-name="MT1"><presentation:footer/></text:span></text:p>
          </draw:text-box>
        </draw:frame>
        <draw:frame presentation:style-name="Mpr8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aster1-Layout16-vertTx-Title-and-Vertical-Text" style:page-layout-name="PM1" draw:style-name="Mdp17">
      <draw:frame draw:name="Picture 2" draw:style-name="Mgr3" draw:text-style-name="MP5" draw:layer="Master1-bg" svg:width="33.867cm" svg:height="19.05cm" svg:x="0cm" svg:y="0cm">
        <draw:image xlink:href="Pictures/100002010000078000000438B6937974ACD639E9.png" xlink:type="simple" xlink:show="embed" xlink:actuate="onLoad" loext:mime-type="image/png">
          <text:p/>
        </draw:image>
        <svg:desc>\\DROBO-FS\QuickDrops\JB\PPTX NG\Droplets\LightingOverlay.png</svg:desc>
      </draw:frame>
      <draw:frame draw:name="Picture 7" draw:style-name="Mgr4" draw:text-style-name="MP5" draw:layer="backgroundobjects" svg:width="33.867cm" svg:height="19.05cm" svg:x="0cm" svg:y="0cm">
        <draw:image xlink:href="Pictures/100002010000078000000438F72F91816B500932.png" xlink:type="simple" xlink:show="embed" xlink:actuate="onLoad" loext:mime-type="image/png">
          <text:p/>
        </draw:image>
        <svg:desc>Droplets-HD-Content-R1d.png</svg:desc>
      </draw:frame>
      <draw:frame draw:name="Title 1" presentation:style-name="Mpr86" draw:text-style-name="MP7" draw:layer="backgroundobjects" svg:width="28.79cm" svg:height="4.434cm" svg:x="2.538cm" svg:y="1.718cm" presentation:class="title">
        <draw:text-box>
          <text:p text:style-name="MP6"><text:span text:style-name="MT2">Click to edit Master title style</text:span></text:p>
        </draw:text-box>
      </draw:frame>
      <draw:frame draw:name="Vertical Text Placeholder 2" presentation:style-name="Mpr87" draw:text-style-name="MP19" draw:layer="backgroundobjects" svg:width="28.79cm" svg:height="9.511cm" svg:x="2.538cm" svg:y="6.575cm" presentation:class="outline">
        <draw:text-box>
          <text:list text:style-name="ML2">
            <text:list-item>
              <text:p text:style-name="MP8"><text:span text:style-name="MT3">Edit Master text styles</text:span></text:p>
              <text:list>
                <text:list-item>
                  <text:p text:style-name="MP9"><text:span text:style-name="MT4">Second level</text:span></text:p>
                  <text:list>
                    <text:list-item>
                      <text:p text:style-name="MP10"><text:span text:style-name="MT5">Third level</text:span></text:p>
                      <text:list>
                        <text:list-item>
                          <text:p text:style-name="MP11"><text:span text:style-name="MT6">Fourth level</text:span></text:p>
                          <text:list>
                            <text:list-item>
                              <text:p text:style-name="MP12"><text:span text:style-name="MT6">Fifth level</text:span></text:p>
                            </text:list-item>
                          </text:list>
                        </text:list-item>
                      </text:list>
                    </text:list-item>
                  </text:list>
                </text:list-item>
              </text:list>
            </text:list-item>
          </text:list>
        </draw:text-box>
      </draw:frame>
      <draw:frame draw:name="Date Placeholder 3" presentation:style-name="Mpr88" draw:text-style-name="MP7" draw:layer="backgroundobjects" svg:width="7.62cm" svg:height="1.014cm" svg:x="21.33cm" svg:y="16.342cm" presentation:class="date-time">
        <draw:text-box>
          <text:p text:style-name="MP13"><text:span text:style-name="MT7"><text:date style:data-style-name="D1" text:date-value="2019-10-25">10/25/19</text:date></text:span></text:p>
        </draw:text-box>
      </draw:frame>
      <draw:frame draw:name="Footer Placeholder 4" presentation:style-name="Mpr88" draw:text-style-name="MP7" draw:layer="backgroundobjects" svg:width="18.536cm" svg:height="1.014cm" svg:x="2.538cm" svg:y="16.342cm" presentation:class="footer">
        <draw:text-box>
          <text:p/>
        </draw:text-box>
      </draw:frame>
      <draw:frame draw:name="Slide Number Placeholder 5" presentation:style-name="Mpr88" draw:text-style-name="MP7" draw:layer="backgroundobjects" svg:width="2.123cm" svg:height="1.014cm" svg:x="29.206cm" svg:y="16.342cm" presentation:class="page-number">
        <draw:text-box>
          <text:p text:style-name="MP13"><text:span text:style-name="MT7"><text:page-number>&lt;number&gt;</text:page-number></text:span></text:p>
        </draw:text-box>
      </draw:frame>
      <presentation:notes style:page-layout-name="PM0">
        <draw:page-thumbnail presentation:style-name="Master1-Layout16-vertTx-Title-and-Vertical-Text-title" draw:layer="backgroundobjects" svg:width="0.001cm" svg:height="0.001cm" svg:x="0cm" svg:y="2.123cm" presentation:class="page"/>
        <draw:frame presentation:style-name="Master1-Layout16-vertTx-Title-and-Vertical-Text-notes" draw:layer="backgroundobjects" svg:width="17.271cm" svg:height="12.572cm" svg:x="2.159cm" svg:y="13.271cm" presentation:class="notes" presentation:placeholder="true">
          <draw:text-box/>
        </draw:frame>
        <draw:frame presentation:style-name="Mpr89" draw:text-style-name="MP2" draw:layer="backgroundobjects" svg:width="9.369cm" svg:height="1.396cm" svg:x="0cm" svg:y="0cm" presentation:class="header">
          <draw:text-box>
            <text:p text:style-name="MP1"><text:span text:style-name="MT1"><presentation:header/></text:span></text:p>
          </draw:text-box>
        </draw:frame>
        <draw:frame presentation:style-name="Mpr89" draw:text-style-name="MP4" draw:layer="backgroundobjects" svg:width="9.369cm" svg:height="1.396cm" svg:x="12.22cm" svg:y="0cm" presentation:class="date-time">
          <draw:text-box>
            <text:p text:style-name="MP3"><text:span text:style-name="MT1"><presentation:date-time/></text:span></text:p>
          </draw:text-box>
        </draw:frame>
        <draw:frame presentation:style-name="Mpr90" draw:text-style-name="MP2" draw:layer="backgroundobjects" svg:width="9.369cm" svg:height="1.396cm" svg:x="0cm" svg:y="26.543cm" presentation:class="footer">
          <draw:text-box>
            <text:p text:style-name="MP1"><text:span text:style-name="MT1"><presentation:footer/></text:span></text:p>
          </draw:text-box>
        </draw:frame>
        <draw:frame presentation:style-name="Mpr9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aster1-Layout17-vertTitleAndTx-Vertical-Title-and-Text" style:page-layout-name="PM1" draw:style-name="Mdp18">
      <draw:frame draw:name="Picture 2" draw:style-name="Mgr3" draw:text-style-name="MP5" draw:layer="Master1-bg" svg:width="33.867cm" svg:height="19.05cm" svg:x="0cm" svg:y="0cm">
        <draw:image xlink:href="Pictures/100002010000078000000438B6937974ACD639E9.png" xlink:type="simple" xlink:show="embed" xlink:actuate="onLoad" loext:mime-type="image/png">
          <text:p/>
        </draw:image>
        <svg:desc>\\DROBO-FS\QuickDrops\JB\PPTX NG\Droplets\LightingOverlay.png</svg:desc>
      </draw:frame>
      <draw:frame draw:name="Picture 8" draw:style-name="Mgr4" draw:text-style-name="MP5" draw:layer="backgroundobjects" svg:width="33.867cm" svg:height="19.05cm" svg:x="0cm" svg:y="0cm">
        <draw:image xlink:href="Pictures/100002010000078000000438F72F91816B500932.png" xlink:type="simple" xlink:show="embed" xlink:actuate="onLoad" loext:mime-type="image/png">
          <text:p/>
        </draw:image>
        <svg:desc>Droplets-HD-Content-R1d.png</svg:desc>
      </draw:frame>
      <draw:frame draw:name="Vertical Title 1" presentation:style-name="Mpr91" draw:text-style-name="MP19" draw:layer="backgroundobjects" svg:width="7.093cm" svg:height="14.393cm" svg:x="24.236cm" svg:y="1.693cm" presentation:class="title">
        <draw:text-box>
          <text:p text:style-name="MP20"><text:span text:style-name="MT2">Click to edit Master title style</text:span></text:p>
        </draw:text-box>
      </draw:frame>
      <draw:frame draw:name="Vertical Text Placeholder 2" presentation:style-name="Mpr92" draw:text-style-name="MP19" draw:layer="backgroundobjects" svg:width="21.274cm" svg:height="14.393cm" svg:x="2.538cm" svg:y="1.693cm" presentation:class="outline">
        <draw:text-box>
          <text:list text:style-name="ML2">
            <text:list-item>
              <text:p text:style-name="MP8"><text:span text:style-name="MT3">Edit Master text styles</text:span></text:p>
              <text:list>
                <text:list-item>
                  <text:p text:style-name="MP9"><text:span text:style-name="MT4">Second level</text:span></text:p>
                  <text:list>
                    <text:list-item>
                      <text:p text:style-name="MP10"><text:span text:style-name="MT5">Third level</text:span></text:p>
                      <text:list>
                        <text:list-item>
                          <text:p text:style-name="MP11"><text:span text:style-name="MT6">Fourth level</text:span></text:p>
                          <text:list>
                            <text:list-item>
                              <text:p text:style-name="MP12"><text:span text:style-name="MT6">Fifth level</text:span></text:p>
                            </text:list-item>
                          </text:list>
                        </text:list-item>
                      </text:list>
                    </text:list-item>
                  </text:list>
                </text:list-item>
              </text:list>
            </text:list-item>
          </text:list>
        </draw:text-box>
      </draw:frame>
      <draw:frame draw:name="Date Placeholder 3" presentation:style-name="Mpr93" draw:text-style-name="MP7" draw:layer="backgroundobjects" svg:width="7.62cm" svg:height="1.014cm" svg:x="21.33cm" svg:y="16.342cm" presentation:class="date-time">
        <draw:text-box>
          <text:p text:style-name="MP13"><text:span text:style-name="MT7"><text:date style:data-style-name="D1" text:date-value="2019-10-25">10/25/19</text:date></text:span></text:p>
        </draw:text-box>
      </draw:frame>
      <draw:frame draw:name="Footer Placeholder 4" presentation:style-name="Mpr93" draw:text-style-name="MP7" draw:layer="backgroundobjects" svg:width="18.536cm" svg:height="1.014cm" svg:x="2.538cm" svg:y="16.342cm" presentation:class="footer">
        <draw:text-box>
          <text:p/>
        </draw:text-box>
      </draw:frame>
      <draw:frame draw:name="Slide Number Placeholder 5" presentation:style-name="Mpr93" draw:text-style-name="MP7" draw:layer="backgroundobjects" svg:width="2.123cm" svg:height="1.014cm" svg:x="29.206cm" svg:y="16.342cm" presentation:class="page-number">
        <draw:text-box>
          <text:p text:style-name="MP13"><text:span text:style-name="MT7"><text:page-number>&lt;number&gt;</text:page-number></text:span></text:p>
        </draw:text-box>
      </draw:frame>
      <presentation:notes style:page-layout-name="PM0">
        <draw:page-thumbnail presentation:style-name="Master1-Layout17-vertTitleAndTx-Vertical-Title-and-Text-title" draw:layer="backgroundobjects" svg:width="0.001cm" svg:height="0.001cm" svg:x="0cm" svg:y="2.123cm" presentation:class="page"/>
        <draw:frame presentation:style-name="Master1-Layout17-vertTitleAndTx-Vertical-Title-and-Text-notes" draw:layer="backgroundobjects" svg:width="17.271cm" svg:height="12.572cm" svg:x="2.159cm" svg:y="13.271cm" presentation:class="notes" presentation:placeholder="true">
          <draw:text-box/>
        </draw:frame>
        <draw:frame presentation:style-name="Mpr94" draw:text-style-name="MP2" draw:layer="backgroundobjects" svg:width="9.369cm" svg:height="1.396cm" svg:x="0cm" svg:y="0cm" presentation:class="header">
          <draw:text-box>
            <text:p text:style-name="MP1"><text:span text:style-name="MT1"><presentation:header/></text:span></text:p>
          </draw:text-box>
        </draw:frame>
        <draw:frame presentation:style-name="Mpr94" draw:text-style-name="MP4" draw:layer="backgroundobjects" svg:width="9.369cm" svg:height="1.396cm" svg:x="12.22cm" svg:y="0cm" presentation:class="date-time">
          <draw:text-box>
            <text:p text:style-name="MP3"><text:span text:style-name="MT1"><presentation:date-time/></text:span></text:p>
          </draw:text-box>
        </draw:frame>
        <draw:frame presentation:style-name="Mpr95" draw:text-style-name="MP2" draw:layer="backgroundobjects" svg:width="9.369cm" svg:height="1.396cm" svg:x="0cm" svg:y="26.543cm" presentation:class="footer">
          <draw:text-box>
            <text:p text:style-name="MP1"><text:span text:style-name="MT1"><presentation:footer/></text:span></text:p>
          </draw:text-box>
        </draw:frame>
        <draw:frame presentation:style-name="Mpr9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7.1$Linux_X86_64 LibreOffice_project/20$Build-1</meta:generator>
    <dc:title>جنبش نرم افزار آزاد</dc:title>
    <meta:initial-creator>Mohsen Shabanian</meta:initial-creator>
    <meta:creation-date>2019-10-14T16:37:15Z</meta:creation-date>
    <dc:date>2019-10-25T10:39:49.538853079</dc:date>
    <meta:editing-cycles>9</meta:editing-cycles>
    <meta:editing-duration>PT3H43M36S</meta:editing-duration>
    <meta:document-statistic meta:object-count="314"/>
    <meta:template xlink:type="simple" xlink:actuate="onRequest" xlink:title="" xlink:href="./TM04033925%5B%5Bfn=Droplet%5D%5D"/>
  </office:meta>
</office:document-meta>
</file>